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FA000000E56311A7ED.jpg" manifest:media-type=""/>
  <manifest:file-entry manifest:full-path="Pictures/10000000000000200000003C622C8488.png" manifest:media-type="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UniversLTStd" svg:font-family="UniversLTStd, 'MS Mincho'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8.032cm" table:align="left" style:writing-mode="lr-tb"/>
    </style:style>
    <style:style style:name="Tabla1.A" style:family="table-column">
      <style:table-column-properties style:column-width="18.03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5e5e5" style:border-line-width="0.032cm 0.032cm 0.032cm" fo:padding-left="0.212cm" fo:padding-right="0.212cm" fo:padding-top="0cm" fo:padding-bottom="0cm" fo:border="2.7pt double #000000" style:writing-mode="lr-tb">
        <style:background-image/>
      </style:table-cell-properties>
    </style:style>
    <style:style style:name="Tabla2" style:family="table">
      <style:table-properties style:width="21.378cm" table:align="center" style:writing-mode="lr-tb"/>
    </style:style>
    <style:style style:name="Tabla2.A" style:family="table-column">
      <style:table-column-properties style:column-width="0.799cm"/>
    </style:style>
    <style:style style:name="Tabla2.B" style:family="table-column">
      <style:table-column-properties style:column-width="1.353cm"/>
    </style:style>
    <style:style style:name="Tabla2.C" style:family="table-column">
      <style:table-column-properties style:column-width="1.755cm"/>
    </style:style>
    <style:style style:name="Tabla2.D" style:family="table-column">
      <style:table-column-properties style:column-width="10.239cm"/>
    </style:style>
    <style:style style:name="Tabla2.E" style:family="table-column">
      <style:table-column-properties style:column-width="1.75cm"/>
    </style:style>
    <style:style style:name="Tabla2.F" style:family="table-column">
      <style:table-column-properties style:column-width="1.961cm"/>
    </style:style>
    <style:style style:name="Tabla2.G" style:family="table-column">
      <style:table-column-properties style:column-width="2.004cm"/>
    </style:style>
    <style:style style:name="Tabla2.H" style:family="table-column">
      <style:table-column-properties style:column-width="1.517cm"/>
    </style:style>
    <style:style style:name="Tabla2.1" style:family="table-row">
      <style:table-row-properties style:min-row-height="1.178cm" fo:keep-together="always"/>
    </style:style>
    <style:style style:name="Tabla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2.03cm" fo:keep-together="always"/>
    </style:style>
    <style:style style:name="Tabla2.3" style:family="table-row">
      <style:table-row-properties style:min-row-height="0.499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8" style:family="table-row">
      <style:table-row-properties style:min-row-height="0.6cm" fo:keep-together="auto"/>
    </style:style>
    <style:style style:name="Tabla2.A8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H8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Footer">
      <style:paragraph-properties fo:text-align="justify" style:justify-single-word="false">
        <style:tab-stops>
          <style:tab-stop style:position="1cm"/>
          <style:tab-stop style:position="9.001cm" style:type="center"/>
          <style:tab-stop style:position="16.002cm"/>
          <style:tab-stop style:position="17.253cm"/>
        </style:tab-stops>
      </style:paragraph-properties>
    </style:style>
    <style:style style:name="P4" style:family="paragraph" style:parent-style-name="Footer">
      <style:paragraph-properties style:snap-to-layout-grid="false">
        <style:tab-stops/>
      </style:paragraph-properties>
      <style:text-properties style:font-name="Arial1" style:font-name-complex="Arial1"/>
    </style:style>
    <style:style style:name="P5" style:family="paragraph" style:parent-style-name="Footer">
      <style:paragraph-properties style:snap-to-layout-grid="false">
        <style:tab-stops/>
      </style:paragraph-properties>
    </style:style>
    <style:style style:name="P6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P7" style:family="paragraph" style:parent-style-name="Footer">
      <style:paragraph-properties fo:margin-left="0cm" fo:margin-right="0.06cm" fo:text-indent="0cm" style:auto-text-indent="false" style:snap-to-layout-grid="false">
        <style:tab-stops>
          <style:tab-stop style:position="15cm" style:type="right"/>
        </style:tab-stops>
      </style:paragraph-properties>
      <style:text-properties style:font-name="Arial1" style:font-name-complex="Arial1"/>
    </style:style>
    <style:style style:name="P8" style:family="paragraph" style:parent-style-name="Footer">
      <style:paragraph-properties fo:margin-left="0cm" fo:margin-right="0.06cm" fo:text-align="end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P9" style:family="paragraph" style:parent-style-name="Header">
      <style:paragraph-properties fo:margin-top="0.635cm" fo:margin-bottom="0cm" style:contextual-spacing="false" style:snap-to-layout-grid="false"/>
      <style:text-properties style:font-name="Bookman Old Style" fo:font-size="9pt" fo:font-weight="bold" style:font-size-asian="9pt" style:font-weight-asian="bold" style:font-name-complex="Bookman Old Style" style:font-size-complex="9pt"/>
    </style:style>
    <style:style style:name="P10" style:family="paragraph" style:parent-style-name="Header">
      <style:paragraph-properties fo:margin-top="0.212cm" fo:margin-bottom="0cm" style:contextual-spacing="false"/>
      <style:text-properties style:font-name="Arial1" fo:font-size="6pt" fo:font-weight="bold" style:font-size-asian="6pt" style:font-weight-asian="bold" style:font-name-complex="Arial1" style:font-size-complex="6pt"/>
    </style:style>
    <style:style style:name="P11" style:family="paragraph" style:parent-style-name="Header">
      <style:text-properties style:font-name="Arial1" fo:font-size="6pt" fo:font-weight="bold" style:font-size-asian="6pt" style:font-weight-asian="bold" style:font-name-complex="Arial1" style:font-size-complex="6pt"/>
    </style:style>
    <style:style style:name="P1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1" style:font-name-complex="Arial1"/>
    </style:style>
    <style:style style:name="P13" style:family="paragraph" style:parent-style-name="Header">
      <style:paragraph-properties fo:text-align="center" style:justify-single-word="false"/>
      <style:text-properties fo:color="#333399" fo:font-size="14pt" fo:font-weight="bold" style:font-size-asian="14pt" style:font-weight-asian="bold"/>
    </style:style>
    <style:style style:name="P14" style:family="paragraph" style:parent-style-name="Header">
      <style:paragraph-properties fo:text-align="center" style:justify-single-word="false" style:snap-to-layout-grid="false"/>
      <style:text-properties fo:color="#333399" fo:font-size="14pt" fo:font-weight="bold" style:font-size-asian="14pt" style:font-weight-asian="bold"/>
    </style:style>
    <style:style style:name="P15" style:family="paragraph" style:parent-style-name="Header">
      <style:paragraph-properties fo:text-align="center" style:justify-single-word="false">
        <style:tab-stops/>
      </style:paragraph-properties>
      <style:text-properties fo:color="#333399" fo:font-size="14pt" fo:font-weight="bold" style:font-size-asian="14pt" style:font-weight-asian="bold"/>
    </style:style>
    <style:style style:name="P16" style:family="paragraph" style:parent-style-name="Footer">
      <style:paragraph-properties fo:margin-left="0cm" fo:margin-right="0.058cm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text-outline="true" style:font-name="Arial1" fo:font-size="24pt" fo:letter-spacing="-0.011cm" fo:language="es" fo:country="ES" fo:font-weight="bold" style:font-size-asian="24pt" style:font-weight-asian="bold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text-outline="true" style:font-name="Arial1" fo:font-size="20pt" fo:letter-spacing="-0.011cm" fo:language="es" fo:country="ES" fo:font-weight="bold" style:font-size-asian="20pt" style:font-weight-asian="bold" style:font-size-complex="20pt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>
        <style:tab-stops>
          <style:tab-stop style:position="7.96cm" style:type="center"/>
          <style:tab-stop style:position="8.954cm" style:type="center"/>
        </style:tab-stops>
      </style:paragraph-properties>
      <style:text-properties style:font-name="Arial1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orphans="2" fo:widows="2" style:snap-to-layout-grid="false"/>
      <style:text-properties style:font-name="Arial1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1" fo:letter-spacing="-0.005cm" fo:language="es" fo:country="ES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1" fo:letter-spacing="-0.005cm" fo:language="es" fo:country="ES" fo:hyphenate="fals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/>
      <style:text-properties style:font-name="Arial1" fo:letter-spacing="-0.005cm" fo:language="es" fo:country="ES" style:font-name-complex="Arial1"/>
    </style:style>
    <style:style style:name="P25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503cm"/>
          <style:tab-stop style:position="1.27cm"/>
        </style:tab-stops>
      </style:paragraph-properties>
      <style:text-properties style:font-name="Arial1" fo:letter-spacing="-0.005cm" fo:language="es" fo:country="ES" style:font-name-complex="Arial1"/>
    </style:style>
    <style:style style:name="P26" style:family="paragraph" style:parent-style-name="Standard">
      <style:paragraph-properties fo:text-align="justify" style:justify-single-word="false"/>
      <style:text-properties style:font-name="Arial1" fo:letter-spacing="-0.005cm" fo:language="es" fo:country="ES" style:font-name-complex="Arial1" style:font-size-complex="11pt"/>
    </style:style>
    <style:style style:name="P27" style:family="paragraph" style:parent-style-name="Standard">
      <style:paragraph-properties fo:text-align="center" style:justify-single-word="false" fo:orphans="2" fo:widows="2" style:snap-to-layout-grid="false"/>
      <style:text-properties style:font-name="Arial1" fo:letter-spacing="-0.005cm" fo:language="es" fo:country="ES" style:font-name-complex="Arial1"/>
    </style:style>
    <style:style style:name="P28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288cm"/>
          <style:tab-stop style:position="0.503cm"/>
          <style:tab-stop style:position="0.875cm"/>
          <style:tab-stop style:position="1.27cm"/>
          <style:tab-stop style:position="1.379cm"/>
          <style:tab-stop style:position="2.54cm"/>
          <style:tab-stop style:position="3.013cm"/>
          <style:tab-stop style:position="3.062cm"/>
          <style:tab-stop style:position="3.351cm"/>
          <style:tab-stop style:position="3.81cm"/>
          <style:tab-stop style:position="5.08cm"/>
          <style:tab-stop style:position="5.592cm"/>
          <style:tab-stop style:position="6.35cm"/>
        </style:tab-stops>
      </style:paragraph-properties>
      <style:text-properties style:font-name="Arial1" fo:letter-spacing="-0.005cm" fo:language="es" fo:country="ES" fo:font-weight="bold" style:font-weight-asian="bold" style:font-name-complex="Arial1"/>
    </style:style>
    <style:style style:name="P29" style:family="paragraph" style:parent-style-name="Standard">
      <style:paragraph-properties fo:text-align="center" style:justify-single-word="false" fo:orphans="2" fo:widows="2" style:snap-to-layout-grid="false"/>
      <style:text-properties style:font-name="Arial1" fo:letter-spacing="-0.005cm" fo:language="es" fo:country="ES" fo:font-weight="bold" style:font-weight-asian="bold" style:font-name-complex="Arial1"/>
    </style:style>
    <style:style style:name="P30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1" fo:letter-spacing="-0.005cm" fo:language="es" fo:country="ES" fo:font-weight="bold" style:font-weight-asian="bold" style:font-name-complex="Arial1"/>
    </style:style>
    <style:style style:name="P3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1" fo:letter-spacing="-0.005cm" style:font-name-complex="Arial1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Arial1" fo:font-size="28pt" style:font-size-asian="28pt" style:font-size-complex="28pt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>
        <style:tab-stops>
          <style:tab-stop style:position="7.96cm" style:type="center"/>
        </style:tab-stops>
      </style:paragraph-properties>
      <style:text-properties style:font-name="Arial1" fo:font-size="24pt" fo:font-weight="bold" style:font-size-asian="24pt" style:font-weight-asian="bold" style:font-name-complex="Arial Black" style:font-size-complex="24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font-name="Arial1" fo:font-size="24pt" fo:letter-spacing="-0.011cm" fo:language="es" fo:country="ES" fo:font-weight="bold" style:font-size-asian="24pt" style:font-weight-asian="bold" style:font-size-complex="24pt" fo:hyphenate="false" fo:hyphenation-remain-char-count="2" fo:hyphenation-push-char-count="2"/>
    </style:style>
    <style:style style:name="P35" style:family="paragraph" style:parent-style-name="Standard">
      <style:text-properties style:font-name="Arial1" fo:font-size="24pt" fo:letter-spacing="-0.005cm" fo:language="es" fo:country="ES" fo:font-style="italic" fo:font-weight="bold" style:font-size-asian="24pt" style:font-style-asian="italic" style:font-weight-asian="bold" style:font-size-complex="24pt"/>
    </style:style>
    <style:style style:name="P36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1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1"/>
    </style:style>
    <style:style style:name="P38" style:family="paragraph" style:parent-style-name="Standard">
      <style:paragraph-properties fo:text-align="center" style:justify-single-word="false" fo:orphans="2" fo:widows="2" style:snap-to-layout-grid="false"/>
      <style:text-properties style:font-name="Arial1"/>
    </style:style>
    <style:style style:name="P39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1" fo:font-size="16pt" fo:letter-spacing="-0.005cm" fo:language="es" fo:country="ES" style:font-size-asian="16pt" style:font-size-complex="16pt" fo:hyphenate="false" fo:hyphenation-remain-char-count="2" fo:hyphenation-push-char-count="2"/>
    </style:style>
    <style:style style:name="P40" style:family="paragraph" style:parent-style-name="Standard">
      <style:paragraph-properties fo:text-align="end" style:justify-single-word="false" fo:hyphenation-ladder-count="no-limit">
        <style:tab-stops>
          <style:tab-stop style:position="7.96cm" style:type="center"/>
        </style:tab-stops>
      </style:paragraph-properties>
      <style:text-properties style:font-name="Arial1" fo:font-size="20pt" fo:font-weight="bold" style:font-size-asian="20pt" style:font-weight-asian="bold" style:font-size-complex="20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503cm"/>
          <style:tab-stop style:position="1.27cm"/>
        </style:tab-stops>
      </style:paragraph-properties>
      <style:text-properties style:font-name="Arial1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288cm"/>
          <style:tab-stop style:position="0.503cm"/>
          <style:tab-stop style:position="0.875cm"/>
          <style:tab-stop style:position="1.27cm"/>
          <style:tab-stop style:position="1.379cm"/>
          <style:tab-stop style:position="2.54cm"/>
          <style:tab-stop style:position="3.013cm"/>
          <style:tab-stop style:position="3.062cm"/>
          <style:tab-stop style:position="3.351cm"/>
          <style:tab-stop style:position="3.81cm"/>
          <style:tab-stop style:position="5.08cm"/>
          <style:tab-stop style:position="5.592cm"/>
          <style:tab-stop style:position="6.35cm"/>
        </style:tab-stops>
      </style:paragraph-properties>
      <style:text-properties style:font-name="Arial1" fo:font-size="12pt" fo:letter-spacing="-0.005cm" fo:language="es" fo:country="ES" style:font-size-asian="12pt" style:font-name-complex="Arial1" style:font-size-complex="12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</style:tab-stops>
      </style:paragraph-properties>
      <style:text-properties style:font-name="Arial1" fo:font-size="12pt" fo:letter-spacing="-0.005cm" fo:language="es" fo:country="ES" fo:font-weight="bold" style:font-size-asian="12pt" style:font-weight-asian="bold" style:font-name-complex="Arial1" style:font-size-complex="12pt"/>
    </style:style>
    <style:style style:name="P44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4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1" style:font-name-complex="Arial1"/>
    </style:style>
    <style:style style:name="P46" style:family="paragraph" style:parent-style-name="Standard">
      <style:paragraph-properties fo:text-align="center" style:justify-single-word="false" fo:orphans="2" fo:widows="2" style:snap-to-layout-grid="false"/>
      <style:text-properties style:font-name="Arial1" style:font-name-complex="Arial1"/>
    </style:style>
    <style:style style:name="P47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1" style:font-name-complex="Arial1"/>
    </style:style>
    <style:style style:name="P48" style:family="paragraph" style:parent-style-name="Standard">
      <style:paragraph-properties fo:text-align="justify" style:justify-single-word="false" fo:orphans="2" fo:widows="2" style:snap-to-layout-grid="false"/>
      <style:text-properties style:font-name="Arial1" style:font-name-complex="Arial1"/>
    </style:style>
    <style:style style:name="P49" style:family="paragraph" style:parent-style-name="Standard">
      <style:paragraph-properties fo:orphans="2" fo:widows="2" style:text-autospace="none" style:snap-to-layout-grid="false"/>
      <style:text-properties style:font-name="Arial1" style:font-name-complex="Arial1"/>
    </style:style>
    <style:style style:name="P50" style:family="paragraph" style:parent-style-name="Standard">
      <style:paragraph-properties fo:text-align="justify" style:justify-single-word="false"/>
      <style:text-properties style:font-name="Arial1" fo:language="es" fo:country="ES" style:font-name-complex="Arial1"/>
    </style:style>
    <style:style style:name="P5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1" fo:language="es" fo:country="ES"/>
    </style:style>
    <style:style style:name="P5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1" fo:font-size="11pt" fo:language="es" fo:country="ES" style:font-size-asian="11pt" style:font-name-complex="Arial1"/>
    </style:style>
    <style:style style:name="P53" style:family="paragraph" style:parent-style-name="Standard">
      <style:paragraph-properties fo:text-align="justify" style:justify-single-word="false" fo:orphans="2" fo:widows="2" style:text-autospace="none"/>
      <style:text-properties style:font-name="Arial1" style:font-name-asian="UniversLTStd" style:font-name-complex="UniversLTStd"/>
    </style:style>
    <style:style style:name="P54" style:family="paragraph" style:parent-style-name="Standard">
      <style:paragraph-properties fo:text-align="center" style:justify-single-word="false" fo:orphans="2" fo:widows="2" style:text-autospace="none"/>
      <style:text-properties style:font-name="Arial1" fo:font-weight="bold" style:font-weight-asian="bold" style:font-name-complex="Arial1" style:font-weight-complex="bold"/>
    </style:style>
    <style:style style:name="P55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1" fo:font-weight="bold" style:font-weight-asian="bold" style:font-name-complex="Arial1" style:font-weight-complex="bold"/>
    </style:style>
    <style:style style:name="P56" style:family="paragraph" style:parent-style-name="Standard">
      <style:paragraph-properties fo:text-align="center" style:justify-single-word="false" fo:orphans="2" fo:widows="2" style:snap-to-layout-grid="false"/>
      <style:text-properties style:font-name="Arial1" fo:font-weight="bold" style:font-weight-asian="bold" style:font-name-complex="Arial1" style:font-weight-complex="bold"/>
    </style:style>
    <style:style style:name="P57" style:family="paragraph" style:parent-style-name="Standard">
      <style:paragraph-properties fo:text-align="center" style:justify-single-word="false" fo:orphans="2" fo:widows="2" style:text-autospace="none"/>
      <style:text-properties style:font-name="Arial1" fo:font-size="8pt" style:font-size-asian="8pt" style:font-name-complex="Arial1" style:font-size-complex="8pt"/>
    </style:style>
    <style:style style:name="P58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1" fo:font-size="8pt" style:font-size-asian="8pt" style:font-name-complex="Arial1" style:font-size-complex="8pt"/>
    </style:style>
    <style:style style:name="P59" style:family="paragraph" style:parent-style-name="Standard">
      <style:paragraph-properties fo:margin-left="0.445cm" fo:margin-right="0cm" fo:text-align="center" style:justify-single-word="false" fo:text-indent="0cm" style:auto-text-indent="false">
        <style:tab-stops>
          <style:tab-stop style:position="17.526cm" style:leader-style="solid" style:leader-text="_"/>
        </style:tab-stops>
      </style:paragraph-properties>
      <style:text-properties style:font-name="Arial1" fo:font-size="36pt" style:font-size-asian="36pt" style:font-size-complex="36pt"/>
    </style:style>
    <style:style style:name="P60" style:family="paragraph" style:parent-style-name="Standard">
      <style:paragraph-properties fo:margin-left="0cm" fo:margin-right="0.501cm" fo:text-align="center" style:justify-single-word="false" fo:hyphenation-ladder-count="no-limit" fo:text-indent="0cm" style:auto-text-indent="false"/>
      <style:text-properties style:text-outline="true" style:font-name="Arial1" fo:font-size="24pt" fo:letter-spacing="-0.011cm" fo:language="es" fo:country="ES" fo:font-weight="bold" style:font-size-asian="24pt" style:font-weight-asian="bold" style:font-size-complex="24pt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.501cm" fo:text-align="center" style:justify-single-word="false" fo:hyphenation-ladder-count="no-limit" fo:text-indent="0cm" style:auto-text-indent="false"/>
      <style:text-properties style:font-name="Arial1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reak-before="page"/>
      <style:text-properties style:font-name="Arial1" fo:language="es" fo:country="ES"/>
    </style:style>
    <style:style style:name="P63" style:family="paragraph" style:parent-style-name="Standard">
      <style:paragraph-properties fo:orphans="2" fo:widows="2" fo:break-before="page">
        <style:tab-stops>
          <style:tab-stop style:position="15.503cm" style:type="right" style:leader-style="dotted" style:leader-text="."/>
        </style:tab-stops>
      </style:paragraph-properties>
      <style:text-properties style:font-name="Arial1" fo:letter-spacing="-0.005cm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P64" style:family="paragraph" style:parent-style-name="Standard">
      <style:paragraph-properties fo:margin-left="1.588cm" fo:margin-right="0cm" fo:text-align="justify" style:justify-single-word="false" fo:orphans="2" fo:widows="2" fo:text-indent="0cm" style:auto-text-indent="false"/>
      <style:text-properties style:font-name="Arial1" fo:letter-spacing="-0.005cm" fo:language="es" fo:country="ES" fo:font-weight="bold" style:font-weight-asian="bold" style:font-name-complex="Arial1"/>
    </style:style>
    <style:style style:name="P65" style:family="paragraph" style:parent-style-name="Standard">
      <style:paragraph-properties fo:margin-left="1.588cm" fo:margin-right="0cm" fo:text-align="justify" style:justify-single-word="false" fo:orphans="2" fo:widows="2" fo:text-indent="0cm" style:auto-text-indent="false"/>
      <style:text-properties style:font-name="Arial1" fo:font-size="12pt" fo:letter-spacing="-0.005cm" fo:language="es" fo:country="ES" fo:font-weight="bold" style:font-size-asian="12pt" style:font-weight-asian="bold" style:font-name-complex="Arial1" style:font-size-complex="12pt"/>
    </style:style>
    <style:style style:name="P66" style:family="paragraph" style:parent-style-name="Standard">
      <style:paragraph-properties fo:margin-left="1.588cm" fo:margin-right="0cm" fo:text-align="justify" style:justify-single-word="false" fo:text-indent="0cm" style:auto-text-indent="false"/>
      <style:text-properties style:font-name="Arial1" fo:language="es" fo:country="ES" style:font-name-complex="Arial1"/>
    </style:style>
    <style:style style:name="P67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Arial1" fo:language="es" fo:country="ES" style:language-asian="zxx" style:country-asian="none" style:font-name-complex="Arial1"/>
    </style:style>
    <style:style style:name="P68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Arial1"/>
    </style:style>
    <style:style style:name="P69" style:family="paragraph" style:parent-style-name="Standard">
      <style:paragraph-properties fo:margin-left="1cm" fo:margin-right="0cm" fo:text-indent="0cm" style:auto-text-indent="false">
        <style:tab-stops>
          <style:tab-stop style:position="2cm"/>
        </style:tab-stops>
      </style:paragraph-properties>
      <style:text-properties style:font-name="Arial1" fo:language="es" fo:country="ES" style:font-name-complex="Arial1"/>
    </style:style>
    <style:style style:name="P7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1" fo:language="es" fo:country="ES" style:font-name-complex="Arial1"/>
    </style:style>
    <style:style style:name="P7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1"/>
    </style:style>
    <style:style style:name="P7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1" fo:letter-spacing="-0.005cm" fo:language="es" fo:country="ES" style:font-name-complex="Arial1"/>
    </style:style>
    <style:style style:name="P73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margin-left="-0.046cm" fo:margin-right="-0.245cm" fo:text-align="center" style:justify-single-word="false" fo:orphans="2" fo:widows="2" fo:text-indent="0cm" style:auto-text-indent="false" style:text-autospace="none" style:snap-to-layout-grid="false"/>
      <style:text-properties style:font-name="Arial1" fo:font-weight="bold" style:font-weight-asian="bold" style:font-name-complex="Arial1" style:font-weight-complex="bold" style:text-rotation-angle="90" style:text-rotation-scale="line-height"/>
    </style:style>
    <style:style style:name="P75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 style:text-autospace="none"/>
      <style:text-properties style:font-name="Arial1" fo:font-weight="bold" style:font-weight-asian="bold" style:font-name-complex="Arial1" style:font-weight-complex="bold" style:text-rotation-angle="90" style:text-rotation-scale="line-height"/>
    </style:style>
    <style:style style:name="P76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 style:text-autospace="none" style:snap-to-layout-grid="false"/>
      <style:text-properties style:font-name="Arial1" fo:font-weight="bold" style:font-weight-asian="bold" style:font-name-complex="Arial1" style:font-weight-complex="bold" style:text-rotation-angle="90" style:text-rotation-scale="line-height"/>
    </style:style>
    <style:style style:name="P77" style:family="paragraph" style:parent-style-name="Standard">
      <style:paragraph-properties fo:margin-left="1.588cm" fo:margin-right="0cm" fo:text-align="justify" style:justify-single-word="false" fo:orphans="2" fo:widows="2" fo:text-indent="0.953cm" style:auto-text-indent="false"/>
      <style:text-properties style:font-name="Arial1" fo:font-size="12pt" fo:letter-spacing="-0.005cm" fo:language="es" fo:country="ES" style:font-size-asian="12pt" style:font-name-complex="Arial1" style:font-size-complex="12pt"/>
    </style:style>
    <style:style style:name="P78" style:family="paragraph" style:parent-style-name="Standard">
      <style:paragraph-properties fo:margin-left="1.588cm" fo:margin-right="0cm" fo:text-align="justify" style:justify-single-word="false" fo:text-indent="0.953cm" style:auto-text-indent="false"/>
      <style:text-properties style:font-name="Arial1" fo:language="es" fo:country="ES" style:font-name-complex="Arial1"/>
    </style:style>
    <style:style style:name="P79" style:family="paragraph" style:parent-style-name="Standard">
      <style:paragraph-properties fo:margin-left="1.588cm" fo:margin-right="0cm" fo:text-align="justify" style:justify-single-word="false" fo:text-indent="0.953cm" style:auto-text-indent="false"/>
      <style:text-properties style:font-name="Arial1" fo:language="es" fo:country="ES" style:font-name-asian="Arial1" style:font-name-complex="Arial1"/>
    </style:style>
    <style:style style:name="P80" style:family="paragraph" style:parent-style-name="Standard">
      <style:paragraph-properties fo:margin-left="0cm" fo:margin-right="0cm" fo:text-align="justify" style:justify-single-word="false" fo:text-indent="0.399cm" style:auto-text-indent="false">
        <style:tab-stops>
          <style:tab-stop style:position="-2.076cm"/>
          <style:tab-stop style:position="-1.27cm"/>
          <style:tab-stop style:position="0cm"/>
          <style:tab-stop style:position="0.399cm"/>
          <style:tab-stop style:position="0.799cm"/>
          <style:tab-stop style:position="1.199cm"/>
          <style:tab-stop style:position="1.6cm"/>
          <style:tab-stop style:position="1.997cm"/>
          <style:tab-stop style:position="2.699cm"/>
          <style:tab-stop style:position="3.498cm"/>
        </style:tab-stops>
      </style:paragraph-properties>
      <style:text-properties style:font-name="Arial1" fo:font-size="12pt" fo:language="es" fo:country="ES" style:font-size-asian="12pt" style:font-name-complex="Arial1" style:font-size-complex="12pt"/>
    </style:style>
    <style:style style:name="P81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1" fo:language="es" fo:country="ES" style:font-name-complex="Arial1"/>
    </style:style>
    <style:style style:name="P8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1" fo:language="es" fo:country="ES" style:font-name-complex="Arial1"/>
    </style:style>
    <style:style style:name="P83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Arial1" fo:letter-spacing="-0.005cm" fo:language="es" fo:country="ES" style:font-name-complex="Arial1"/>
    </style:style>
    <style:style style:name="P84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Arial1"/>
    </style:style>
    <style:style style:name="P85" style:family="paragraph" style:parent-style-name="Standard">
      <style:paragraph-properties fo:margin-left="0.953cm" fo:margin-right="0cm" fo:text-indent="0.953cm" style:auto-text-indent="false"/>
      <style:text-properties style:font-name="Arial1" fo:letter-spacing="-0.005cm" fo:language="es" fo:country="ES" style:font-name-complex="Arial1"/>
    </style:style>
    <style:style style:name="P86" style:family="paragraph" style:parent-style-name="Standard">
      <style:paragraph-properties fo:margin-left="0.953cm" fo:margin-right="0cm" fo:text-align="justify" style:justify-single-word="false" fo:text-indent="0.953cm" style:auto-text-indent="false"/>
      <style:text-properties style:font-name="Arial1" fo:letter-spacing="-0.005cm" fo:language="es" fo:country="ES" style:font-name-complex="Arial1"/>
    </style:style>
    <style:style style:name="P87" style:family="paragraph" style:parent-style-name="Standard">
      <style:paragraph-properties fo:margin-left="0.318cm" fo:margin-right="0cm" fo:text-indent="0cm" style:auto-text-indent="false"/>
      <style:text-properties style:font-name="Arial1" fo:letter-spacing="-0.005cm" fo:language="es" fo:country="ES" style:font-name-complex="Arial1"/>
    </style:style>
    <style:style style:name="P88" style:family="paragraph" style:parent-style-name="Contents_20_2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8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1" fo:language="es" fo:country="ES" style:font-name-complex="Arial1"/>
    </style:style>
    <style:style style:name="P90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>
          <style:tab-stop style:position="1.328cm"/>
        </style:tab-stops>
      </style:paragraph-properties>
      <style:text-properties style:font-name="Arial1" fo:language="es" fo:country="ES" style:font-name-complex="Arial1"/>
    </style:style>
    <style:style style:name="P9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cm"/>
          <style:tab-stop style:position="15.503cm" style:type="right" style:leader-style="dotted" style:leader-text="."/>
        </style:tab-stops>
      </style:paragraph-properties>
      <style:text-properties fo:color="#002060" style:font-name="Arial1" fo:font-weight="bold" style:font-weight-asian="bold" style:font-name-complex="Arial1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cm"/>
          <style:tab-stop style:position="16.002cm" style:type="right" style:leader-style="dotted" style:leader-text="."/>
        </style:tab-stops>
      </style:paragraph-properties>
      <style:text-properties style:font-name="Arial1" fo:letter-spacing="-0.005cm" fo:language="es" fo:country="ES" style:font-name-complex="Arial1"/>
    </style:style>
    <style:style style:name="P93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 style:font-size-complex="14pt"/>
    </style:style>
    <style:style style:name="P94" style:family="paragraph" style:parent-style-name="Standard" style:master-page-name="First_20_Page">
      <style:paragraph-properties fo:text-align="justify" style:justify-single-word="false" fo:hyphenation-ladder-count="no-limit" style:page-number="auto">
        <style:tab-stops>
          <style:tab-stop style:position="-1.27cm"/>
        </style:tab-stops>
      </style:paragraph-properties>
      <style:text-properties style:font-name="Arial1" fo:letter-spacing="-0.005cm" fo:language="es" fo:country="ES" fo:hyphenate="false" fo:hyphenation-remain-char-count="2" fo:hyphenation-push-char-count="2"/>
    </style:style>
    <style:style style:name="P95" style:family="paragraph" style:parent-style-name="Standard" style:list-style-name="L3">
      <style:paragraph-properties fo:text-align="justify" style:justify-single-word="false">
        <style:tab-stops/>
      </style:paragraph-properties>
    </style:style>
    <style:style style:name="P96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97" style:family="paragraph" style:parent-style-name="Standard" style:list-style-name="L5">
      <style:paragraph-properties fo:text-align="justify" style:justify-single-word="false">
        <style:tab-stops/>
      </style:paragraph-properties>
    </style:style>
    <style:style style:name="P98" style:family="paragraph" style:parent-style-name="Standard" style:list-style-name="L5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99" style:family="paragraph" style:parent-style-name="Standard" style:list-style-name="WW8Num13">
      <style:paragraph-properties fo:margin-left="2.002cm" fo:margin-right="0cm" fo:margin-top="0cm" fo:margin-bottom="0.212cm" style:contextual-spacing="false" fo:text-align="justify" style:justify-single-word="false" fo:text-indent="-0.501cm" style:auto-text-indent="false">
        <style:tab-stops/>
      </style:paragraph-properties>
      <style:text-properties style:font-name="Arial1" fo:language="es" fo:country="ES" style:font-name-complex="Arial1"/>
    </style:style>
    <style:style style:name="P100" style:family="paragraph" style:parent-style-name="Standard" style:list-style-name="WW8Num13">
      <style:paragraph-properties fo:margin-left="2.002cm" fo:margin-right="0cm" fo:margin-top="0cm" fo:margin-bottom="0.212cm" style:contextual-spacing="false" fo:text-align="justify" style:justify-single-word="false" fo:text-indent="-0.501cm" style:auto-text-indent="false">
        <style:tab-stops/>
      </style:paragraph-properties>
      <style:text-properties style:font-name="Arial1"/>
    </style:style>
    <style:style style:name="P101" style:family="paragraph" style:parent-style-name="Standard" style:list-style-name="WW8Num13">
      <style:paragraph-properties fo:margin-left="2cm" fo:margin-right="0cm" fo:text-align="justify" style:justify-single-word="false" fo:text-indent="-0.499cm" style:auto-text-indent="false">
        <style:tab-stops/>
      </style:paragraph-properties>
      <style:text-properties style:font-name="Arial1" fo:language="es" fo:country="ES" style:font-name-complex="Arial1"/>
    </style:style>
    <style:style style:name="P102" style:family="paragraph" style:parent-style-name="Standard" style:list-style-name="WW8Num13">
      <style:paragraph-properties fo:margin-left="2cm" fo:margin-right="0cm" fo:text-align="justify" style:justify-single-word="false" fo:text-indent="-0.499cm" style:auto-text-indent="false">
        <style:tab-stops>
          <style:tab-stop style:position="2cm"/>
        </style:tab-stops>
      </style:paragraph-properties>
      <style:text-properties style:font-name="Arial1" fo:language="es" fo:country="ES" style:font-name-complex="Arial1"/>
    </style:style>
    <style:style style:name="P103" style:family="paragraph" style:parent-style-name="Standard" style:list-style-name="WW8Num16">
      <style:paragraph-properties fo:margin-left="2cm" fo:margin-right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Arial1"/>
    </style:style>
    <style:style style:name="P104" style:family="paragraph" style:parent-style-name="Standard" style:list-style-name="WW8Num16">
      <style:paragraph-properties fo:margin-left="2cm" fo:margin-right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style:font-name="Arial1" fo:language="es" fo:country="ES" style:language-asian="zxx" style:country-asian="none" style:font-name-complex="Arial1"/>
    </style:style>
    <style:style style:name="P105" style:family="paragraph" style:parent-style-name="Standard" style:list-style-name="WW8Num22">
      <style:paragraph-properties fo:margin-left="2.501cm" fo:margin-right="0cm" fo:text-align="justify" style:justify-single-word="false" fo:text-indent="-0.635cm" style:auto-text-indent="false">
        <style:tab-stops>
          <style:tab-stop style:position="2.501cm"/>
        </style:tab-stops>
      </style:paragraph-properties>
      <style:text-properties style:font-name="Arial1" fo:language="es" fo:country="ES" style:font-name-complex="Arial1"/>
    </style:style>
    <style:style style:name="P10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1" fo:letter-spacing="-0.005cm" fo:language="es" fo:country="ES" style:font-name-complex="Arial1"/>
    </style:style>
    <style:style style:name="P107" style:family="paragraph" style:parent-style-name="Text_20_body" style:list-style-name="L1">
      <style:paragraph-properties fo:margin-left="2.501cm" fo:margin-right="0cm" fo:text-align="justify" style:justify-single-word="false" fo:text-indent="-0.635cm" style:auto-text-indent="false">
        <style:tab-stops>
          <style:tab-stop style:position="1.328cm"/>
        </style:tab-stops>
      </style:paragraph-properties>
      <style:text-properties style:font-name="Arial1" fo:language="es" fo:country="ES" style:font-name-complex="Arial1"/>
    </style:style>
    <style:style style:name="P108" style:family="paragraph" style:parent-style-name="Text_20_body" style:list-style-name="L2">
      <style:paragraph-properties fo:margin-left="2.501cm" fo:margin-right="0cm" fo:text-align="justify" style:justify-single-word="false" fo:text-indent="-0.635cm" style:auto-text-indent="false">
        <style:tab-stops>
          <style:tab-stop style:position="1.328cm"/>
        </style:tab-stops>
      </style:paragraph-properties>
      <style:text-properties style:font-name="Arial1" fo:language="es" fo:country="ES" style:font-name-complex="Arial1"/>
    </style:style>
    <style:style style:name="P109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110" style:family="paragraph" style:parent-style-name="Heading_20_2" style:master-page-name="Convertir_20_1">
      <style:paragraph-properties style:page-number="auto"/>
      <style:text-properties fo:font-size="14pt" fo:font-weight="bold" style:font-size-asian="14pt" style:font-weight-asian="bold" style:font-size-complex="14pt"/>
    </style:style>
    <style:style style:name="P111" style:family="paragraph" style:parent-style-name="Heading_20_2" style:master-page-name="Convertir_20_2">
      <style:paragraph-properties style:page-number="auto"/>
    </style:style>
    <style:style style:name="P112" style:family="paragraph" style:parent-style-name="Heading_20_3">
      <style:text-properties fo:letter-spacing="-0.005cm" fo:language="es" fo:country="ES" fo:font-weight="bold" style:font-weight-asian="bold" style:font-name-complex="Arial1"/>
    </style:style>
    <style:style style:name="P113" style:family="paragraph" style:parent-style-name="Heading_20_3">
      <style:paragraph-properties fo:margin-left="1.251cm" fo:margin-right="0cm" fo:text-indent="-1.27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style:font-name-complex="Arial1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bold" style:font-weight-asian="bold" style:font-name-complex="Arial1"/>
    </style:style>
    <style:style style:name="T6" style:family="text">
      <style:text-properties style:font-name="Arial1" fo:font-weight="bold" style:font-name-asian="Arial1" style:font-weight-asian="bold" style:font-name-complex="Arial1"/>
    </style:style>
    <style:style style:name="T7" style:family="text">
      <style:text-properties style:font-name="Arial1" fo:letter-spacing="-0.005cm" fo:language="es" fo:country="ES" fo:font-weight="bold" style:font-weight-asian="bold" style:font-name-complex="Arial1"/>
    </style:style>
    <style:style style:name="T8" style:family="text">
      <style:text-properties style:font-name="Arial1" fo:letter-spacing="-0.005cm" fo:language="es" fo:country="ES" style:font-name-complex="Arial1"/>
    </style:style>
    <style:style style:name="T9" style:family="text">
      <style:text-properties style:font-name="Arial1" fo:letter-spacing="-0.005cm" fo:language="es" fo:country="ES" style:font-name-asian="Arial1" style:font-name-complex="Arial1"/>
    </style:style>
    <style:style style:name="T10" style:family="text">
      <style:text-properties style:font-name-asian="Bookman Old Style"/>
    </style:style>
    <style:style style:name="T11" style:family="text">
      <style:text-properties style:font-name-asian="Arial1"/>
    </style:style>
    <style:style style:name="T12" style:family="text">
      <style:text-properties style:font-name-asian="Arial1" style:font-name-complex="Arial1"/>
    </style:style>
    <style:style style:name="T13" style:family="text">
      <style:text-properties fo:letter-spacing="-0.005cm" fo:language="es" fo:country="ES"/>
    </style:style>
    <style:style style:name="T14" style:family="text">
      <style:text-properties fo:letter-spacing="-0.005cm" fo:language="es" fo:country="ES" fo:font-weight="bold" style:font-weight-asian="bold" style:font-name-complex="Arial1"/>
    </style:style>
    <style:style style:name="T15" style:family="text">
      <style:text-properties fo:letter-spacing="-0.005cm" fo:language="es" fo:country="ES" fo:font-weight="bold" style:font-name-asian="Arial1" style:font-weight-asian="bold" style:font-name-complex="Arial1"/>
    </style:style>
    <style:style style:name="T16" style:family="text">
      <style:text-properties fo:letter-spacing="-0.005cm" fo:language="es" fo:country="ES" style:font-name-complex="Arial1"/>
    </style:style>
    <style:style style:name="T17" style:family="text">
      <style:text-properties fo:letter-spacing="-0.005cm" fo:language="es" fo:country="ES" style:font-name-asian="Arial1" style:font-name-complex="Arial1"/>
    </style:style>
    <style:style style:name="T18" style:family="text">
      <style:text-properties fo:letter-spacing="-0.005cm" fo:language="es" fo:country="ES" fo:font-style="italic" style:font-style-asian="italic" style:font-name-complex="Arial1"/>
    </style:style>
    <style:style style:name="T19" style:family="text">
      <style:text-properties fo:letter-spacing="-0.005cm" fo:language="es" fo:country="ES" fo:font-style="italic" style:font-name-asian="Arial1" style:font-style-asian="italic" style:font-name-complex="Arial1"/>
    </style:style>
    <style:style style:name="T20" style:family="text">
      <style:text-properties fo:letter-spacing="-0.005cm" style:font-name-complex="Arial1" style:font-size-complex="12pt"/>
    </style:style>
    <style:style style:name="T21" style:family="text">
      <style:text-properties fo:letter-spacing="-0.005cm" style:font-name-asian="Arial1" style:font-name-complex="Arial1" style:font-size-complex="12pt"/>
    </style:style>
    <style:style style:name="T22" style:family="text">
      <style:text-properties fo:language="es" fo:country="ES" style:font-name-complex="Arial1"/>
    </style:style>
    <style:style style:name="T23" style:family="text">
      <style:text-properties fo:language="es" fo:country="ES" style:font-name-asian="Arial1" style:font-name-complex="Arial1"/>
    </style:style>
    <style:style style:name="T24" style:family="text">
      <style:text-properties fo:language="es" fo:country="ES" style:font-name-asian="Arial1" style:language-asian="zxx" style:country-asian="none" style:font-name-complex="Arial1"/>
    </style:style>
    <style:style style:name="T25" style:family="text">
      <style:text-properties fo:language="es" fo:country="ES" style:language-asian="zxx" style:country-asian="none" style:font-name-complex="Arial1"/>
    </style:style>
    <style:style style:name="T26" style:family="text">
      <style:text-properties fo:language="es" fo:country="ES" fo:font-style="italic" style:font-style-asian="italic" style:font-name-complex="Arial1" style:font-style-complex="italic"/>
    </style:style>
    <style:style style:name="T27" style:family="text">
      <style:text-properties fo:font-size="14.5pt" fo:letter-spacing="-0.005cm" fo:language="es" fo:country="ES" fo:font-weight="bold" style:font-size-asian="14.5pt" style:font-weight-asian="bold"/>
    </style:style>
    <style:style style:name="T28" style:family="text">
      <style:text-properties style:text-outline="true" fo:font-size="24pt" fo:letter-spacing="-0.011cm" fo:language="es" fo:country="ES" fo:font-weight="bold" style:font-size-asian="24pt" style:font-weight-asian="bold" style:font-size-complex="24pt"/>
    </style:style>
    <style:style style:name="T29" style:family="text">
      <style:text-properties fo:font-size="24pt" fo:letter-spacing="-0.011cm" fo:language="es" fo:country="ES" fo:font-weight="bold" style:font-size-asian="24pt" style:font-weight-asian="bold" style:font-size-complex="24pt"/>
    </style:style>
    <style:style style:name="T30" style:family="text">
      <style:text-properties fo:font-size="24pt" fo:language="es" fo:country="ES" fo:font-weight="bold" style:font-size-asian="24pt" style:font-weight-asian="bold" style:font-size-complex="24pt"/>
    </style:style>
    <style:style style:name="T31" style:family="text">
      <style:text-properties style:font-name-complex="Arial1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4pt" fo:letter-spacing="-0.005cm" fo:language="es" fo:country="ES" fo:font-weight="bold" style:font-size-asian="14pt" style:font-weight-asian="bold" style:font-name-complex="Arial1" style:font-size-complex="14pt"/>
    </style:style>
    <style:style style:name="T34" style:family="text">
      <style:text-properties fo:font-size="11pt" fo:letter-spacing="-0.005cm" style:font-name-asian="Arial1" style:font-size-asian="11pt" style:font-name-complex="Arial1" style:font-size-complex="11pt"/>
    </style:style>
    <style:style style:name="T35" style:family="text">
      <style:text-properties officeooo:rsid="000a9aa1"/>
    </style:style>
    <style:style style:name="T36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20"><text:span text:style-name="T13"><text:s text:c="14"/></text:span><text:span text:style-name="T27"><text:tab/></text:span></text:p>
      <text:p text:style-name="P22"/>
      <text:p text:style-name="P59">Concreción Curricular</text:p>
      <text:p text:style-name="P32"/>
      <text:p text:style-name="P60">CICLO FORMATIVO DE </text:p>
      <text:p text:style-name="P61"><text:span text:style-name="T28">GRADO </text:span><text:span text:style-name="T28">MEDIO</text:span></text:p>
      <text:p text:style-name="P18"/>
      <text:p text:style-name="P19"/>
      <text:p text:style-name="P22"/>
      <text:p text:style-name="P22"/>
      <text:p text:style-name="P2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3">Técnico</text:p>
            <text:p text:style-name="P34"/>
            <text:p text:style-name="P36"><text:span text:style-name="T29">SISTEMAS</text:span><text:span text:style-name="T30"> MICROINFORMÁTICOS Y REDES</text:span></text:p>
            <text:p text:style-name="P23"/>
            <text:p text:style-name="P23"/>
            <text:p text:style-name="P39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40">Departamento de Informática</text:p>
      <text:p text:style-name="P62"/>
      <text:p text:style-name="P41">Índice</text:p>
      <text:p text:style-name="P25"/>
      <text:p text:style-name="P25"/>
      <text:table-of-content text:style-name="Sect1" text:protected="true" text:name="Índice de contenid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88">1. Identificación del Título.<text:tab/>3</text:p>
          <text:p text:style-name="P17">1.1. DENOMINACIÓN <text:s/><text:tab/>3</text:p>
          <text:p text:style-name="P17">1.2. NIVEL <text:tab/>3</text:p>
          <text:p text:style-name="P17">1.3. DURACIÓN DEL CICLO FORMATIVO <text:tab/>3</text:p>
          <text:p text:style-name="P17">1.4. FAMILIA PROFESIONAL<text:tab/>3</text:p>
          <text:p text:style-name="P17">1.5. REFERENTE EUROPEO<text:tab/>3</text:p>
          <text:p text:style-name="P88">2. Objetivos Generales del Ciclo Formativo.<text:tab/>3</text:p>
          <text:p text:style-name="P88">3. Competencia General del Título.<text:tab/>4</text:p>
          <text:p text:style-name="P88">4.Competencias Profesionales, Personales y Sociales.<text:tab/>4</text:p>
          <text:p text:style-name="P88">5. Cualificaciones Profesionales.<text:tab/>5</text:p>
          <text:p text:style-name="P17">1. Cualificaciones profesionales completas:<text:tab/>5</text:p>
          <text:p text:style-name="P88">6. Bandas Horarias.<text:tab/>7</text:p>
          <text:p text:style-name="P88">7. Criterios de Promoción y acceso a los Módulos de Proyecto de administración de sistemas informáticos y F.C.T.<text:tab/>8</text:p>
          <text:p text:style-name="P88">8. Orientaciones Metodológicas.<text:tab/>8</text:p>
          <text:p text:style-name="P88">9. Criterios Generales de Calificación e Instrumentos de Evaluación.<text:tab/>11</text:p>
        </text:index-body>
      </text:table-of-content>
      <text:p text:style-name="P91"/>
      <text:p text:style-name="P63"/>
      <text:h text:style-name="Heading_20_2" text:outline-level="2">1. Identificación del Título.</text:h>
      <text:h text:style-name="P112" text:outline-level="3">1.1. DENOMINACIÓN <text:tab/></text:h>
      <text:p text:style-name="Text_20_body"><text:span text:style-name="T16">SISTEMAS</text:span><text:span text:style-name="T17"> </text:span><text:span text:style-name="T16">MICROINFORMÁTICOS</text:span><text:span text:style-name="T17"> </text:span><text:span text:style-name="T16">Y</text:span><text:span text:style-name="T17"> </text:span><text:span text:style-name="T16">REDES</text:span></text:p>
      <text:h text:style-name="P113" text:outline-level="3"><text:span text:style-name="T7">1.2. NIVEL</text:span><text:span text:style-name="T8"><text:tab/></text:span></text:h>
      <text:p text:style-name="Text_20_body"><text:span text:style-name="T8">Ciclo</text:span><text:span text:style-name="T9"> </text:span><text:span text:style-name="T8">Formativo</text:span><text:span text:style-name="T9"> </text:span><text:span text:style-name="T8">de</text:span><text:span text:style-name="T9"> </text:span><text:span text:style-name="T8">Grado</text:span><text:span text:style-name="T9"> </text:span><text:span text:style-name="T8">Medio</text:span></text:p>
      <text:h text:style-name="Heading_20_3" text:outline-level="3"><text:span text:style-name="T14">1.3. DURACIÓN</text:span><text:span text:style-name="T15"> </text:span><text:span text:style-name="T14">DEL</text:span><text:span text:style-name="T15"> </text:span><text:span text:style-name="T14">CICLO</text:span><text:span text:style-name="T15"> </text:span><text:span text:style-name="T14">FORMATIVO</text:span><text:span text:style-name="T16"><text:tab/></text:span></text:h>
      <text:p text:style-name="Text_20_body"><text:span text:style-name="T16">2000</text:span><text:span text:style-name="T17"> </text:span><text:span text:style-name="T16">horas</text:span></text:p>
      <text:h text:style-name="Heading_20_3" text:outline-level="3"><text:span text:style-name="T14">1.4. FAMILIA</text:span><text:span text:style-name="T15"> </text:span><text:span text:style-name="T14">PROFESIONAL</text:span></text:h>
      <text:p text:style-name="P92"/>
      <text:p text:style-name="Text_20_body"><text:span text:style-name="T16">Informática</text:span><text:span text:style-name="T17"> </text:span><text:span text:style-name="T16">y</text:span><text:span text:style-name="T17"> </text:span><text:span text:style-name="T16">Comunicaciones</text:span></text:p>
      <text:h text:style-name="Heading_20_3" text:outline-level="3"><text:span text:style-name="T14">1.5. REFERENTE</text:span><text:span text:style-name="T15"> </text:span><text:span text:style-name="T14">EUROPEO</text:span></text:h>
      <text:p text:style-name="P92"/>
      <text:p text:style-name="Text_20_body"><text:span text:style-name="T16">CINE-3 </text:span><text:span text:style-name="T14">(Clasificación</text:span><text:span text:style-name="T15"> </text:span><text:span text:style-name="T14">Internacional</text:span><text:span text:style-name="T15"> </text:span><text:span text:style-name="T14">Normalizada</text:span><text:span text:style-name="T15"> </text:span><text:span text:style-name="T14">de</text:span><text:span text:style-name="T15"> </text:span><text:span text:style-name="T14">la</text:span><text:span text:style-name="T15"> </text:span><text:span text:style-name="T14">Educación)</text:span></text:p>
      <text:p text:style-name="P43"/>
      <text:h text:style-name="P109" text:outline-level="2">2. Objetivos Generales del Ciclo Formativo.</text:h>
      <text:p text:style-name="P28"/>
      <text:p text:style-name="P69">Los<text:span text:style-name="T11"> </text:span>objetivos<text:span text:style-name="T11"> </text:span>generales<text:span text:style-name="T11"> </text:span>de<text:span text:style-name="T11"> </text:span>este<text:span text:style-name="T11"> </text:span>ciclo<text:span text:style-name="T11"> </text:span>formativo<text:span text:style-name="T11"> </text:span>son<text:span text:style-name="T11"> </text:span>los<text:span text:style-name="T11"> </text:span>siguientes:</text:p>
      <text:p text:style-name="P45"/>
      <text:p text:style-name="P45"/>
      <text:list xml:id="list2172555533179459250" text:style-name="WW8Num13">
        <text:list-item>
          <text:p text:style-name="P99">Organizar<text:span text:style-name="T11"> </text:span>los<text:span text:style-name="T11"> </text:span>componentes<text:span text:style-name="T11"> físicos </text:span>y<text:span text:style-name="T11"> lógicos </text:span>que<text:span text:style-name="T11"> </text:span>forman<text:span text:style-name="T11"> </text:span>un<text:span text:style-name="T11"> </text:span>sistema<text:span text:style-name="T11"> microinformático</text:span>,<text:span text:style-name="T11"> </text:span>interpretando<text:span text:style-name="T11"> </text:span>su<text:span text:style-name="T11"> documentación técnica</text:span>,<text:span text:style-name="T11"> </text:span>para<text:span text:style-name="T11"> </text:span>aplicar<text:span text:style-name="T11"> </text:span>los<text:span text:style-name="T11"> </text:span>medios<text:span text:style-name="T11"> </text:span>y<text:span text:style-name="T11"> </text:span>métodos<text:span text:style-name="T11"> </text:span>adecuados<text:span text:style-name="T11"> </text:span>a<text:span text:style-name="T11"> </text:span>su<text:span text:style-name="T11"> instalación</text:span>,<text:span text:style-name="T11"> </text:span>montaje<text:span text:style-name="T11"> </text:span>y<text:span text:style-name="T11"> </text:span>mantenimiento.</text:p>
        </text:list-item>
        <text:list-item>
          <text:p text:style-name="P99">Identificar,<text:span text:style-name="T11"> </text:span>ensamblar<text:span text:style-name="T11"> </text:span>y<text:span text:style-name="T11"> </text:span>conectar<text:span text:style-name="T11"> </text:span>componentes<text:span text:style-name="T11"> </text:span>y<text:span text:style-name="T11"> periféricos </text:span>utilizando<text:span text:style-name="T11"> </text:span>las<text:span text:style-name="T11"> </text:span>herramientas<text:span text:style-name="T11"> </text:span>adecuadas,<text:span text:style-name="T11"> </text:span>aplicando<text:span text:style-name="T11"> </text:span>procedimientos,<text:span text:style-name="T11"> </text:span>normas<text:span text:style-name="T11"> </text:span>y<text:span text:style-name="T11"> </text:span>protocolos<text:span text:style-name="T11"> </text:span>de<text:span text:style-name="T11"> </text:span>calidad<text:span text:style-name="T11"> </text:span>y<text:span text:style-name="T11"> </text:span>seguridad,<text:span text:style-name="T11"> </text:span>para<text:span text:style-name="T11"> </text:span>montar<text:span text:style-name="T11"> </text:span>y<text:span text:style-name="T11"> </text:span>configurar<text:span text:style-name="T11"> </text:span>ordenadores<text:span text:style-name="T11"> </text:span>y<text:span text:style-name="T11"> periféricos.</text:span></text:p>
        </text:list-item>
        <text:list-item>
          <text:p text:style-name="P99">Reconocer<text:span text:style-name="T11"> </text:span>y<text:span text:style-name="T11"> </text:span>ejecutar<text:span text:style-name="T11"> </text:span>los<text:span text:style-name="T11"> </text:span>procedimientos<text:span text:style-name="T11"> </text:span>de<text:span text:style-name="T11"> </text:span>instalación<text:span text:style-name="T11"> </text:span>de<text:span text:style-name="T11"> </text:span>sistemas<text:span text:style-name="T11"> </text:span>operativos<text:span text:style-name="T11"> </text:span>y<text:span text:style-name="T11"> </text:span>programas<text:span text:style-name="T11"> </text:span>de<text:span text:style-name="T11"> aplicación</text:span>,<text:span text:style-name="T11"> </text:span>aplicando<text:span text:style-name="T11"> </text:span>protocolos<text:span text:style-name="T11"> </text:span>de<text:span text:style-name="T11"> </text:span>calidad,<text:span text:style-name="T11"> </text:span>para<text:span text:style-name="T11"> </text:span>instalar<text:span text:style-name="T11"> </text:span>y<text:span text:style-name="T11"> </text:span>configurar<text:span text:style-name="T11"> </text:span>sistemas<text:span text:style-name="T11"> microinformáticos.</text:span></text:p>
        </text:list-item>
        <text:list-item>
          <text:p text:style-name="P99">Representar<text:span text:style-name="T11"> </text:span>la<text:span text:style-name="T11"> posición </text:span>de<text:span text:style-name="T11"> </text:span>los<text:span text:style-name="T11"> </text:span>equipos,<text:span text:style-name="T11"> </text:span>lineas<text:span text:style-name="T11"> </text:span>de<text:span text:style-name="T11"> transmisión </text:span>y<text:span text:style-name="T11"> demás </text:span>elementos<text:span text:style-name="T11"> </text:span>de<text:span text:style-name="T11"> </text:span>una<text:span text:style-name="T11"> </text:span>red<text:span text:style-name="T11"> </text:span>local,<text:span text:style-name="T11"> </text:span>analizando<text:span text:style-name="T11"> </text:span>la<text:span text:style-name="T11"> morfología</text:span>,<text:span text:style-name="T11"> </text:span>condiciones<text:span text:style-name="T11"> </text:span>y<text:span text:style-name="T11"> características </text:span>del<text:span text:style-name="T11"> </text:span>despliegue,<text:span text:style-name="T11"> </text:span>para<text:span text:style-name="T11"> </text:span>replantear<text:span text:style-name="T11"> </text:span>el<text:span text:style-name="T11"> </text:span>cableado<text:span text:style-name="T11"> </text:span>y<text:span text:style-name="T11"> </text:span>la<text:span text:style-name="T11"> electrónica </text:span>de<text:span text:style-name="T11"> </text:span>la<text:span text:style-name="T11"> </text:span>red.</text:p>
        </text:list-item>
        <text:list-item>
          <text:p text:style-name="P99">Ubicar<text:span text:style-name="T11"> </text:span>y<text:span text:style-name="T11"> </text:span>fijar<text:span text:style-name="T11"> </text:span>equipos,<text:span text:style-name="T11"> </text:span>lineas,<text:span text:style-name="T11"> </text:span>canalizaciones<text:span text:style-name="T11"> </text:span>y<text:span text:style-name="T11"> demás </text:span>elementos<text:span text:style-name="T11"> </text:span>de<text:span text:style-name="T11"> </text:span>una<text:span text:style-name="T11"> </text:span>red<text:span text:style-name="T11"> </text:span>local<text:span text:style-name="T11"> </text:span>cableada,<text:span text:style-name="T11"> </text:span>inalámbrica<text:span text:style-name="T11"> </text:span>o<text:span text:style-name="T11"> </text:span>mixta,<text:span text:style-name="T11"> </text:span>aplicando<text:span text:style-name="T11"> </text:span>procedimientos<text:span text:style-name="T11"> </text:span>de<text:span text:style-name="T11"> </text:span>montaje<text:span text:style-name="T11"> </text:span>y<text:span text:style-name="T11"> </text:span>protocolos<text:span text:style-name="T11"> </text:span>de<text:span text:style-name="T11"> </text:span>calidad<text:span text:style-name="T11"> </text:span>y<text:span text:style-name="T11"> </text:span>seguridad,<text:span text:style-name="T11"> </text:span>para<text:span text:style-name="T11"> </text:span>instalar<text:span text:style-name="T11"> </text:span>y<text:span text:style-name="T11"> </text:span>configurar<text:span text:style-name="T11"> </text:span>redes<text:span text:style-name="T11"> </text:span>locales.</text:p>
        </text:list-item>
        <text:list-item>
          <text:p text:style-name="P99">Interconectar<text:span text:style-name="T11"> </text:span>equipos<text:span text:style-name="T11"> informáticos</text:span>,<text:span text:style-name="T11"> </text:span>dispositivos<text:span text:style-name="T11"> </text:span>de<text:span text:style-name="T11"> </text:span>red<text:span text:style-name="T11"> </text:span>local<text:span text:style-name="T11"> </text:span>y<text:span text:style-name="T11"> </text:span>de<text:span text:style-name="T11"> conexión </text:span>con<text:span text:style-name="T11"> </text:span>redes<text:span text:style-name="T11"> </text:span>de<text:span text:style-name="T11"> área </text:span>extensa,<text:span text:style-name="T11"> </text:span>ejecutando<text:span text:style-name="T11"> </text:span>los<text:span text:style-name="T11"> </text:span>procedimientos<text:span text:style-name="T11"> </text:span>para<text:span text:style-name="T11"> </text:span>instalar<text:span text:style-name="T11"> </text:span>y<text:span text:style-name="T11"> </text:span>configurar<text:span text:style-name="T11"> </text:span>redes<text:span text:style-name="T11"> </text:span>locales.</text:p>
        </text:list-item>
        <text:list-item>
          <text:p text:style-name="P99">Localizar<text:span text:style-name="T11"> </text:span>y<text:span text:style-name="T11"> </text:span>reparar<text:span text:style-name="T11"> averías </text:span>y<text:span text:style-name="T11"> </text:span>disfunciones<text:span text:style-name="T11"> </text:span>en<text:span text:style-name="T11"> </text:span>los<text:span text:style-name="T11"> </text:span>componentes<text:span text:style-name="T11"> físicos </text:span>y<text:span text:style-name="T11"> lógicos </text:span>para<text:span text:style-name="T11"> </text:span>mantener<text:span text:style-name="T11"> </text:span>sistemas<text:span text:style-name="T11"> informatizaros </text:span>y<text:span text:style-name="T11"> </text:span>redes<text:span text:style-name="T11"> </text:span>locales.</text:p>
        </text:list-item>
        <text:list-item>
          <text:p text:style-name="P99">Sustituir<text:span text:style-name="T11"> </text:span>y<text:span text:style-name="T11"> </text:span>ajustar<text:span text:style-name="T11"> </text:span>componentes<text:span text:style-name="T11"> físicos </text:span>y<text:span text:style-name="T11"> </text:span>lógicos<text:span text:style-name="T11"> </text:span>para<text:span text:style-name="T11"> </text:span>mantener<text:span text:style-name="T11"> </text:span>sistemas<text:span text:style-name="T11"> informatizaros </text:span>y<text:span text:style-name="T11"> </text:span>redes<text:span text:style-name="T11"> </text:span>locales.</text:p>
        </text:list-item>
        <text:list-item>
          <text:p text:style-name="P99">Interpretar<text:span text:style-name="T11"> </text:span>y<text:span text:style-name="T11"> </text:span>seleccionar<text:span text:style-name="T11"> información </text:span>para<text:span text:style-name="T11"> </text:span>elaborar<text:span text:style-name="T11"> documentación técnica </text:span>y<text:span text:style-name="T11"> </text:span>administrativa.</text:p>
        </text:list-item>
        <text:list-item>
          <text:p text:style-name="P99">Valorar<text:span text:style-name="T11"> </text:span>el<text:span text:style-name="T11"> </text:span>coste<text:span text:style-name="T11"> </text:span>de<text:span text:style-name="T11"> </text:span>los<text:span text:style-name="T11"> </text:span>componentes<text:span text:style-name="T11"> físicos</text:span>,<text:span text:style-name="T11"> </text:span>lógicos<text:span text:style-name="T11"> </text:span>y<text:span text:style-name="T11"> </text:span>la<text:span text:style-name="T11"> </text:span>mano<text:span text:style-name="T11"> </text:span>de<text:span text:style-name="T11"> </text:span>obra,<text:span text:style-name="T11"> </text:span>para<text:span text:style-name="T11"> </text:span>elaborar<text:span text:style-name="T11"> </text:span>presupuestos.</text:p>
        </text:list-item>
        <text:list-item>
          <text:p text:style-name="P99">Reconocer<text:span text:style-name="T11"> características </text:span>y<text:span text:style-name="T11"> </text:span>posibilidades<text:span text:style-name="T11"> </text:span>de<text:span text:style-name="T11"> </text:span>los<text:span text:style-name="T11"> </text:span>componentes<text:span text:style-name="T11"> físicos </text:span>y<text:span text:style-name="T11"> lógicos</text:span>,<text:span text:style-name="T11"> </text:span>para<text:span text:style-name="T11"> </text:span>asesorar<text:span text:style-name="T11"> </text:span>y<text:span text:style-name="T11"> </text:span>asistir<text:span text:style-name="T11"> </text:span>a<text:span text:style-name="T11"> </text:span>clientes.</text:p>
        </text:list-item>
        <text:list-item>
          <text:p text:style-name="P99">Detectar<text:span text:style-name="T11"> </text:span>y<text:span text:style-name="T11"> </text:span>analizar<text:span text:style-name="T11"> </text:span>cambios<text:span text:style-name="T11"> tecnológicos </text:span>para<text:span text:style-name="T11"> </text:span>elegir<text:span text:style-name="T11"> </text:span>nuevas<text:span text:style-name="T11"> </text:span>alternativas<text:span text:style-name="T11"> </text:span>y<text:span text:style-name="T11"> </text:span>mantenerse<text:span text:style-name="T11"> </text:span>actualizado<text:span text:style-name="T11"> </text:span>dentro<text:span text:style-name="T11"> </text:span>del<text:span text:style-name="T11"> </text:span>sector.</text:p>
        </text:list-item>
        <text:list-item>
          <text:p text:style-name="P99"><text:soft-page-break/>Reconocer<text:span text:style-name="T11"> </text:span>y<text:span text:style-name="T11"> </text:span>valorar<text:span text:style-name="T11"> </text:span>incidencias,<text:span text:style-name="T11"> </text:span>determinando<text:span text:style-name="T11"> </text:span>sus<text:span text:style-name="T11"> </text:span>causas<text:span text:style-name="T11"> </text:span>y<text:span text:style-name="T11"> </text:span>describiendo<text:span text:style-name="T11"> </text:span>las<text:span text:style-name="T11"> </text:span>acciones<text:span text:style-name="T11"> </text:span>correctoras<text:span text:style-name="T11"> </text:span>para<text:span text:style-name="T11"> </text:span>resolverlas.</text:p>
        </text:list-item>
        <text:list-item>
          <text:p text:style-name="P99">Analizar<text:span text:style-name="T11"> </text:span>y<text:span text:style-name="T11"> </text:span>describir<text:span text:style-name="T11"> </text:span>procedimientos<text:span text:style-name="T11"> </text:span>de<text:span text:style-name="T11"> </text:span>calidad,<text:span text:style-name="T11"> prevención </text:span>de<text:span text:style-name="T11"> </text:span>riesgos<text:span text:style-name="T11"> </text:span>laborales<text:span text:style-name="T11"> </text:span>y<text:span text:style-name="T11"> </text:span>medioambientales,<text:span text:style-name="T11"> señalando </text:span>las<text:span text:style-name="T11"> </text:span>acciones<text:span text:style-name="T11"> </text:span>a<text:span text:style-name="T11"> </text:span>realizar<text:span text:style-name="T11"> </text:span>en<text:span text:style-name="T11"> </text:span>los<text:span text:style-name="T11"> </text:span>casos<text:span text:style-name="T11"> </text:span>definidos<text:span text:style-name="T11"> </text:span>para<text:span text:style-name="T11"> </text:span>actuar<text:span text:style-name="T11"> </text:span>de<text:span text:style-name="T11"> </text:span>acuerdo<text:span text:style-name="T11"> </text:span>con<text:span text:style-name="T11"> </text:span>las<text:span text:style-name="T11"> </text:span>normas<text:span text:style-name="T11"> </text:span>estandarizadas.</text:p>
        </text:list-item>
        <text:list-item>
          <text:p text:style-name="P99">Valorar<text:span text:style-name="T11"> </text:span>las<text:span text:style-name="T11"> </text:span>actividades<text:span text:style-name="T11"> </text:span>de<text:span text:style-name="T11"> </text:span>trabajo<text:span text:style-name="T11"> </text:span>en<text:span text:style-name="T11"> </text:span>un<text:span text:style-name="T11"> </text:span>proceso<text:span text:style-name="T11"> </text:span>productivo,<text:span text:style-name="T11"> </text:span>identificando<text:span text:style-name="T11"> </text:span>su<text:span text:style-name="T11"> aportación </text:span>al<text:span text:style-name="T11"> </text:span>proceso<text:span text:style-name="T11"> </text:span>global<text:span text:style-name="T11"> </text:span>para<text:span text:style-name="T11"> </text:span>conseguir<text:span text:style-name="T11"> </text:span>los<text:span text:style-name="T11"> </text:span>objetivos<text:span text:style-name="T11"> </text:span>de<text:span text:style-name="T11"> </text:span>la<text:span text:style-name="T11"> producción.</text:span></text:p>
        </text:list-item>
        <text:list-item>
          <text:p text:style-name="P99">Identificar<text:span text:style-name="T11"> </text:span>y<text:span text:style-name="T11"> </text:span>valorar<text:span text:style-name="T11"> </text:span>las<text:span text:style-name="T11"> </text:span>oportunidades<text:span text:style-name="T11"> </text:span>de<text:span text:style-name="T11"> </text:span>aprendizaje<text:span text:style-name="T11"> </text:span>y<text:span text:style-name="T11"> </text:span>empleo,<text:span text:style-name="T11"> </text:span>analizando<text:span text:style-name="T11"> </text:span>las<text:span text:style-name="T11"> </text:span>ofertas<text:span text:style-name="T11"> </text:span>y<text:span text:style-name="T11"> </text:span>demandas<text:span text:style-name="T11"> </text:span>del<text:span text:style-name="T11"> </text:span>mercado<text:span text:style-name="T11"> </text:span>laboral<text:span text:style-name="T11"> </text:span>para<text:span text:style-name="T11"> </text:span>gestionar<text:span text:style-name="T11"> </text:span>su<text:span text:style-name="T11"> </text:span>carrera<text:span text:style-name="T11"> </text:span>profesional.</text:p>
        </text:list-item>
        <text:list-item>
          <text:p text:style-name="P99">Reconocer<text:span text:style-name="T11"> </text:span>las<text:span text:style-name="T11"> </text:span>oportunidades<text:span text:style-name="T11"> </text:span>de<text:span text:style-name="T11"> </text:span>negocio,<text:span text:style-name="T11"> </text:span>identificando<text:span text:style-name="T11"> </text:span>y<text:span text:style-name="T11"> </text:span>analizando<text:span text:style-name="T11"> </text:span>demandas<text:span text:style-name="T11"> </text:span>del<text:span text:style-name="T11"> </text:span>mercado<text:span text:style-name="T11"> </text:span>para<text:span text:style-name="T11"> </text:span>crear<text:span text:style-name="T11"> </text:span>y<text:span text:style-name="T11"> </text:span>gestionar<text:span text:style-name="T11"> </text:span>una<text:span text:style-name="T11"> pequeña </text:span>empresa.</text:p>
        </text:list-item>
        <text:list-item>
          <text:p text:style-name="P101">Reconocer<text:span text:style-name="T11"> </text:span>sus<text:span text:style-name="T11"> </text:span>derechos<text:span text:style-name="T11"> </text:span>y<text:span text:style-name="T11"> </text:span>deberes<text:span text:style-name="T11"> </text:span>como<text:span text:style-name="T11"> </text:span>agente<text:span text:style-name="T11"> </text:span>activo<text:span text:style-name="T11"> </text:span>en<text:span text:style-name="T11"> </text:span>la<text:span text:style-name="T11"> </text:span>sociedad,<text:span text:style-name="T11"> </text:span>analizando<text:span text:style-name="T11"> </text:span>el<text:span text:style-name="T11"> </text:span>marco<text:span text:style-name="T11"> </text:span>legal<text:span text:style-name="T11"> </text:span>que<text:span text:style-name="T11"> </text:span>regula<text:span text:style-name="T11"> </text:span>las<text:span text:style-name="T11"> </text:span>condiciones<text:span text:style-name="T11"> </text:span>sociales<text:span text:style-name="T11"> </text:span>y<text:span text:style-name="T11"> </text:span>laborales<text:span text:style-name="T11"> </text:span>para<text:span text:style-name="T11"> </text:span>participar<text:span text:style-name="T11"> </text:span>como<text:span text:style-name="T11"> </text:span>ciudadano<text:span text:style-name="T11"> democrático.</text:span></text:p>
        </text:list-item>
      </text:list>
      <text:p text:style-name="P50"/>
      <text:p text:style-name="P42"/>
      <text:h text:style-name="Heading_20_2" text:outline-level="2">3. Competencia General del Título.</text:h>
      <text:p text:style-name="P42"/>
      <text:p text:style-name="P71"><text:span text:style-name="T16">La</text:span><text:span text:style-name="T17"> </text:span><text:span text:style-name="T16">competencia</text:span><text:span text:style-name="T17"> </text:span><text:span text:style-name="T16">general</text:span><text:span text:style-name="T17"> </text:span><text:span text:style-name="T16">de</text:span><text:span text:style-name="T17"> </text:span><text:span text:style-name="T16">este</text:span><text:span text:style-name="T17"> </text:span><text:span text:style-name="T16">título</text:span><text:span text:style-name="T17"> </text:span><text:span text:style-name="T16">consiste</text:span><text:span text:style-name="T17"> </text:span><text:span text:style-name="T16">en</text:span><text:span text:style-name="T17"> </text:span><text:span text:style-name="T16">instalar,</text:span><text:span text:style-name="T17"> </text:span><text:span text:style-name="T16">configurar</text:span><text:span text:style-name="T17"> </text:span><text:span text:style-name="T16">y</text:span><text:span text:style-name="T17"> </text:span><text:span text:style-name="T16">mantener</text:span><text:span text:style-name="T17"> </text:span><text:span text:style-name="T16">sistemas</text:span><text:span text:style-name="T17"> microinformáticos.</text:span><text:span text:style-name="T16">,</text:span><text:span text:style-name="T17"> </text:span><text:span text:style-name="T16">aislados</text:span><text:span text:style-name="T17"> </text:span><text:span text:style-name="T16">o</text:span><text:span text:style-name="T17"> </text:span><text:span text:style-name="T16">en</text:span><text:span text:style-name="T17"> </text:span><text:span text:style-name="T16">red,</text:span><text:span text:style-name="T17"> </text:span><text:span text:style-name="T16">así</text:span><text:span text:style-name="T17"> </text:span><text:span text:style-name="T16">como</text:span><text:span text:style-name="T17"> </text:span><text:span text:style-name="T16">redes</text:span><text:span text:style-name="T17"> </text:span><text:span text:style-name="T16">locales</text:span><text:span text:style-name="T17"> </text:span><text:span text:style-name="T16">en</text:span><text:span text:style-name="T17"> </text:span><text:span text:style-name="T16">pequeños</text:span><text:span text:style-name="T17"> </text:span><text:span text:style-name="T16">entornos,</text:span><text:span text:style-name="T17"> </text:span><text:span text:style-name="T16">asegurando</text:span><text:span text:style-name="T17"> </text:span><text:span text:style-name="T16">su</text:span><text:span text:style-name="T17"> </text:span><text:span text:style-name="T16">funcionalidad</text:span><text:span text:style-name="T17"> </text:span><text:span text:style-name="T16">y</text:span><text:span text:style-name="T17"> </text:span><text:span text:style-name="T16">aplicando</text:span><text:span text:style-name="T17"> </text:span><text:span text:style-name="T16">los</text:span><text:span text:style-name="T17"> </text:span><text:span text:style-name="T16">protocolos</text:span><text:span text:style-name="T17"> </text:span><text:span text:style-name="T16">de</text:span><text:span text:style-name="T17"> </text:span><text:span text:style-name="T16">calidad,</text:span><text:span text:style-name="T17"> </text:span><text:span text:style-name="T16">seguridad</text:span><text:span text:style-name="T17"> </text:span><text:span text:style-name="T16">y</text:span><text:span text:style-name="T17"> </text:span><text:span text:style-name="T16">respeto</text:span><text:span text:style-name="T17"> </text:span><text:span text:style-name="T16">al</text:span><text:span text:style-name="T17"> </text:span><text:span text:style-name="T16">medio</text:span><text:span text:style-name="T17"> </text:span><text:span text:style-name="T16">ambiente</text:span><text:span text:style-name="T17"> </text:span><text:span text:style-name="T16">establecidos.</text:span></text:p>
      <text:h text:style-name="Heading_20_2" text:outline-level="2">4.Competencias Profesionales, Personales y Sociales.</text:h>
      <text:p text:style-name="P31"/>
      <text:p text:style-name="P72">Las<text:span text:style-name="T11"> </text:span>competencias<text:span text:style-name="T11"> </text:span>profesionales,<text:span text:style-name="T11"> </text:span>personales<text:span text:style-name="T11"> </text:span>y<text:span text:style-name="T11"> </text:span>sociales<text:span text:style-name="T11"> </text:span>de<text:span text:style-name="T11"> </text:span>este<text:span text:style-name="T11"> </text:span>título<text:span text:style-name="T11"> </text:span>son<text:span text:style-name="T11"> </text:span>las<text:span text:style-name="T11"> </text:span>que<text:span text:style-name="T11"> </text:span>se<text:span text:style-name="T11"> </text:span>relacionan<text:span text:style-name="T11"> </text:span>a<text:span text:style-name="T11"> </text:span>continuación:</text:p>
      <text:p text:style-name="P72"/>
      <text:list xml:id="list1990282738" text:continue-numbering="true" text:style-name="WW8Num13">
        <text:list-item>
          <text:p text:style-name="P99">Determinar<text:span text:style-name="T11"> </text:span>la<text:span text:style-name="T11"> </text:span>logística<text:span text:style-name="T11"> </text:span>asociada<text:span text:style-name="T11"> </text:span>a<text:span text:style-name="T11"> </text:span>las<text:span text:style-name="T11"> </text:span>operaciones<text:span text:style-name="T11"> </text:span>de<text:span text:style-name="T11"> </text:span>instalación,<text:span text:style-name="T11"> </text:span>configuración<text:span text:style-name="T11"> </text:span>y<text:span text:style-name="T11"> </text:span>mantenimiento<text:span text:style-name="T11"> </text:span>de<text:span text:style-name="T11"> </text:span>sistemas<text:span text:style-name="T11"> microinformáticos.</text:span>,<text:span text:style-name="T11"> </text:span>interpretando<text:span text:style-name="T11"> </text:span>la<text:span text:style-name="T11"> </text:span>documentación<text:span text:style-name="T11"> </text:span>técnica<text:span text:style-name="T11"> </text:span>asociada<text:span text:style-name="T11"> </text:span>y<text:span text:style-name="T11"> </text:span>organizando<text:span text:style-name="T11"> </text:span>los<text:span text:style-name="T11"> </text:span>recursos<text:span text:style-name="T11"> </text:span>necesarios.</text:p>
        </text:list-item>
        <text:list-item>
          <text:p text:style-name="P99">Montar<text:span text:style-name="T11"> </text:span>y<text:span text:style-name="T11"> </text:span>configurar<text:span text:style-name="T11"> </text:span>ordenadores<text:span text:style-name="T11"> </text:span>y<text:span text:style-name="T11"> </text:span>periféricos,<text:span text:style-name="T11"> </text:span>asegurando<text:span text:style-name="T11"> </text:span>su<text:span text:style-name="T11"> </text:span>funcionamiento<text:span text:style-name="T11"> </text:span>en<text:span text:style-name="T11"> </text:span>condiciones<text:span text:style-name="T11"> </text:span>de<text:span text:style-name="T11"> </text:span>calidad<text:span text:style-name="T11"> </text:span>y<text:span text:style-name="T11"> </text:span>seguridad.</text:p>
        </text:list-item>
        <text:list-item>
          <text:p text:style-name="P99">Instalar<text:span text:style-name="T11"> </text:span>y<text:span text:style-name="T11"> </text:span>configurar<text:span text:style-name="T11"> </text:span>software<text:span text:style-name="T11"> </text:span>básico<text:span text:style-name="T11"> </text:span>y<text:span text:style-name="T11"> </text:span>de<text:span text:style-name="T11"> </text:span>aplicación,<text:span text:style-name="T11"> </text:span>asegurando<text:span text:style-name="T11"> </text:span>su<text:span text:style-name="T11"> </text:span>funcionamiento<text:span text:style-name="T11"> </text:span>en<text:span text:style-name="T11"> </text:span>condiciones<text:span text:style-name="T11"> </text:span>de<text:span text:style-name="T11"> </text:span>calidad<text:span text:style-name="T11"> </text:span>y<text:span text:style-name="T11"> </text:span>seguridad.</text:p>
        </text:list-item>
        <text:list-item>
          <text:p text:style-name="P99">Replantear<text:span text:style-name="T11"> </text:span>el<text:span text:style-name="T11"> </text:span>cableado<text:span text:style-name="T11"> </text:span>y<text:span text:style-name="T11"> </text:span>la<text:span text:style-name="T11"> </text:span>electrónica<text:span text:style-name="T11"> </text:span>de<text:span text:style-name="T11"> </text:span>redes<text:span text:style-name="T11"> </text:span>locales<text:span text:style-name="T11"> </text:span>en<text:span text:style-name="T11"> </text:span>pequeños<text:span text:style-name="T11"> </text:span>entornos<text:span text:style-name="T11"> </text:span>y<text:span text:style-name="T11"> </text:span>su<text:span text:style-name="T11"> </text:span>conexión<text:span text:style-name="T11"> </text:span>con<text:span text:style-name="T11"> </text:span>redes<text:span text:style-name="T11"> </text:span>de<text:span text:style-name="T11"> </text:span>área<text:span text:style-name="T11"> </text:span>extensa<text:span text:style-name="T11"> </text:span>canalizando<text:span text:style-name="T11"> </text:span>a<text:span text:style-name="T11"> </text:span>un<text:span text:style-name="T11"> </text:span>nivel<text:span text:style-name="T11"> </text:span>superior<text:span text:style-name="T11"> </text:span>los<text:span text:style-name="T11"> </text:span>supuestos<text:span text:style-name="T11"> </text:span>que<text:span text:style-name="T11"> </text:span>así<text:span text:style-name="T11"> </text:span>lo<text:span text:style-name="T11"> </text:span>requieran.</text:p>
        </text:list-item>
        <text:list-item>
          <text:p text:style-name="P99">Instalar<text:span text:style-name="T11"> </text:span>y<text:span text:style-name="T11"> </text:span>configurar<text:span text:style-name="T11"> </text:span>redes<text:span text:style-name="T11"> </text:span>locales<text:span text:style-name="T11"> </text:span>cableadas,<text:span text:style-name="T11"> </text:span>inalámbricas<text:span text:style-name="T11"> </text:span>o<text:span text:style-name="T11"> </text:span>mixtas<text:span text:style-name="T11"> </text:span>y<text:span text:style-name="T11"> </text:span>su<text:span text:style-name="T11"> </text:span>conexión<text:span text:style-name="T11"> </text:span>a<text:span text:style-name="T11"> </text:span>redes<text:span text:style-name="T11"> </text:span>públicas,<text:span text:style-name="T11"> </text:span>asegurando<text:span text:style-name="T11"> </text:span>su<text:span text:style-name="T11"> </text:span>funcionamiento<text:span text:style-name="T11"> </text:span>en<text:span text:style-name="T11"> </text:span>condiciones<text:span text:style-name="T11"> </text:span>de<text:span text:style-name="T11"> </text:span>calidad<text:span text:style-name="T11"> </text:span>y<text:span text:style-name="T11"> </text:span>seguridad.</text:p>
        </text:list-item>
        <text:list-item>
          <text:p text:style-name="P99">Instalar,<text:span text:style-name="T11"> </text:span>configurar<text:span text:style-name="T11"> </text:span>y<text:span text:style-name="T11"> </text:span>mantener<text:span text:style-name="T11"> </text:span>servicios<text:span text:style-name="T11"> </text:span>multiusuario,<text:span text:style-name="T11"> </text:span>aplicaciones<text:span text:style-name="T11"> </text:span>y<text:span text:style-name="T11"> </text:span>dispositivos<text:span text:style-name="T11"> </text:span>compartidos<text:span text:style-name="T11"> </text:span>en<text:span text:style-name="T11"> </text:span>un<text:span text:style-name="T11"> </text:span>entorno<text:span text:style-name="T11"> </text:span>de<text:span text:style-name="T11"> </text:span>red<text:span text:style-name="T11"> </text:span>local,<text:span text:style-name="T11"> </text:span>atendiendo<text:span text:style-name="T11"> </text:span>a<text:span text:style-name="T11"> </text:span>las<text:span text:style-name="T11"> </text:span>necesidades<text:span text:style-name="T11"> </text:span>y<text:span text:style-name="T11"> </text:span>requerimientos<text:span text:style-name="T11"> </text:span>especificados.</text:p>
        </text:list-item>
        <text:list-item>
          <text:p text:style-name="P99">Realizar<text:span text:style-name="T11"> </text:span>las<text:span text:style-name="T11"> </text:span>pruebas<text:span text:style-name="T11"> </text:span>funcionales<text:span text:style-name="T11"> </text:span>en<text:span text:style-name="T11"> </text:span>sistemas<text:span text:style-name="T11"> microinformáticos. </text:span>y<text:span text:style-name="T11"> </text:span>redes<text:span text:style-name="T11"> </text:span>locales,<text:span text:style-name="T11"> </text:span>localizando<text:span text:style-name="T11"> </text:span>y<text:span text:style-name="T11"> </text:span>diagnosticando<text:span text:style-name="T11"> </text:span>disfunciones,<text:span text:style-name="T11"> </text:span>para<text:span text:style-name="T11"> </text:span>comprobar<text:span text:style-name="T11"> </text:span>y<text:span text:style-name="T11"> </text:span>ajustar<text:span text:style-name="T11"> </text:span>su<text:span text:style-name="T11"> </text:span>funcionamiento.</text:p>
        </text:list-item>
        <text:list-item>
          <text:p text:style-name="P100"><text:span text:style-name="T22">Mantener</text:span><text:span text:style-name="T23"> </text:span><text:span text:style-name="T22">sistemas</text:span><text:span text:style-name="T23"> informatizaros </text:span><text:span text:style-name="T22">y</text:span><text:span text:style-name="T23"> </text:span><text:span text:style-name="T22">redes</text:span><text:span text:style-name="T23"> </text:span><text:span text:style-name="T22">locales,</text:span><text:span text:style-name="T23"> </text:span><text:span text:style-name="T22">sustituyendo,</text:span><text:span text:style-name="T23"> </text:span><text:span text:style-name="T22">actualizando</text:span><text:span text:style-name="T23"> </text:span><text:span text:style-name="T22">y</text:span><text:span text:style-name="T23"> </text:span><text:span text:style-name="T22">ajustando</text:span><text:span text:style-name="T23"> </text:span><text:span text:style-name="T22">sus</text:span><text:span text:style-name="T23"> </text:span><text:span text:style-name="T22">componentes,</text:span><text:span text:style-name="T23"> </text:span><text:span text:style-name="T22">para</text:span><text:span text:style-name="T23"> </text:span><text:span text:style-name="T22">asegurar</text:span><text:span text:style-name="T23"> </text:span><text:span text:style-name="T22">el</text:span><text:span text:style-name="T23"> </text:span><text:span text:style-name="T22">rendimiento</text:span><text:span text:style-name="T23"> </text:span><text:span text:style-name="T22">del</text:span><text:span text:style-name="T23"> </text:span><text:span text:style-name="T22">sistema</text:span><text:span text:style-name="T23"> </text:span><text:span text:style-name="T22">en</text:span><text:span text:style-name="T23"> </text:span><text:span text:style-name="T22">condiciones</text:span><text:span text:style-name="T23"> </text:span><text:span text:style-name="T22">de</text:span><text:span text:style-name="T23"> </text:span><text:span text:style-name="T22">calidad</text:span><text:span text:style-name="T23"> </text:span><text:span text:style-name="T22">y</text:span><text:span text:style-name="T23"> </text:span><text:span text:style-name="T22">seguridad.</text:span></text:p>
        </text:list-item>
        <text:list-item>
          <text:p text:style-name="P100"><text:span text:style-name="T22">Ejecutar</text:span><text:span text:style-name="T23"> </text:span><text:span text:style-name="T22">procedimientos</text:span><text:span text:style-name="T23"> </text:span><text:span text:style-name="T22">establecidos</text:span><text:span text:style-name="T23"> </text:span><text:span text:style-name="T22">de</text:span><text:span text:style-name="T23"> </text:span><text:span text:style-name="T22">recuperación</text:span><text:span text:style-name="T23"> </text:span><text:span text:style-name="T22">de</text:span><text:span text:style-name="T23"> </text:span><text:span text:style-name="T22">datos</text:span><text:span text:style-name="T23"> </text:span><text:span text:style-name="T22">y</text:span><text:span text:style-name="T23"> </text:span><text:span text:style-name="T22">aplicaciones</text:span><text:span text:style-name="T23"> </text:span><text:span text:style-name="T22">ante</text:span><text:span text:style-name="T23"> </text:span><text:span text:style-name="T22">fallos</text:span><text:span text:style-name="T23"> </text:span><text:span text:style-name="T22">y</text:span><text:span text:style-name="T23"> </text:span><text:span text:style-name="T22">perdidas</text:span><text:span text:style-name="T23"> </text:span><text:span text:style-name="T22">de</text:span><text:span text:style-name="T23"> </text:span><text:span text:style-name="T22">datos</text:span><text:span text:style-name="T23"> </text:span><text:span text:style-name="T22">en</text:span><text:span text:style-name="T23"> </text:span><text:span text:style-name="T22">el</text:span><text:span text:style-name="T23"> </text:span><text:span text:style-name="T22">sistema,</text:span><text:span text:style-name="T23"> </text:span><text:span text:style-name="T22">para</text:span><text:span text:style-name="T23"> </text:span><text:span text:style-name="T22">garantizar</text:span><text:span text:style-name="T23"> </text:span><text:span text:style-name="T22">la</text:span><text:span text:style-name="T23"> </text:span><text:span text:style-name="T22">integridad</text:span><text:span text:style-name="T23"> </text:span><text:span text:style-name="T22">y</text:span><text:span text:style-name="T23"> </text:span><text:span text:style-name="T22">disponibilidad</text:span><text:span text:style-name="T23"> </text:span><text:span text:style-name="T22">de</text:span><text:span text:style-name="T23"> </text:span><text:span text:style-name="T22">la</text:span><text:span text:style-name="T23"> información.</text:span></text:p>
        </text:list-item>
        <text:list-item>
          <text:p text:style-name="P100"><text:span text:style-name="T22">Elaborar</text:span><text:span text:style-name="T23"> documentación técnica </text:span><text:span text:style-name="T22">y</text:span><text:span text:style-name="T23"> </text:span><text:span text:style-name="T22">administrativa</text:span><text:span text:style-name="T23"> </text:span><text:span text:style-name="T22">del</text:span><text:span text:style-name="T23"> </text:span><text:span text:style-name="T22">sistema,</text:span><text:span text:style-name="T23"> </text:span><text:span text:style-name="T22">cumpliendo</text:span><text:span text:style-name="T23"> </text:span><text:span text:style-name="T22">las</text:span><text:span text:style-name="T23"> </text:span><text:span text:style-name="T22">normas</text:span><text:span text:style-name="T23"> </text:span><text:span text:style-name="T22">y</text:span><text:span text:style-name="T23"> reglamentación </text:span><text:span text:style-name="T22">del</text:span><text:span text:style-name="T23"> </text:span><text:span text:style-name="T22">sector,</text:span><text:span text:style-name="T23"> </text:span><text:span text:style-name="T22">para</text:span><text:span text:style-name="T23"> </text:span><text:span text:style-name="T22">su</text:span><text:span text:style-name="T23"> </text:span><text:span text:style-name="T22">mantenimiento</text:span><text:span text:style-name="T23"> </text:span><text:span text:style-name="T22">y</text:span><text:span text:style-name="T23"> </text:span><text:span text:style-name="T22">la</text:span><text:span text:style-name="T23"> </text:span><text:span text:style-name="T22">asistencia</text:span><text:span text:style-name="T23"> </text:span><text:span text:style-name="T22">al</text:span><text:span text:style-name="T23"> </text:span><text:span text:style-name="T22">cliente.</text:span></text:p>
        </text:list-item>
        <text:list-item>
          <text:p text:style-name="P100"><text:soft-page-break/><text:span text:style-name="T22">Elaborar</text:span><text:span text:style-name="T23"> </text:span><text:span text:style-name="T22">presupuestos</text:span><text:span text:style-name="T23"> </text:span><text:span text:style-name="T22">de</text:span><text:span text:style-name="T23"> </text:span><text:span text:style-name="T22">sistemas</text:span><text:span text:style-name="T23"> </text:span><text:span text:style-name="T22">a</text:span><text:span text:style-name="T23"> </text:span><text:span text:style-name="T22">medida</text:span><text:span text:style-name="T23"> </text:span><text:span text:style-name="T22">cumpliendo</text:span><text:span text:style-name="T23"> </text:span><text:span text:style-name="T22">los</text:span><text:span text:style-name="T23"> </text:span><text:span text:style-name="T22">requerimientos</text:span><text:span text:style-name="T23"> </text:span><text:span text:style-name="T22">del</text:span><text:span text:style-name="T23"> </text:span><text:span text:style-name="T22">cliente.</text:span></text:p>
        </text:list-item>
        <text:list-item>
          <text:p text:style-name="P100"><text:span text:style-name="T22">Asesorar</text:span><text:span text:style-name="T23"> </text:span><text:span text:style-name="T22">y</text:span><text:span text:style-name="T23"> </text:span><text:span text:style-name="T22">asistir</text:span><text:span text:style-name="T23"> </text:span><text:span text:style-name="T22">al</text:span><text:span text:style-name="T23"> </text:span><text:span text:style-name="T22">cliente,</text:span><text:span text:style-name="T23"> </text:span><text:span text:style-name="T22">canalizando</text:span><text:span text:style-name="T23"> </text:span><text:span text:style-name="T22">a</text:span><text:span text:style-name="T23"> </text:span><text:span text:style-name="T22">un</text:span><text:span text:style-name="T23"> </text:span><text:span text:style-name="T22">nivel</text:span><text:span text:style-name="T23"> </text:span><text:span text:style-name="T22">superior</text:span><text:span text:style-name="T23"> </text:span><text:span text:style-name="T22">los</text:span><text:span text:style-name="T23"> </text:span><text:span text:style-name="T22">supuestos</text:span><text:span text:style-name="T23"> </text:span><text:span text:style-name="T22">que</text:span><text:span text:style-name="T23"> </text:span><text:span text:style-name="T22">lo</text:span><text:span text:style-name="T23"> </text:span><text:span text:style-name="T22">requieran,</text:span><text:span text:style-name="T23"> </text:span><text:span text:style-name="T22">para</text:span><text:span text:style-name="T23"> </text:span><text:span text:style-name="T22">encontrar</text:span><text:span text:style-name="T23"> </text:span><text:span text:style-name="T22">soluciones</text:span><text:span text:style-name="T23"> </text:span><text:span text:style-name="T22">adecuadas</text:span><text:span text:style-name="T23"> </text:span><text:span text:style-name="T22">a</text:span><text:span text:style-name="T23"> </text:span><text:span text:style-name="T22">las</text:span><text:span text:style-name="T23"> </text:span><text:span text:style-name="T22">necesidades</text:span><text:span text:style-name="T23"> </text:span><text:span text:style-name="T22">de</text:span><text:span text:style-name="T23"> </text:span><text:span text:style-name="T22">este.</text:span></text:p>
        </text:list-item>
        <text:list-item>
          <text:p text:style-name="P100"><text:span text:style-name="T22">Organizar</text:span><text:span text:style-name="T23"> </text:span><text:span text:style-name="T22">y</text:span><text:span text:style-name="T23"> </text:span><text:span text:style-name="T22">desarrollar</text:span><text:span text:style-name="T23"> </text:span><text:span text:style-name="T22">el</text:span><text:span text:style-name="T23"> </text:span><text:span text:style-name="T22">trabajo</text:span><text:span text:style-name="T23"> </text:span><text:span text:style-name="T22">asignado</text:span><text:span text:style-name="T23"> </text:span><text:span text:style-name="T22">manteniendo</text:span><text:span text:style-name="T23"> </text:span><text:span text:style-name="T22">unas</text:span><text:span text:style-name="T23"> </text:span><text:span text:style-name="T22">relaciones</text:span><text:span text:style-name="T23"> </text:span><text:span text:style-name="T22">profesionales</text:span><text:span text:style-name="T23"> </text:span><text:span text:style-name="T22">adecuadas</text:span><text:span text:style-name="T23"> </text:span><text:span text:style-name="T22">en</text:span><text:span text:style-name="T23"> </text:span><text:span text:style-name="T22">el</text:span><text:span text:style-name="T23"> </text:span><text:span text:style-name="T22">entorno</text:span><text:span text:style-name="T23"> </text:span><text:span text:style-name="T22">de</text:span><text:span text:style-name="T23"> </text:span><text:span text:style-name="T22">trabajo.</text:span></text:p>
        </text:list-item>
        <text:list-item>
          <text:p text:style-name="P100"><text:span text:style-name="T22">Mantener</text:span><text:span text:style-name="T23"> </text:span><text:span text:style-name="T22">un</text:span><text:span text:style-name="T23"> espíritu </text:span><text:span text:style-name="T22">constante</text:span><text:span text:style-name="T23"> </text:span><text:span text:style-name="T22">de</text:span><text:span text:style-name="T23"> innovación </text:span><text:span text:style-name="T22">y</text:span><text:span text:style-name="T23"> actualización </text:span><text:span text:style-name="T22">en</text:span><text:span text:style-name="T23"> </text:span><text:span text:style-name="T22">el</text:span><text:span text:style-name="T23"> ámbito </text:span><text:span text:style-name="T22">del</text:span><text:span text:style-name="T23"> </text:span><text:span text:style-name="T22">sector</text:span><text:span text:style-name="T23"> informático.</text:span></text:p>
        </text:list-item>
        <text:list-item>
          <text:p text:style-name="P100"><text:span text:style-name="T22">Utilizar</text:span><text:span text:style-name="T23"> </text:span><text:span text:style-name="T22">los</text:span><text:span text:style-name="T23"> </text:span><text:span text:style-name="T22">medios</text:span><text:span text:style-name="T23"> </text:span><text:span text:style-name="T22">de</text:span><text:span text:style-name="T23"> </text:span><text:span text:style-name="T22">consulta</text:span><text:span text:style-name="T23"> </text:span><text:span text:style-name="T22">disponibles,</text:span><text:span text:style-name="T23"> </text:span><text:span text:style-name="T22">seleccionando</text:span><text:span text:style-name="T23"> </text:span><text:span text:style-name="T22">el</text:span><text:span text:style-name="T23"> </text:span><text:span text:style-name="T22">mas</text:span><text:span text:style-name="T23"> </text:span><text:span text:style-name="T22">adecuado</text:span><text:span text:style-name="T23"> </text:span><text:span text:style-name="T22">en</text:span><text:span text:style-name="T23"> </text:span><text:span text:style-name="T22">cada</text:span><text:span text:style-name="T23"> </text:span><text:span text:style-name="T22">caso,</text:span><text:span text:style-name="T23"> </text:span><text:span text:style-name="T22">para</text:span><text:span text:style-name="T23"> </text:span><text:span text:style-name="T22">resolver</text:span><text:span text:style-name="T23"> </text:span><text:span text:style-name="T22">en</text:span><text:span text:style-name="T23"> </text:span><text:span text:style-name="T22">tiempo</text:span><text:span text:style-name="T23"> </text:span><text:span text:style-name="T22">razonable</text:span><text:span text:style-name="T23"> </text:span><text:span text:style-name="T22">supuestos</text:span><text:span text:style-name="T23"> </text:span><text:span text:style-name="T22">no</text:span><text:span text:style-name="T23"> </text:span><text:span text:style-name="T22">conocidos</text:span><text:span text:style-name="T23"> </text:span><text:span text:style-name="T22">y</text:span><text:span text:style-name="T23"> </text:span><text:span text:style-name="T22">dudas</text:span><text:span text:style-name="T23"> </text:span><text:span text:style-name="T22">profesionales.</text:span></text:p>
        </text:list-item>
        <text:list-item>
          <text:p text:style-name="P100"><text:span text:style-name="T22">Aplicar</text:span><text:span text:style-name="T23"> </text:span><text:span text:style-name="T22">los</text:span><text:span text:style-name="T23"> </text:span><text:span text:style-name="T22">protocolos</text:span><text:span text:style-name="T23"> </text:span><text:span text:style-name="T22">y</text:span><text:span text:style-name="T23"> </text:span><text:span text:style-name="T22">normas</text:span><text:span text:style-name="T23"> </text:span><text:span text:style-name="T22">de</text:span><text:span text:style-name="T23"> </text:span><text:span text:style-name="T22">seguridad,</text:span><text:span text:style-name="T23"> </text:span><text:span text:style-name="T22">calidad</text:span><text:span text:style-name="T23"> </text:span><text:span text:style-name="T22">y</text:span><text:span text:style-name="T23"> </text:span><text:span text:style-name="T22">respeto</text:span><text:span text:style-name="T23"> </text:span><text:span text:style-name="T22">al</text:span><text:span text:style-name="T23"> </text:span><text:span text:style-name="T22">medio</text:span><text:span text:style-name="T23"> </text:span><text:span text:style-name="T22">ambiente</text:span><text:span text:style-name="T23"> </text:span><text:span text:style-name="T22">en</text:span><text:span text:style-name="T23"> </text:span><text:span text:style-name="T22">las</text:span><text:span text:style-name="T23"> </text:span><text:span text:style-name="T22">intervenciones</text:span><text:span text:style-name="T23"> </text:span><text:span text:style-name="T22">realizadas.</text:span></text:p>
        </text:list-item>
        <text:list-item>
          <text:p text:style-name="P100"><text:span text:style-name="T22">Cumplir</text:span><text:span text:style-name="T23"> </text:span><text:span text:style-name="T22">con</text:span><text:span text:style-name="T23"> </text:span><text:span text:style-name="T22">los</text:span><text:span text:style-name="T23"> </text:span><text:span text:style-name="T22">objetivos</text:span><text:span text:style-name="T23"> </text:span><text:span text:style-name="T22">de</text:span><text:span text:style-name="T23"> </text:span><text:span text:style-name="T22">la</text:span><text:span text:style-name="T23"> producción.</text:span><text:span text:style-name="T22">,</text:span><text:span text:style-name="T23"> </text:span><text:span text:style-name="T22">colaborando</text:span><text:span text:style-name="T23"> </text:span><text:span text:style-name="T22">con</text:span><text:span text:style-name="T23"> </text:span><text:span text:style-name="T22">el</text:span><text:span text:style-name="T23"> </text:span><text:span text:style-name="T22">equipo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y</text:span><text:span text:style-name="T23"> </text:span><text:span text:style-name="T22">actuando</text:span><text:span text:style-name="T23"> </text:span><text:span text:style-name="T22">conforme</text:span><text:span text:style-name="T23"> </text:span><text:span text:style-name="T22">a</text:span><text:span text:style-name="T23"> </text:span><text:span text:style-name="T22">los</text:span><text:span text:style-name="T23"> </text:span><text:span text:style-name="T22">principios</text:span><text:span text:style-name="T23"> </text:span><text:span text:style-name="T22">de</text:span><text:span text:style-name="T23"> </text:span><text:span text:style-name="T22">responsabilidad</text:span><text:span text:style-name="T23"> </text:span><text:span text:style-name="T22">y</text:span><text:span text:style-name="T23"> </text:span><text:span text:style-name="T22">tolerancia.</text:span></text:p>
        </text:list-item>
        <text:list-item>
          <text:p text:style-name="P100"><text:span text:style-name="T22">Adaptarse</text:span><text:span text:style-name="T23"> </text:span><text:span text:style-name="T22">a</text:span><text:span text:style-name="T23"> </text:span><text:span text:style-name="T22">diferentes</text:span><text:span text:style-name="T23"> </text:span><text:span text:style-name="T22">puestos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y</text:span><text:span text:style-name="T23"> </text:span><text:span text:style-name="T22">nuevas</text:span><text:span text:style-name="T23"> </text:span><text:span text:style-name="T22">situaciones</text:span><text:span text:style-name="T23"> </text:span><text:span text:style-name="T22">laborales</text:span><text:span text:style-name="T23"> </text:span><text:span text:style-name="T22">originados</text:span><text:span text:style-name="T23"> </text:span><text:span text:style-name="T22">por</text:span><text:span text:style-name="T23"> </text:span><text:span text:style-name="T22">cambios</text:span><text:span text:style-name="T23"> </text:span><text:span text:style-name="T22">tecnológicos</text:span><text:span text:style-name="T23"> </text:span><text:span text:style-name="T22">y</text:span><text:span text:style-name="T23"> </text:span><text:span text:style-name="T22">organizativos</text:span><text:span text:style-name="T23"> </text:span><text:span text:style-name="T22">en</text:span><text:span text:style-name="T23"> </text:span><text:span text:style-name="T22">los</text:span><text:span text:style-name="T23"> </text:span><text:span text:style-name="T22">procesos</text:span><text:span text:style-name="T23"> </text:span><text:span text:style-name="T22">productivos.</text:span></text:p>
        </text:list-item>
        <text:list-item>
          <text:p text:style-name="P100"><text:span text:style-name="T22">Resolver</text:span><text:span text:style-name="T23"> </text:span><text:span text:style-name="T22">problemas</text:span><text:span text:style-name="T23"> </text:span><text:span text:style-name="T22">y</text:span><text:span text:style-name="T23"> </text:span><text:span text:style-name="T22">tomar</text:span><text:span text:style-name="T23"> </text:span><text:span text:style-name="T22">decisiones</text:span><text:span text:style-name="T23"> </text:span><text:span text:style-name="T22">individuales</text:span><text:span text:style-name="T23"> </text:span><text:span text:style-name="T22">siguiendo</text:span><text:span text:style-name="T23"> </text:span><text:span text:style-name="T22">las</text:span><text:span text:style-name="T23"> </text:span><text:span text:style-name="T22">normas</text:span><text:span text:style-name="T23"> </text:span><text:span text:style-name="T22">y</text:span><text:span text:style-name="T23"> </text:span><text:span text:style-name="T22">procedimientos</text:span><text:span text:style-name="T23"> </text:span><text:span text:style-name="T22">establecidos</text:span><text:span text:style-name="T23"> </text:span><text:span text:style-name="T22">definidos</text:span><text:span text:style-name="T23"> </text:span><text:span text:style-name="T22">dentro</text:span><text:span text:style-name="T23"> </text:span><text:span text:style-name="T22">del</text:span><text:span text:style-name="T23"> ámbito </text:span><text:span text:style-name="T22">de</text:span><text:span text:style-name="T23"> </text:span><text:span text:style-name="T22">su</text:span><text:span text:style-name="T23"> </text:span><text:span text:style-name="T22">competencia.</text:span></text:p>
        </text:list-item>
        <text:list-item>
          <text:p text:style-name="P100"><text:span text:style-name="T22">Ejercer</text:span><text:span text:style-name="T23"> </text:span><text:span text:style-name="T22">sus</text:span><text:span text:style-name="T23"> </text:span><text:span text:style-name="T22">derechos</text:span><text:span text:style-name="T23"> </text:span><text:span text:style-name="T22">y</text:span><text:span text:style-name="T23"> </text:span><text:span text:style-name="T22">cumplir</text:span><text:span text:style-name="T23"> </text:span><text:span text:style-name="T22">con</text:span><text:span text:style-name="T23"> </text:span><text:span text:style-name="T22">las</text:span><text:span text:style-name="T23"> </text:span><text:span text:style-name="T22">obligaciones</text:span><text:span text:style-name="T23"> </text:span><text:span text:style-name="T22">derivadas</text:span><text:span text:style-name="T23"> </text:span><text:span text:style-name="T22">de</text:span><text:span text:style-name="T23"> </text:span><text:span text:style-name="T22">las</text:span><text:span text:style-name="T23"> </text:span><text:span text:style-name="T22">relaciones</text:span><text:span text:style-name="T23"> </text:span><text:span text:style-name="T22">laborales,</text:span><text:span text:style-name="T23"> </text:span><text:span text:style-name="T22">de</text:span><text:span text:style-name="T23"> </text:span><text:span text:style-name="T22">acuerdo</text:span><text:span text:style-name="T23"> </text:span><text:span text:style-name="T22">con</text:span><text:span text:style-name="T23"> </text:span><text:span text:style-name="T22">lo</text:span><text:span text:style-name="T23"> </text:span><text:span text:style-name="T22">establecido</text:span><text:span text:style-name="T23"> </text:span><text:span text:style-name="T22">en</text:span><text:span text:style-name="T23"> </text:span><text:span text:style-name="T22">la</text:span><text:span text:style-name="T23"> legislación </text:span><text:span text:style-name="T22">vigente.</text:span></text:p>
        </text:list-item>
        <text:list-item>
          <text:p text:style-name="P100"><text:span text:style-name="T22">Gestionar</text:span><text:span text:style-name="T23"> </text:span><text:span text:style-name="T22">su</text:span><text:span text:style-name="T23"> </text:span><text:span text:style-name="T22">carrera</text:span><text:span text:style-name="T23"> </text:span><text:span text:style-name="T22">profesional,</text:span><text:span text:style-name="T23"> </text:span><text:span text:style-name="T22">analizando</text:span><text:span text:style-name="T23"> </text:span><text:span text:style-name="T22">las</text:span><text:span text:style-name="T23"> </text:span><text:span text:style-name="T22">oportunidades</text:span><text:span text:style-name="T23"> </text:span><text:span text:style-name="T22">de</text:span><text:span text:style-name="T23"> </text:span><text:span text:style-name="T22">empleo,</text:span><text:span text:style-name="T23"> auto empleo </text:span><text:span text:style-name="T22">y</text:span><text:span text:style-name="T23"> </text:span><text:span text:style-name="T22">aprendizaje.</text:span></text:p>
        </text:list-item>
        <text:list-item>
          <text:p text:style-name="P100"><text:span text:style-name="T22">Crear</text:span><text:span text:style-name="T23"> </text:span><text:span text:style-name="T22">y</text:span><text:span text:style-name="T23"> </text:span><text:span text:style-name="T22">gestionar</text:span><text:span text:style-name="T23"> </text:span><text:span text:style-name="T22">una</text:span><text:span text:style-name="T23"> pequeña </text:span><text:span text:style-name="T22">empresa,</text:span><text:span text:style-name="T23"> </text:span><text:span text:style-name="T22">realizando</text:span><text:span text:style-name="T23"> </text:span><text:span text:style-name="T22">un</text:span><text:span text:style-name="T23"> </text:span><text:span text:style-name="T22">estudio</text:span><text:span text:style-name="T23"> </text:span><text:span text:style-name="T22">de</text:span><text:span text:style-name="T23"> </text:span><text:span text:style-name="T22">viabilidad</text:span><text:span text:style-name="T23"> </text:span><text:span text:style-name="T22">de</text:span><text:span text:style-name="T23"> </text:span><text:span text:style-name="T22">productos,</text:span><text:span text:style-name="T23"> </text:span><text:span text:style-name="T22">planificación</text:span><text:span text:style-name="T23"> </text:span><text:span text:style-name="T22">de</text:span><text:span text:style-name="T23"> </text:span><text:span text:style-name="T22">la</text:span><text:span text:style-name="T23"> producción. </text:span><text:span text:style-name="T22">y</text:span><text:span text:style-name="T23"> comercialización.</text:span></text:p>
        </text:list-item>
        <text:list-item>
          <text:p text:style-name="P100"><text:span text:style-name="T22">Participar</text:span><text:span text:style-name="T23"> </text:span><text:span text:style-name="T22">de</text:span><text:span text:style-name="T23"> </text:span><text:span text:style-name="T22">forma</text:span><text:span text:style-name="T23"> </text:span><text:span text:style-name="T22">activa</text:span><text:span text:style-name="T23"> </text:span><text:span text:style-name="T22">en</text:span><text:span text:style-name="T23"> </text:span><text:span text:style-name="T22">la</text:span><text:span text:style-name="T23"> </text:span><text:span text:style-name="T22">vida</text:span><text:span text:style-name="T23"> económica</text:span><text:span text:style-name="T22">,</text:span><text:span text:style-name="T23"> </text:span><text:span text:style-name="T22">social</text:span><text:span text:style-name="T23"> </text:span><text:span text:style-name="T22">y</text:span><text:span text:style-name="T23"> </text:span><text:span text:style-name="T22">cultural,</text:span><text:span text:style-name="T23"> </text:span><text:span text:style-name="T22">con</text:span><text:span text:style-name="T23"> </text:span><text:span text:style-name="T22">una</text:span><text:span text:style-name="T23"> </text:span><text:span text:style-name="T22">actitud</text:span><text:span text:style-name="T23"> </text:span><text:span text:style-name="T22">critica</text:span><text:span text:style-name="T23"> </text:span><text:span text:style-name="T22">y</text:span><text:span text:style-name="T23"> </text:span><text:span text:style-name="T22">responsable.</text:span></text:p>
        </text:list-item>
      </text:list>
      <text:p text:style-name="P26"/>
      <text:h text:style-name="P109" text:outline-level="2">5. Cualificaciones Profesionales.</text:h>
      <text:h text:style-name="Heading_20_3" text:outline-level="3">1. Cualificaciones<text:span text:style-name="T11"> </text:span>profesionales<text:span text:style-name="T11"> </text:span>completas:</text:h>
      <text:p text:style-name="P52"/>
      <text:list xml:id="list8864409918107170482" text:style-name="WW8Num16">
        <text:list-item>
          <text:list>
            <text:list-item>
              <text:p text:style-name="P103"><text:span text:style-name="T25">Sistemas</text:span><text:span text:style-name="T24"> informatizaros </text:span><text:span text:style-name="T25">IFC078_2</text:span><text:span text:style-name="T24"> </text:span><text:span text:style-name="T25">(Real</text:span><text:span text:style-name="T24"> </text:span><text:span text:style-name="T25">Decreto</text:span><text:span text:style-name="T24"> </text:span><text:span text:style-name="T25">295/2004,</text:span><text:span text:style-name="T24"> </text:span><text:span text:style-name="T25">20</text:span><text:span text:style-name="T24"> </text:span><text:span text:style-name="T25">febrero),</text:span><text:span text:style-name="T24"> </text:span><text:span text:style-name="T25">que</text:span><text:span text:style-name="T24"> </text:span><text:span text:style-name="T25">comprende</text:span><text:span text:style-name="T24"> </text:span><text:span text:style-name="T25">las</text:span><text:span text:style-name="T24"> </text:span><text:span text:style-name="T25">siguientes</text:span><text:span text:style-name="T24"> </text:span><text:span text:style-name="T25">unidades</text:span><text:span text:style-name="T24"> </text:span><text:span text:style-name="T25">de</text:span><text:span text:style-name="T24"> </text:span><text:span text:style-name="T25">competencia:</text:span></text:p>
            </text:list-item>
          </text:list>
        </text:list-item>
      </text:list>
      <text:p text:style-name="P67"/>
      <text:p text:style-name="P68"><text:span text:style-name="T25">UC0219_2:</text:span><text:span text:style-name="T24"> </text:span><text:span text:style-name="T25">Instalar</text:span><text:span text:style-name="T24"> </text:span><text:span text:style-name="T25">y</text:span><text:span text:style-name="T24"> </text:span><text:span text:style-name="T25">configurar</text:span><text:span text:style-name="T24"> </text:span><text:span text:style-name="T25">el</text:span><text:span text:style-name="T24"> </text:span><text:span text:style-name="T25">software</text:span><text:span text:style-name="T24"> </text:span><text:span text:style-name="T25">base</text:span><text:span text:style-name="T24"> </text:span><text:span text:style-name="T25">en</text:span><text:span text:style-name="T24"> </text:span><text:span text:style-name="T25">sistemas</text:span><text:span text:style-name="T24"> informatizaros.</text:span></text:p>
      <text:p text:style-name="P68"><text:span text:style-name="T25">UC0220_2:</text:span><text:span text:style-name="T24"> </text:span><text:span text:style-name="T25">Instalar,</text:span><text:span text:style-name="T24"> </text:span><text:span text:style-name="T25">configurar</text:span><text:span text:style-name="T24"> </text:span><text:span text:style-name="T25">y</text:span><text:span text:style-name="T24"> </text:span><text:span text:style-name="T25">verificar</text:span><text:span text:style-name="T24"> </text:span><text:span text:style-name="T25">los</text:span><text:span text:style-name="T24"> </text:span><text:span text:style-name="T25">elementos</text:span><text:span text:style-name="T24"> </text:span><text:span text:style-name="T25">de</text:span><text:span text:style-name="T24"> </text:span><text:span text:style-name="T25">la</text:span><text:span text:style-name="T24"> </text:span><text:span text:style-name="T25">red</text:span><text:span text:style-name="T24"> </text:span><text:span text:style-name="T25">local</text:span><text:span text:style-name="T24"> según </text:span><text:span text:style-name="T25">procedimientos</text:span><text:span text:style-name="T24"> </text:span><text:span text:style-name="T25">establecidos.</text:span></text:p>
      <text:p text:style-name="P68"><text:span text:style-name="T25">UC0221_2:</text:span><text:span text:style-name="T24"> </text:span><text:span text:style-name="T25">Instalar,</text:span><text:span text:style-name="T24"> </text:span><text:span text:style-name="T25">configurar</text:span><text:span text:style-name="T24"> </text:span><text:span text:style-name="T25">y</text:span><text:span text:style-name="T24"> </text:span><text:span text:style-name="T25">mantener</text:span><text:span text:style-name="T24"> </text:span><text:span text:style-name="T25">paquetes</text:span><text:span text:style-name="T24"> informáticos </text:span><text:span text:style-name="T25">de</text:span><text:span text:style-name="T24"> propósito </text:span><text:span text:style-name="T25">general</text:span><text:span text:style-name="T24"> </text:span><text:span text:style-name="T25">y</text:span><text:span text:style-name="T24"> </text:span><text:span text:style-name="T25">aplicaciones</text:span><text:span text:style-name="T24"> </text:span><text:span text:style-name="T25">especificas.</text:span></text:p>
      <text:p text:style-name="P68"><text:span text:style-name="T25">UC0222_2:</text:span><text:span text:style-name="T24"> </text:span><text:span text:style-name="T25">Facilitar</text:span><text:span text:style-name="T24"> </text:span><text:span text:style-name="T25">al</text:span><text:span text:style-name="T24"> </text:span><text:span text:style-name="T25">usuario</text:span><text:span text:style-name="T24"> </text:span><text:span text:style-name="T25">la</text:span><text:span text:style-name="T24"> utilización </text:span><text:span text:style-name="T25">de</text:span><text:span text:style-name="T24"> </text:span><text:span text:style-name="T25">paquetes</text:span><text:span text:style-name="T24"> informáticos </text:span><text:span text:style-name="T25">de</text:span><text:span text:style-name="T24"> propósito </text:span><text:span text:style-name="T25">general</text:span><text:span text:style-name="T24"> </text:span><text:span text:style-name="T25">y</text:span><text:span text:style-name="T24"> </text:span><text:span text:style-name="T25">aplicaciones</text:span><text:span text:style-name="T24"> </text:span><text:span text:style-name="T25">especificas.</text:span></text:p>
      <text:p text:style-name="P67"/>
      <text:list xml:id="list2041233478" text:continue-numbering="true" text:style-name="WW8Num16">
        <text:list-item>
          <text:list>
            <text:list-item>
              <text:p text:style-name="P104">Montaje<text:span text:style-name="T11"> </text:span>y<text:span text:style-name="T11"> reparación </text:span>de<text:span text:style-name="T11"> </text:span>sistemas<text:span text:style-name="T11"> informatizaros</text:span></text:p>
            </text:list-item>
          </text:list>
        </text:list-item>
      </text:list>
      <text:p text:style-name="P67"/>
      <text:p text:style-name="P67">IFC298_2<text:span text:style-name="T11"> </text:span>(Real<text:span text:style-name="T11"> </text:span>Decreto<text:span text:style-name="T11"> </text:span>1201/2007,<text:span text:style-name="T11"> </text:span>14<text:span text:style-name="T11"> </text:span>septiembre),<text:span text:style-name="T11"> </text:span>que<text:span text:style-name="T11"> </text:span>comprende<text:span text:style-name="T11"> </text:span>las<text:span text:style-name="T11"> </text:span>siguientes<text:span text:style-name="T11"> </text:span>unidades<text:span text:style-name="T11"> </text:span>de<text:span text:style-name="T11"> </text:span>competencia:</text:p>
      <text:p text:style-name="P67">UC0953_2:<text:span text:style-name="T11"> </text:span>Montar<text:span text:style-name="T11"> </text:span>equipos<text:span text:style-name="T11"> informatizaros.</text:span></text:p>
      <text:p text:style-name="P67">UC0219_2:<text:span text:style-name="T11"> </text:span>Instalar<text:span text:style-name="T11"> </text:span>y<text:span text:style-name="T11"> </text:span>configurar<text:span text:style-name="T11"> </text:span>el<text:span text:style-name="T11"> </text:span>software<text:span text:style-name="T11"> </text:span>base<text:span text:style-name="T11"> </text:span>en<text:span text:style-name="T11"> </text:span>sistemas<text:span text:style-name="T11"> informatizaros.</text:span></text:p>
      <text:p text:style-name="P67">UC0954_2:<text:span text:style-name="T11"> </text:span>Reparar<text:span text:style-name="T11"> </text:span>y<text:span text:style-name="T11"> </text:span>ampliar<text:span text:style-name="T11"> </text:span>equipamiento<text:span text:style-name="T11"> microfotográfico.</text:span></text:p>
      <text:p text:style-name="P53"/>
      <text:list xml:id="list1636041746" text:continue-numbering="true" text:style-name="WW8Num16">
        <text:list-item>
          <text:list>
            <text:list-item>
              <text:p text:style-name="P104"><text:span text:style-name="T11">Operación </text:span>de<text:span text:style-name="T11"> </text:span>redes<text:span text:style-name="T11"> </text:span>departamentales<text:span text:style-name="T11"> </text:span>IFC299_2<text:span text:style-name="T11"> </text:span>(Real<text:span text:style-name="T11"> </text:span>Decreto<text:span text:style-name="T11"> </text:span>1201/2007,<text:span text:style-name="T11"> </text:span>14<text:span text:style-name="T11"> </text:span>septiembre),<text:span text:style-name="T11"> </text:span>que<text:span text:style-name="T11"> </text:span>comprende<text:span text:style-name="T11"> </text:span>las<text:span text:style-name="T11"> </text:span>siguientes<text:span text:style-name="T11"> </text:span>unidades<text:span text:style-name="T11"> </text:span>de<text:span text:style-name="T11"> </text:span>competencia:</text:p>
            </text:list-item>
          </text:list>
        </text:list-item>
      </text:list>
      <text:p text:style-name="P67"/>
      <text:p text:style-name="P67">UC0220_2:<text:span text:style-name="T11"> </text:span>Instalar,<text:span text:style-name="T11"> </text:span>configurar<text:span text:style-name="T11"> </text:span>y<text:span text:style-name="T11"> </text:span>verificar<text:span text:style-name="T11"> </text:span>los<text:span text:style-name="T11"> </text:span>elementos<text:span text:style-name="T11"> </text:span>de<text:span text:style-name="T11"> </text:span>la<text:span text:style-name="T11"> </text:span>red<text:span text:style-name="T11"> </text:span>local<text:span text:style-name="T11"> según </text:span>procedimientos<text:span text:style-name="T11"> </text:span><text:soft-page-break/>preestablecidos.</text:p>
      <text:p text:style-name="P67">UC0955_2:<text:span text:style-name="T11"> </text:span>Monitorizar<text:span text:style-name="T11"> </text:span>los<text:span text:style-name="T11"> </text:span>procesos<text:span text:style-name="T11"> </text:span>de<text:span text:style-name="T11"> </text:span>comunicaciones<text:span text:style-name="T11"> </text:span>de<text:span text:style-name="T11"> </text:span>la<text:span text:style-name="T11"> </text:span>red<text:span text:style-name="T11"> </text:span>local.</text:p>
      <text:p text:style-name="P67">UC0956_2:<text:span text:style-name="T11"> </text:span>Realizar<text:span text:style-name="T11"> </text:span>los<text:span text:style-name="T11"> </text:span>procesos<text:span text:style-name="T11"> </text:span>de<text:span text:style-name="T11"> conexión </text:span>entre<text:span text:style-name="T11"> </text:span>redes<text:span text:style-name="T11"> </text:span>privadas<text:span text:style-name="T11"> </text:span>y<text:span text:style-name="T11"> </text:span>redes<text:span text:style-name="T11"> </text:span>publicas.</text:p>
      <text:p text:style-name="P53"/>
      <text:list xml:id="list834437298" text:continue-numbering="true" text:style-name="WW8Num16">
        <text:list-item>
          <text:list>
            <text:list-item>
              <text:p text:style-name="P104"><text:span text:style-name="T11">Operación </text:span>de<text:span text:style-name="T11"> </text:span>sistemas<text:span text:style-name="T11"> informáticos </text:span>IFC300_2<text:span text:style-name="T11"> </text:span>(Real<text:span text:style-name="T11"> </text:span>Decreto<text:span text:style-name="T11"> </text:span>1201/2007,<text:span text:style-name="T11"> </text:span>14<text:span text:style-name="T11"> </text:span>septiembre),<text:span text:style-name="T11"> </text:span>que<text:span text:style-name="T11"> </text:span>comprende<text:span text:style-name="T11"> </text:span>las<text:span text:style-name="T11"> </text:span>siguientes<text:span text:style-name="T11"> </text:span>unidades<text:span text:style-name="T11"> </text:span>de<text:span text:style-name="T11"> </text:span>competencia:</text:p>
            </text:list-item>
          </text:list>
        </text:list-item>
      </text:list>
      <text:p text:style-name="P53"/>
      <text:p text:style-name="P67">UC0219_2:<text:span text:style-name="T11"> </text:span>Instalar<text:span text:style-name="T11"> </text:span>y<text:span text:style-name="T11"> </text:span>configurar<text:span text:style-name="T11"> </text:span>el<text:span text:style-name="T11"> </text:span>software<text:span text:style-name="T11"> </text:span>base<text:span text:style-name="T11"> </text:span>en<text:span text:style-name="T11"> </text:span>sistemas<text:span text:style-name="T11"> informatizaros.</text:span></text:p>
      <text:p text:style-name="P67">UC0957_2:<text:span text:style-name="T11"> </text:span>Mantener<text:span text:style-name="T11"> </text:span>y<text:span text:style-name="T11"> </text:span>regular<text:span text:style-name="T11"> </text:span>el<text:span text:style-name="T11"> </text:span>subsistema<text:span text:style-name="T11"> físico </text:span>en<text:span text:style-name="T11"> </text:span>sistemas<text:span text:style-name="T11"> informáticos.</text:span></text:p>
      <text:p text:style-name="P67">UC0958_2:<text:span text:style-name="T11"> </text:span>Ejecutar<text:span text:style-name="T11"> </text:span>procedimientos<text:span text:style-name="T11"> </text:span>de<text:span text:style-name="T11"> </text:span>administración<text:span text:style-name="T11"> </text:span>y<text:span text:style-name="T11"> </text:span>mantenimiento<text:span text:style-name="T11"> </text:span>en<text:span text:style-name="T11"> </text:span>el<text:span text:style-name="T11"> </text:span>software<text:span text:style-name="T11"> </text:span>base<text:span text:style-name="T11"> </text:span>y<text:span text:style-name="T11"> </text:span>de<text:span text:style-name="T11"> aplicación </text:span>del<text:span text:style-name="T11"> </text:span>cliente.</text:p>
      <text:p text:style-name="P67">UC0959_2:<text:span text:style-name="T11"> </text:span>Mantener<text:span text:style-name="T11"> </text:span>la<text:span text:style-name="T11"> </text:span>seguridad<text:span text:style-name="T11"> </text:span>de<text:span text:style-name="T11"> </text:span>los<text:span text:style-name="T11"> </text:span>subsistemas<text:span text:style-name="T11"> físicos </text:span>y<text:span text:style-name="T11"> lógicos </text:span>en<text:span text:style-name="T11"> </text:span>sistemas<text:span text:style-name="T11"> informáticos.</text:span></text:p>
      <text:p text:style-name="P51"/>
      <text:h text:style-name="P110" text:outline-level="2">6. Bandas Horarias.</text:h>
      <text:p text:style-name="P64"/>
      <text:p text:style-name="P71"><text:span text:style-name="T16">Según</text:span><text:span text:style-name="T17"> </text:span><text:span text:style-name="T16">el</text:span><text:span text:style-name="T17"> </text:span><text:span text:style-name="T16">Currículum</text:span><text:span text:style-name="T17"> </text:span><text:span text:style-name="T16">la</text:span><text:span text:style-name="T17"> </text:span><text:span text:style-name="T16">duración</text:span><text:span text:style-name="T17"> </text:span><text:span text:style-name="T16">anual</text:span><text:span text:style-name="T17"> </text:span><text:span text:style-name="T16">prevista</text:span><text:span text:style-name="T17"> </text:span><text:span text:style-name="T16">para</text:span><text:span text:style-name="T17"> </text:span><text:span text:style-name="T16">los</text:span><text:span text:style-name="T17"> </text:span><text:span text:style-name="T16">diferentes</text:span><text:span text:style-name="T17"> </text:span><text:span text:style-name="T16">Módulos</text:span><text:span text:style-name="T17"> </text:span><text:span text:style-name="T16">que</text:span><text:span text:style-name="T17"> </text:span><text:span text:style-name="T16">componen</text:span><text:span text:style-name="T17"> </text:span><text:span text:style-name="T16">el</text:span><text:span text:style-name="T17"> </text:span><text:span text:style-name="T16">Ciclo</text:span><text:span text:style-name="T17"> </text:span><text:span text:style-name="T16">de</text:span><text:span text:style-name="T17"> </text:span><text:span text:style-name="T16">Grado</text:span><text:span text:style-name="T17"> </text:span><text:span text:style-name="T16">Superior</text:span><text:span text:style-name="T17"> </text:span><text:span text:style-name="T16">de</text:span><text:span text:style-name="T17"> </text:span><text:span text:style-name="T16">Administración</text:span><text:span text:style-name="T17"> </text:span><text:span text:style-name="T16">de</text:span><text:span text:style-name="T17"> </text:span><text:span text:style-name="T16">Sistemas</text:span><text:span text:style-name="T17"> </text:span><text:span text:style-name="T16">Informáticos</text:span><text:span text:style-name="T17"> </text:span><text:span text:style-name="T16">en</text:span><text:span text:style-name="T17"> </text:span><text:span text:style-name="T16">Red</text:span><text:span text:style-name="T17"> </text:span><text:span text:style-name="T22">corresponde</text:span><text:span text:style-name="T17"> </text:span><text:span text:style-name="T16">con:</text:span></text:p>
      <text:p text:style-name="P6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2" office:value-type="string">
            <text:p text:style-name="P74">Curso</text:p>
          </table:table-cell>
          <table:table-cell table:style-name="Tabla2.A1" table:number-rows-spanned="2" office:value-type="string">
            <text:p text:style-name="P76">Código<text:span text:style-name="T11"> </text:span>MEC</text:p>
          </table:table-cell>
          <table:table-cell table:style-name="Tabla2.A1" table:number-rows-spanned="2" table:number-columns-spanned="2" office:value-type="string">
            <text:p text:style-name="P55">DENOMINACIÓN<text:span text:style-name="T11"> </text:span>DEL<text:span text:style-name="T11"> </text:span>MÓDULO</text:p>
          </table:table-cell>
          <table:covered-table-cell/>
          <table:table-cell table:style-name="Tabla2.A1" table:number-rows-spanned="2" office:value-type="string">
            <text:p text:style-name="P76">DURACIÓN</text:p>
            <text:p text:style-name="P75">Horas<text:span text:style-name="T11"> </text:span>Anuales</text:p>
          </table:table-cell>
          <table:table-cell table:style-name="Tabla2.A1" office:value-type="string">
            <text:p text:style-name="P55">1º</text:p>
            <text:p text:style-name="P54">Curso</text:p>
          </table:table-cell>
          <table:table-cell table:style-name="Tabla2.A1" office:value-type="string">
            <text:p text:style-name="P55">2º<text:span text:style-name="T11"> </text:span>Curso</text:p>
          </table:table-cell>
          <table:table-cell table:style-name="Tabla2.H1" office:value-type="string">
            <text:p text:style-name="P55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58">(h/semana)</text:p>
          </table:table-cell>
          <table:table-cell table:style-name="Tabla2.A1" office:value-type="string">
            <text:p text:style-name="P58">1º<text:span text:style-name="T11"> </text:span>y<text:span text:style-name="T11"> </text:span>2º</text:p>
            <text:p text:style-name="P57">trimestres</text:p>
            <text:p text:style-name="P57">(h/semana)</text:p>
          </table:table-cell>
          <table:table-cell table:style-name="Tabla2.H1" office:value-type="string">
            <text:p text:style-name="P58">3<text:span text:style-name="T11"> </text:span>º</text:p>
            <text:p text:style-name="P57">trimestre</text:p>
            <text:p text:style-name="P57">(horas</text:p>
            <text:p text:style-name="P57">anuales)</text:p>
          </table:table-cell>
        </table:table-row>
        <table:table-row table:style-name="Tabla2.3">
          <table:table-cell table:style-name="Tabla2.A3" office:value-type="string">
            <text:p text:style-name="P46">1</text:p>
          </table:table-cell>
          <table:table-cell table:style-name="Tabla2.B3" office:value-type="string">
            <text:p text:style-name="P46">0221</text:p>
          </table:table-cell>
          <table:table-cell table:style-name="Tabla2.C3" office:value-type="string">
            <text:p text:style-name="P48">MJE</text:p>
          </table:table-cell>
          <table:table-cell table:style-name="Tabla2.D3" office:value-type="string">
            <text:p text:style-name="P48">Montaje<text:span text:style-name="T11"> </text:span>y<text:span text:style-name="T11"> </text:span>mantenimiento<text:span text:style-name="T11"> </text:span>de<text:span text:style-name="T11"> </text:span>equipo.</text:p>
          </table:table-cell>
          <table:table-cell table:style-name="Tabla2.E3" office:value-type="string">
            <text:p text:style-name="P46">224</text:p>
          </table:table-cell>
          <table:table-cell table:style-name="Tabla2.F3" office:value-type="string">
            <text:p text:style-name="P46">7</text:p>
          </table:table-cell>
          <table:table-cell table:style-name="Tabla2.G3" office:value-type="string">
            <text:p text:style-name="P29"/>
          </table:table-cell>
          <table:table-cell table:style-name="Tabla2.H3" office:value-type="string">
            <text:p text:style-name="P30"/>
          </table:table-cell>
        </table:table-row>
        <table:table-row table:style-name="Tabla2.3">
          <table:table-cell table:style-name="Tabla2.A4" office:value-type="string">
            <text:p text:style-name="P46">1</text:p>
          </table:table-cell>
          <table:table-cell table:style-name="Tabla2.B4" office:value-type="string">
            <text:p text:style-name="P46">0222</text:p>
          </table:table-cell>
          <table:table-cell table:style-name="Tabla2.C4" office:value-type="string">
            <text:p text:style-name="P48">SSV</text:p>
          </table:table-cell>
          <table:table-cell table:style-name="Tabla2.D4" office:value-type="string">
            <text:p text:style-name="P48">Sistemas<text:span text:style-name="T11"> </text:span>operativos<text:span text:style-name="T11"> </text:span>monopuesto.</text:p>
          </table:table-cell>
          <table:table-cell table:style-name="Tabla2.E4" office:value-type="string">
            <text:p text:style-name="P46">160</text:p>
          </table:table-cell>
          <table:table-cell table:style-name="Tabla2.F4" office:value-type="string">
            <text:p text:style-name="P46">5</text:p>
          </table:table-cell>
          <table:table-cell table:style-name="Tabla2.G4" office:value-type="string">
            <text:p text:style-name="P29"/>
          </table:table-cell>
          <table:table-cell table:style-name="Tabla2.H4" office:value-type="string">
            <text:p text:style-name="P29"/>
          </table:table-cell>
        </table:table-row>
        <table:table-row table:style-name="Tabla2.3">
          <table:table-cell table:style-name="Tabla2.A5" office:value-type="string">
            <text:p text:style-name="P46">1</text:p>
          </table:table-cell>
          <table:table-cell table:style-name="Tabla2.B5" office:value-type="string">
            <text:p text:style-name="P46">0223</text:p>
          </table:table-cell>
          <table:table-cell table:style-name="Tabla2.C5" office:value-type="string">
            <text:p text:style-name="P48">AIF</text:p>
          </table:table-cell>
          <table:table-cell table:style-name="Tabla2.D5" office:value-type="string">
            <text:p text:style-name="P48">Aplicaciones<text:span text:style-name="T11"> </text:span>ofimáticas.</text:p>
          </table:table-cell>
          <table:table-cell table:style-name="Tabla2.E5" office:value-type="string">
            <text:p text:style-name="P46">256</text:p>
          </table:table-cell>
          <table:table-cell table:style-name="Tabla2.F5" office:value-type="string">
            <text:p text:style-name="P47">8</text:p>
          </table:table-cell>
          <table:table-cell table:style-name="Tabla2.G5" office:value-type="string">
            <text:p text:style-name="P29"/>
          </table:table-cell>
          <table:table-cell table:style-name="Tabla2.H5" office:value-type="string">
            <text:p text:style-name="P29"/>
          </table:table-cell>
        </table:table-row>
        <table:table-row table:style-name="Tabla2.3">
          <table:table-cell table:style-name="Tabla2.A6" office:value-type="string">
            <text:p text:style-name="P46">1</text:p>
          </table:table-cell>
          <table:table-cell table:style-name="Tabla2.B6" office:value-type="string">
            <text:p text:style-name="P46">0229</text:p>
          </table:table-cell>
          <table:table-cell table:style-name="Tabla2.C6" office:value-type="string">
            <text:p text:style-name="P48">FOL</text:p>
          </table:table-cell>
          <table:table-cell table:style-name="Tabla2.D6" office:value-type="string">
            <text:p text:style-name="P21"><text:span text:style-name="T31">Formación</text:span><text:span text:style-name="T12"> </text:span><text:span text:style-name="T31">y</text:span><text:span text:style-name="T12"> </text:span><text:span text:style-name="T31">orientación</text:span><text:span text:style-name="T12"> </text:span><text:span text:style-name="T31">laboral.</text:span></text:p>
          </table:table-cell>
          <table:table-cell table:style-name="Tabla2.E6" office:value-type="string">
            <text:p text:style-name="P46">96</text:p>
          </table:table-cell>
          <table:table-cell table:style-name="Tabla2.F6" office:value-type="string">
            <text:p text:style-name="P46">3</text:p>
          </table:table-cell>
          <table:table-cell table:style-name="Tabla2.G6" office:value-type="string">
            <text:p text:style-name="P29"/>
          </table:table-cell>
          <table:table-cell table:style-name="Tabla2.H6" office:value-type="string">
            <text:p text:style-name="P29"/>
          </table:table-cell>
        </table:table-row>
        <table:table-row table:style-name="Tabla2.3">
          <table:table-cell table:style-name="Tabla2.A7" office:value-type="string">
            <text:p text:style-name="P46">1</text:p>
          </table:table-cell>
          <table:table-cell table:style-name="Tabla2.B7" office:value-type="string">
            <text:p text:style-name="P46">0225</text:p>
          </table:table-cell>
          <table:table-cell table:style-name="Tabla2.C7" office:value-type="string">
            <text:p text:style-name="P48">RDE</text:p>
          </table:table-cell>
          <table:table-cell table:style-name="Tabla2.D7" office:value-type="string">
            <text:p text:style-name="P48">Redes<text:span text:style-name="T11"> </text:span>locales.</text:p>
          </table:table-cell>
          <table:table-cell table:style-name="Tabla2.E7" office:value-type="string">
            <text:p text:style-name="P46">224</text:p>
          </table:table-cell>
          <table:table-cell table:style-name="Tabla2.F7" office:value-type="string">
            <text:p text:style-name="P47">7</text:p>
          </table:table-cell>
          <table:table-cell table:style-name="Tabla2.G7" office:value-type="string">
            <text:p text:style-name="P29"/>
          </table:table-cell>
          <table:table-cell table:style-name="Tabla2.H7" office:value-type="string">
            <text:p text:style-name="P29"/>
          </table:table-cell>
        </table:table-row>
        <table:table-row table:style-name="Tabla2.8">
          <table:table-cell table:style-name="Tabla2.A8" office:value-type="string">
            <text:p text:style-name="P29"/>
          </table:table-cell>
          <table:table-cell table:style-name="Tabla2.A8" office:value-type="string">
            <text:p text:style-name="P29"/>
          </table:table-cell>
          <table:table-cell table:style-name="Tabla2.A8" office:value-type="string">
            <text:p text:style-name="P46"/>
          </table:table-cell>
          <table:table-cell table:style-name="Tabla2.A8" office:value-type="string">
            <text:p text:style-name="P55">DURACIÓN<text:span text:style-name="T11"> </text:span>TOTAL<text:span text:style-name="T11"> </text:span>DEL<text:span text:style-name="T11"> </text:span>PRIMER<text:span text:style-name="T11"> </text:span>CURSO</text:p>
          </table:table-cell>
          <table:table-cell table:style-name="Tabla2.A8" office:value-type="string">
            <text:p text:style-name="P56">960</text:p>
          </table:table-cell>
          <table:table-cell table:style-name="Tabla2.A8" office:value-type="string">
            <text:p text:style-name="P55">30</text:p>
          </table:table-cell>
          <table:table-cell table:style-name="Tabla2.A8" office:value-type="string">
            <text:p text:style-name="P29"/>
          </table:table-cell>
          <table:table-cell table:style-name="Tabla2.H8" office:value-type="string">
            <text:p text:style-name="P29"/>
          </table:table-cell>
        </table:table-row>
        <table:table-row table:style-name="Tabla2.3">
          <table:table-cell table:style-name="Tabla2.A9" office:value-type="string">
            <text:p text:style-name="P27">2</text:p>
          </table:table-cell>
          <table:table-cell table:style-name="Tabla2.B9" office:value-type="string">
            <text:p text:style-name="P37"><text:span text:style-name="T31">022</text:span><text:span text:style-name="T31">6</text:span></text:p>
          </table:table-cell>
          <table:table-cell table:style-name="Tabla2.C9" office:value-type="string">
            <text:p text:style-name="P48">SGF</text:p>
          </table:table-cell>
          <table:table-cell table:style-name="Tabla2.D9" office:value-type="string">
            <text:p text:style-name="P49">Seguridad<text:span text:style-name="T11"> </text:span>informática.</text:p>
          </table:table-cell>
          <table:table-cell table:style-name="Tabla2.E9" office:value-type="string">
            <text:p text:style-name="P46">126</text:p>
          </table:table-cell>
          <table:table-cell table:style-name="Tabla2.F9" office:value-type="string">
            <text:p text:style-name="P47"/>
          </table:table-cell>
          <table:table-cell table:style-name="Tabla2.G9" office:value-type="string">
            <text:p text:style-name="P47">6</text:p>
          </table:table-cell>
          <table:table-cell table:style-name="Tabla2.H9" office:value-type="string">
            <text:p text:style-name="P29"/>
          </table:table-cell>
        </table:table-row>
        <table:table-row table:style-name="Tabla2.3">
          <table:table-cell table:style-name="Tabla2.A10" office:value-type="string">
            <text:p text:style-name="P27">2</text:p>
          </table:table-cell>
          <table:table-cell table:style-name="Tabla2.B10" office:value-type="string">
            <text:p text:style-name="P37"><text:span text:style-name="T31">022</text:span><text:span text:style-name="T31">7</text:span></text:p>
          </table:table-cell>
          <table:table-cell table:style-name="Tabla2.C10" office:value-type="string">
            <text:p text:style-name="P48">SRC</text:p>
          </table:table-cell>
          <table:table-cell table:style-name="Tabla2.D10" office:value-type="string">
            <text:p text:style-name="P49">Servicios<text:span text:style-name="T11"> </text:span>en<text:span text:style-name="T11"> </text:span>red.</text:p>
          </table:table-cell>
          <table:table-cell table:style-name="Tabla2.E10" office:value-type="string">
            <text:p text:style-name="P46">168</text:p>
          </table:table-cell>
          <table:table-cell table:style-name="Tabla2.F10" office:value-type="string">
            <text:p text:style-name="P47"/>
          </table:table-cell>
          <table:table-cell table:style-name="Tabla2.G10" office:value-type="string">
            <text:p text:style-name="P27">8</text:p>
          </table:table-cell>
          <table:table-cell table:style-name="Tabla2.H10" office:value-type="string">
            <text:p text:style-name="P29"/>
          </table:table-cell>
        </table:table-row>
        <table:table-row table:style-name="Tabla2.3">
          <table:table-cell table:style-name="Tabla2.A11" office:value-type="string">
            <text:p text:style-name="P27">2</text:p>
          </table:table-cell>
          <table:table-cell table:style-name="Tabla2.B11" office:value-type="string">
            <text:p text:style-name="P37"><text:span text:style-name="T31">022</text:span><text:span text:style-name="T31">8</text:span></text:p>
          </table:table-cell>
          <table:table-cell table:style-name="Tabla2.C11" office:value-type="string">
            <text:p text:style-name="P48">APW</text:p>
          </table:table-cell>
          <table:table-cell table:style-name="Tabla2.D11" office:value-type="string">
            <text:p text:style-name="P49">Aplicaciones<text:span text:style-name="T11"> </text:span>web.</text:p>
          </table:table-cell>
          <table:table-cell table:style-name="Tabla2.E11" office:value-type="string">
            <text:p text:style-name="P46">105</text:p>
          </table:table-cell>
          <table:table-cell table:style-name="Tabla2.F11" office:value-type="string">
            <text:p text:style-name="P47"/>
          </table:table-cell>
          <table:table-cell table:style-name="Tabla2.G11" office:value-type="string">
            <text:p text:style-name="P27">5</text:p>
          </table:table-cell>
          <table:table-cell table:style-name="Tabla2.H11" office:value-type="string">
            <text:p text:style-name="P29"/>
          </table:table-cell>
        </table:table-row>
        <table:table-row table:style-name="Tabla2.3">
          <table:table-cell table:style-name="Tabla2.A12" office:value-type="string">
            <text:p text:style-name="P27">2</text:p>
          </table:table-cell>
          <table:table-cell table:style-name="Tabla2.B12" office:value-type="string">
            <text:p text:style-name="P46">0224</text:p>
          </table:table-cell>
          <table:table-cell table:style-name="Tabla2.C12" office:value-type="string">
            <text:p text:style-name="P48">SSN</text:p>
          </table:table-cell>
          <table:table-cell table:style-name="Tabla2.D12" office:value-type="string">
            <text:p text:style-name="P49">Sistemas<text:span text:style-name="T11"> </text:span>operativos<text:span text:style-name="T11"> </text:span>en<text:span text:style-name="T11"> </text:span>red</text:p>
          </table:table-cell>
          <table:table-cell table:style-name="Tabla2.E12" office:value-type="string">
            <text:p text:style-name="P46">168</text:p>
          </table:table-cell>
          <table:table-cell table:style-name="Tabla2.F12" office:value-type="string">
            <text:p text:style-name="P47"/>
          </table:table-cell>
          <table:table-cell table:style-name="Tabla2.G12" office:value-type="string">
            <text:p text:style-name="P27">8</text:p>
          </table:table-cell>
          <table:table-cell table:style-name="Tabla2.H12" office:value-type="string">
            <text:p text:style-name="P29"/>
          </table:table-cell>
        </table:table-row>
        <table:table-row table:style-name="Tabla2.3">
          <table:table-cell table:style-name="Tabla2.A13" office:value-type="string">
            <text:p text:style-name="P27">2</text:p>
          </table:table-cell>
          <table:table-cell table:style-name="Tabla2.B13" office:value-type="string">
            <text:p text:style-name="P46">0230</text:p>
          </table:table-cell>
          <table:table-cell table:style-name="Tabla2.C13" office:value-type="string">
            <text:p text:style-name="P48">EMR</text:p>
          </table:table-cell>
          <table:table-cell table:style-name="Tabla2.D13" office:value-type="string">
            <text:p text:style-name="P49">Empresa<text:span text:style-name="T11"> </text:span>e<text:span text:style-name="T11"> </text:span>iniciativa<text:span text:style-name="T11"> </text:span>emprendedora</text:p>
          </table:table-cell>
          <table:table-cell table:style-name="Tabla2.E13" office:value-type="string">
            <text:p text:style-name="P46">63</text:p>
          </table:table-cell>
          <table:table-cell table:style-name="Tabla2.F13" office:value-type="string">
            <text:p text:style-name="P47"/>
          </table:table-cell>
          <table:table-cell table:style-name="Tabla2.G13" office:value-type="string">
            <text:p text:style-name="P47">3</text:p>
          </table:table-cell>
          <table:table-cell table:style-name="Tabla2.H13" office:value-type="string">
            <text:p text:style-name="P29"/>
          </table:table-cell>
        </table:table-row>
        <table:table-row table:style-name="Tabla2.3">
          <table:table-cell table:style-name="Tabla2.A14" office:value-type="string">
            <text:p text:style-name="P29"/>
          </table:table-cell>
          <table:table-cell table:style-name="Tabla2.B14" office:value-type="string">
            <text:p text:style-name="P29"/>
          </table:table-cell>
          <table:table-cell table:style-name="Tabla2.C14" office:value-type="string">
            <text:p text:style-name="P48">ITG</text:p>
          </table:table-cell>
          <table:table-cell table:style-name="Tabla2.D14" office:value-type="string">
            <text:p text:style-name="P49">Integración</text:p>
          </table:table-cell>
          <table:table-cell table:style-name="Tabla2.E14" office:value-type="string">
            <text:p text:style-name="P46">64</text:p>
          </table:table-cell>
          <table:table-cell table:style-name="Tabla2.F14" office:value-type="string">
            <text:p text:style-name="P47"/>
          </table:table-cell>
          <table:table-cell table:style-name="Tabla2.G14" office:value-type="string">
            <text:p text:style-name="P46"/>
          </table:table-cell>
          <table:table-cell table:style-name="Tabla2.H14" office:value-type="string">
            <text:p text:style-name="P46">64</text:p>
          </table:table-cell>
        </table:table-row>
        <table:table-row table:style-name="Tabla2.3">
          <table:table-cell table:style-name="Tabla2.A15" office:value-type="string">
            <text:p text:style-name="P29"/>
          </table:table-cell>
          <table:table-cell table:style-name="Tabla2.B15" office:value-type="string">
            <text:p text:style-name="P38"><text:span text:style-name="T31">0</text:span><text:span text:style-name="T31">231</text:span></text:p>
          </table:table-cell>
          <table:table-cell table:style-name="Tabla2.C15" office:value-type="string">
            <text:p text:style-name="P48">FCT</text:p>
          </table:table-cell>
          <table:table-cell table:style-name="Tabla2.D15" office:value-type="string">
            <text:p text:style-name="P49">Formación<text:span text:style-name="T11"> </text:span>en<text:span text:style-name="T11"> </text:span>centros<text:span text:style-name="T11"> </text:span>de<text:span text:style-name="T11"> </text:span>trabajo</text:p>
          </table:table-cell>
          <table:table-cell table:style-name="Tabla2.E15" office:value-type="string">
            <text:p text:style-name="P46">346</text:p>
          </table:table-cell>
          <table:table-cell table:style-name="Tabla2.F15" office:value-type="string">
            <text:p text:style-name="P47"/>
          </table:table-cell>
          <table:table-cell table:style-name="Tabla2.G15" office:value-type="string">
            <text:p text:style-name="P46"/>
          </table:table-cell>
          <table:table-cell table:style-name="Tabla2.H15" office:value-type="string">
            <text:p text:style-name="P46">346</text:p>
          </table:table-cell>
        </table:table-row>
        <table:table-row table:style-name="Tabla2.8">
          <table:table-cell table:style-name="Tabla2.A8" office:value-type="string">
            <text:p text:style-name="P29"/>
          </table:table-cell>
          <table:table-cell table:style-name="Tabla2.A8" office:value-type="string">
            <text:p text:style-name="P29"/>
          </table:table-cell>
          <table:table-cell table:style-name="Tabla2.A8" office:value-type="string">
            <text:p text:style-name="P46"/>
          </table:table-cell>
          <table:table-cell table:style-name="Tabla2.A8" office:value-type="string">
            <text:p text:style-name="P55">DURACIÓN<text:span text:style-name="T11"> </text:span>TOTAL<text:span text:style-name="T11"> </text:span>DEL<text:span text:style-name="T11"> </text:span>SEGUNDO<text:span text:style-name="T11"> </text:span>CURSO</text:p>
          </table:table-cell>
          <table:table-cell table:style-name="Tabla2.A8" office:value-type="string">
            <text:p text:style-name="P56">1040</text:p>
          </table:table-cell>
          <table:table-cell table:style-name="Tabla2.A8" office:value-type="string">
            <text:p text:style-name="P47"/>
          </table:table-cell>
          <table:table-cell table:style-name="Tabla2.A8" office:value-type="string">
            <text:p text:style-name="P56">30</text:p>
          </table:table-cell>
          <table:table-cell table:style-name="Tabla2.H8" office:value-type="string">
            <text:p text:style-name="P56">410</text:p>
          </table:table-cell>
        </table:table-row>
        <table:table-row table:style-name="Tabla2.8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46"/>
          </table:table-cell>
          <table:table-cell table:style-name="Tabla2.A1" office:value-type="string">
            <text:p text:style-name="P55">DURACIÓN<text:span text:style-name="T11"> </text:span>TOTAL<text:span text:style-name="T11"> </text:span>DEL<text:span text:style-name="T11"> </text:span>CICLO<text:span text:style-name="T11"> </text:span>FORMATIVO</text:p>
          </table:table-cell>
          <table:table-cell table:style-name="Tabla2.A1" office:value-type="string">
            <text:p text:style-name="P56">2000</text:p>
          </table:table-cell>
          <table:table-cell table:style-name="Tabla2.A1" office:value-type="string">
            <text:p text:style-name="P47"/>
          </table:table-cell>
          <table:table-cell table:style-name="Tabla2.A1" office:value-type="string">
            <text:p text:style-name="P46"/>
          </table:table-cell>
          <table:table-cell table:style-name="Tabla2.H1" office:value-type="string">
            <text:p text:style-name="P29"/>
          </table:table-cell>
        </table:table-row>
      </table:table>
      <text:p text:style-name="P64"/>
      <text:p text:style-name="P64"/>
      <text:h text:style-name="P111" text:outline-level="2"><text:span text:style-name="T33">7. </text:span><text:span text:style-name="T32">Criterios de Promoción y acceso a los Módulos de Proyecto de administración de sistemas informáticos y F.C.T.</text:span></text:h>
      <text:p text:style-name="P65"/>
      <text:p text:style-name="P72"/>
      <text:p text:style-name="P71"><text:span text:style-name="T16">Para</text:span><text:span text:style-name="T17"> </text:span><text:span text:style-name="T16">poder</text:span><text:span text:style-name="T17"> </text:span><text:span text:style-name="T16">promocionar</text:span><text:span text:style-name="T17"> </text:span><text:span text:style-name="T16">al</text:span><text:span text:style-name="T17"> </text:span><text:span text:style-name="T16">segundo</text:span><text:span text:style-name="T17"> </text:span><text:span text:style-name="T16">curso</text:span><text:span text:style-name="T17"> </text:span><text:span text:style-name="T16">será</text:span><text:span text:style-name="T17"> </text:span><text:span text:style-name="T16">necesario</text:span><text:span text:style-name="T17"> </text:span><text:span text:style-name="T16">haber</text:span><text:span text:style-name="T17"> </text:span><text:span text:style-name="T16">superado</text:span><text:span text:style-name="T17"> </text:span><text:span text:style-name="T16">los</text:span><text:span text:style-name="T17"> </text:span><text:span text:style-name="T16">módulos</text:span><text:span text:style-name="T17"> </text:span><text:span text:style-name="T16">profesionales</text:span><text:span text:style-name="T17"> </text:span><text:span text:style-name="T16">que</text:span><text:span text:style-name="T17"> </text:span><text:span text:style-name="T16">supongan</text:span><text:span text:style-name="T17"> </text:span><text:span text:style-name="T16">en</text:span><text:span text:style-name="T17"> </text:span><text:span text:style-name="T16">su</text:span><text:span text:style-name="T17"> </text:span><text:span text:style-name="T16">conjunto,</text:span><text:span text:style-name="T17"> </text:span><text:span text:style-name="T16">al</text:span><text:span text:style-name="T17"> </text:span><text:span text:style-name="T16">menos,</text:span><text:span text:style-name="T17"> </text:span><text:span text:style-name="T16">el</text:span><text:span text:style-name="T17"> </text:span><text:span text:style-name="T18">ochenta</text:span><text:span text:style-name="T19"> </text:span><text:span text:style-name="T18">por</text:span><text:span text:style-name="T19"> </text:span><text:span text:style-name="T18">ciento</text:span><text:span text:style-name="T19"> </text:span><text:span text:style-name="T18">de</text:span><text:span text:style-name="T19"> </text:span><text:span text:style-name="T18">la</text:span><text:span text:style-name="T19"> </text:span><text:span text:style-name="T18">carga</text:span><text:span text:style-name="T19"> </text:span><text:span text:style-name="T18">horaria</text:span><text:span text:style-name="T19"> </text:span><text:span text:style-name="T18">del</text:span><text:span text:style-name="T19"> </text:span><text:span text:style-name="T18">primer</text:span><text:span text:style-name="T19"> </text:span><text:span text:style-name="T18">curso</text:span><text:span text:style-name="T16">.</text:span></text:p>
      <text:p text:style-name="P72"/>
      <text:p text:style-name="P71"><text:span text:style-name="T16">El</text:span><text:span text:style-name="T17"> </text:span><text:span text:style-name="T16">módulo</text:span><text:span text:style-name="T17"> </text:span><text:span text:style-name="T16">profesional</text:span><text:span text:style-name="T17"> </text:span><text:span text:style-name="T16">de</text:span><text:span text:style-name="T17"> </text:span><text:span text:style-name="T16">Integración</text:span><text:span text:style-name="T17"> </text:span><text:span text:style-name="T16">y</text:span><text:span text:style-name="T17"> </text:span><text:span text:style-name="T16">Formación</text:span><text:span text:style-name="T17"> </text:span><text:span text:style-name="T16">en</text:span><text:span text:style-name="T17"> </text:span><text:span text:style-name="T16">Centros</text:span><text:span text:style-name="T17"> </text:span><text:span text:style-name="T16">de</text:span><text:span text:style-name="T17"> </text:span><text:span text:style-name="T16">Trabajo</text:span><text:span text:style-name="T17"> </text:span><text:span text:style-name="T16">se</text:span><text:span text:style-name="T17"> </text:span><text:span text:style-name="T16">cursarán</text:span><text:span text:style-name="T17"> </text:span><text:span text:style-name="T16">durante</text:span><text:span text:style-name="T17"> </text:span><text:span text:style-name="T16">el</text:span><text:span text:style-name="T17"> </text:span><text:span text:style-name="T16">tercer</text:span><text:span text:style-name="T17"> </text:span><text:span text:style-name="T16">trimestre</text:span><text:span text:style-name="T17"> </text:span><text:span text:style-name="T16">del</text:span><text:span text:style-name="T17"> </text:span><text:span text:style-name="T16">segundo</text:span><text:span text:style-name="T17"> </text:span><text:span text:style-name="T16">curso,</text:span><text:span text:style-name="T17"> </text:span><text:span text:style-name="T16">una</text:span><text:span text:style-name="T17"> </text:span><text:span text:style-name="T16">vez</text:span><text:span text:style-name="T17"> </text:span><text:span text:style-name="T16">alcanzada</text:span><text:span text:style-name="T17"> </text:span><text:span text:style-name="T16">la</text:span><text:span text:style-name="T17"> </text:span><text:span text:style-name="T18">evaluación</text:span><text:span text:style-name="T19"> </text:span><text:span text:style-name="T18">positiva</text:span><text:span text:style-name="T19"> </text:span><text:span text:style-name="T18">en</text:span><text:span text:style-name="T19"> </text:span><text:span text:style-name="T18">todos</text:span><text:span text:style-name="T19"> </text:span><text:span text:style-name="T18">los</text:span><text:span text:style-name="T19"> </text:span><text:span text:style-name="T18">módulos</text:span><text:span text:style-name="T19"> </text:span><text:span text:style-name="T18">profesionales</text:span><text:span text:style-name="T17"> </text:span><text:span text:style-name="T16">realizados</text:span><text:span text:style-name="T17"> </text:span><text:span text:style-name="T16">en</text:span><text:span text:style-name="T17"> </text:span><text:span text:style-name="T16">el</text:span><text:span text:style-name="T17"> </text:span><text:span text:style-name="T16">centro</text:span><text:span text:style-name="T17"> </text:span><text:span text:style-name="T16">educativo.</text:span></text:p>
      <text:p text:style-name="P72"/>
      <text:p text:style-name="P71"><text:span text:style-name="T16">La</text:span><text:span text:style-name="T17"> </text:span><text:span text:style-name="T16">evaluación</text:span><text:span text:style-name="T17"> </text:span><text:span text:style-name="T16">del</text:span><text:span text:style-name="T17"> </text:span><text:span text:style-name="T16">módulo</text:span><text:span text:style-name="T17"> </text:span><text:span text:style-name="T16">profesional</text:span><text:span text:style-name="T17"> </text:span><text:span text:style-name="T16">de</text:span><text:span text:style-name="T17"> </text:span><text:span text:style-name="T16">Integración</text:span><text:span text:style-name="T17"> </text:span><text:span text:style-name="T16">se</text:span><text:span text:style-name="T17"> </text:span><text:span text:style-name="T16">realizará</text:span><text:span text:style-name="T17"> </text:span><text:span text:style-name="T16">una</text:span><text:span text:style-name="T17"> </text:span><text:span text:style-name="T16">vez</text:span><text:span text:style-name="T17"> </text:span><text:span text:style-name="T16">cursado</text:span><text:span text:style-name="T17"> </text:span><text:span text:style-name="T16">y</text:span><text:span text:style-name="T17"> </text:span><text:span text:style-name="T16">aprobado</text:span><text:span text:style-name="T17"> </text:span><text:span text:style-name="T16">el</text:span><text:span text:style-name="T17"> </text:span><text:span text:style-name="T16">módulo</text:span><text:span text:style-name="T17"> </text:span><text:span text:style-name="T16">profesional</text:span><text:span text:style-name="T17"> </text:span><text:span text:style-name="T16">de</text:span><text:span text:style-name="T17"> </text:span><text:span text:style-name="T16">Formación</text:span><text:span text:style-name="T17"> </text:span><text:span text:style-name="T16">en</text:span><text:span text:style-name="T17"> </text:span><text:span text:style-name="T16">Centros</text:span><text:span text:style-name="T17"> </text:span><text:span text:style-name="T16">de</text:span><text:span text:style-name="T17"> </text:span><text:span text:style-name="T16">Trabajo,</text:span><text:span text:style-name="T17"> </text:span><text:span text:style-name="T16">con</text:span><text:span text:style-name="T17"> </text:span><text:span text:style-name="T16">objeto</text:span><text:span text:style-name="T17"> </text:span><text:span text:style-name="T16">de</text:span><text:span text:style-name="T17"> </text:span><text:span text:style-name="T16">hacer</text:span><text:span text:style-name="T17"> </text:span><text:span text:style-name="T16">posible</text:span><text:span text:style-name="T17"> </text:span><text:span text:style-name="T16">la</text:span><text:span text:style-name="T17"> </text:span><text:span text:style-name="T16">incorporación</text:span><text:span text:style-name="T17"> </text:span><text:span text:style-name="T16">en</text:span><text:span text:style-name="T17"> </text:span><text:span text:style-name="T16">el</text:span><text:span text:style-name="T17"> </text:span><text:span text:style-name="T16">mismo</text:span><text:span text:style-name="T17"> </text:span><text:span text:style-name="T16">de</text:span><text:span text:style-name="T17"> </text:span><text:span text:style-name="T16">las</text:span><text:span text:style-name="T17"> </text:span><text:span text:style-name="T16">competencias</text:span><text:span text:style-name="T17"> </text:span><text:span text:style-name="T16">adquiridas</text:span><text:span text:style-name="T17"> </text:span><text:span text:style-name="T16">en</text:span><text:span text:style-name="T17"> </text:span><text:span text:style-name="T16">el</text:span><text:span text:style-name="T17"> </text:span><text:span text:style-name="T16">periodo</text:span><text:span text:style-name="T17"> </text:span><text:span text:style-name="T16">de</text:span><text:span text:style-name="T17"> </text:span><text:span text:style-name="T16">prácticas</text:span><text:span text:style-name="T17"> </text:span><text:span text:style-name="T16">en</text:span><text:span text:style-name="T17"> </text:span><text:span text:style-name="T16">empresas.</text:span></text:p>
      <text:p text:style-name="P72"/>
      <text:p text:style-name="P71"><text:span text:style-name="T16">El</text:span><text:span text:style-name="T17"> </text:span><text:span text:style-name="T16">módulo</text:span><text:span text:style-name="T17"> </text:span><text:span text:style-name="T16">de</text:span><text:span text:style-name="T17"> </text:span><text:span text:style-name="T16">Proyecto</text:span><text:span text:style-name="T17"> </text:span><text:span text:style-name="T16">será</text:span><text:span text:style-name="T17"> </text:span><text:span text:style-name="T16">impartido</text:span><text:span text:style-name="T17"> </text:span><text:span text:style-name="T16">por</text:span><text:span text:style-name="T17"> </text:span><text:span text:style-name="T16">el</text:span><text:span text:style-name="T17"> </text:span><text:span text:style-name="T16">tutor</text:span><text:span text:style-name="T17"> </text:span><text:span text:style-name="T16">de</text:span><text:span text:style-name="T17"> </text:span><text:span text:style-name="T16">Formación</text:span><text:span text:style-name="T17"> </text:span><text:span text:style-name="T16">en</text:span><text:span text:style-name="T17"> </text:span><text:span text:style-name="T16">Centros</text:span><text:span text:style-name="T17"> </text:span><text:span text:style-name="T16">de</text:span><text:span text:style-name="T17"> </text:span><text:span text:style-name="T16">Trabajo.</text:span><text:span text:style-name="T17"> </text:span><text:span text:style-name="T16">Excepcionalmente,</text:span><text:span text:style-name="T17"> </text:span><text:span text:style-name="T16">y</text:span><text:span text:style-name="T17"> </text:span><text:span text:style-name="T16">previa</text:span><text:span text:style-name="T17"> </text:span><text:span text:style-name="T16">petición</text:span><text:span text:style-name="T17"> </text:span><text:span text:style-name="T16">de</text:span><text:span text:style-name="T17"> </text:span><text:span text:style-name="T16">informe</text:span><text:span text:style-name="T17"> </text:span><text:span text:style-name="T16">de</text:span><text:span text:style-name="T17"> </text:span><text:span text:style-name="T16">la</text:span><text:span text:style-name="T17"> </text:span><text:span text:style-name="T16">dirección</text:span><text:span text:style-name="T17"> </text:span><text:span text:style-name="T16">del</text:span><text:span text:style-name="T17"> </text:span><text:span text:style-name="T16">centro</text:span><text:span text:style-name="T17"> </text:span><text:span text:style-name="T16">a</text:span><text:span text:style-name="T17"> </text:span><text:span text:style-name="T16">la</text:span><text:span text:style-name="T17"> </text:span><text:span text:style-name="T16">Inspección</text:span><text:span text:style-name="T17"> </text:span><text:span text:style-name="T16">Educativa,</text:span><text:span text:style-name="T17"> </text:span><text:span text:style-name="T16">el</text:span><text:span text:style-name="T17"> </text:span><text:span text:style-name="T16">equipo</text:span><text:span text:style-name="T17"> </text:span><text:span text:style-name="T16">directivo</text:span><text:span text:style-name="T17"> </text:span><text:span text:style-name="T16">solicitará</text:span><text:span text:style-name="T17"> </text:span><text:span text:style-name="T16">autorización</text:span><text:span text:style-name="T17"> </text:span><text:span text:style-name="T16">a</text:span><text:span text:style-name="T17"> </text:span><text:span text:style-name="T16">la</text:span><text:span text:style-name="T17"> </text:span><text:span text:style-name="T16">Dirección</text:span><text:span text:style-name="T17"> </text:span><text:span text:style-name="T16">General</text:span><text:span text:style-name="T17"> </text:span><text:span text:style-name="T16">de</text:span><text:span text:style-name="T17"> </text:span><text:span text:style-name="T16">Formación</text:span><text:span text:style-name="T17"> </text:span><text:span text:style-name="T16">Profesional</text:span><text:span text:style-name="T17"> </text:span><text:span text:style-name="T16">y</text:span><text:span text:style-name="T17"> </text:span><text:span text:style-name="T16">Educación</text:span><text:span text:style-name="T17"> </text:span><text:span text:style-name="T16">de</text:span><text:span text:style-name="T17"> </text:span><text:span text:style-name="T16">Adultos</text:span><text:span text:style-name="T17"> </text:span><text:span text:style-name="T16">para</text:span><text:span text:style-name="T17"> </text:span><text:span text:style-name="T16">asignar</text:span><text:span text:style-name="T17"> </text:span><text:span text:style-name="T16">las</text:span><text:span text:style-name="T17"> </text:span><text:span text:style-name="T16">horas</text:span><text:span text:style-name="T17"> </text:span><text:span text:style-name="T16">de</text:span><text:span text:style-name="T17"> </text:span><text:span text:style-name="T16">los</text:span><text:span text:style-name="T17"> </text:span><text:span text:style-name="T16">módulos</text:span><text:span text:style-name="T17"> </text:span><text:span text:style-name="T16">de</text:span><text:span text:style-name="T17"> </text:span><text:span text:style-name="T16">Proyecto</text:span><text:span text:style-name="T17"> </text:span><text:span text:style-name="T16">e</text:span><text:span text:style-name="T17"> </text:span><text:span text:style-name="T16">Integración</text:span><text:span text:style-name="T17"> </text:span><text:span text:style-name="T16">a</text:span><text:span text:style-name="T17"> </text:span><text:span text:style-name="T16">un</text:span><text:span text:style-name="T17"> </text:span><text:span text:style-name="T16">profesor</text:span><text:span text:style-name="T17"> </text:span><text:span text:style-name="T16">distinto</text:span><text:span text:style-name="T17"> </text:span><text:span text:style-name="T16">a</text:span><text:span text:style-name="T17"> </text:span><text:span text:style-name="T16">aquél</text:span><text:span text:style-name="T17"> </text:span><text:span text:style-name="T16">que</text:span><text:span text:style-name="T17"> </text:span><text:span text:style-name="T16">realice</text:span><text:span text:style-name="T17"> </text:span><text:span text:style-name="T16">la</text:span><text:span text:style-name="T17"> </text:span><text:span text:style-name="T16">tutorización</text:span><text:span text:style-name="T17"> </text:span><text:span text:style-name="T16">de</text:span><text:span text:style-name="T17"> </text:span><text:span text:style-name="T16">la</text:span><text:span text:style-name="T17"> </text:span><text:span text:style-name="T16">Formación</text:span><text:span text:style-name="T17"> </text:span><text:span text:style-name="T16">en</text:span><text:span text:style-name="T17"> </text:span><text:span text:style-name="T16">Centros</text:span><text:span text:style-name="T17"> </text:span><text:span text:style-name="T16">de</text:span><text:span text:style-name="T17"> </text:span><text:span text:style-name="T16">Trabajo.</text:span></text:p>
      <text:p text:style-name="P72"/>
      <text:p text:style-name="P71"><text:span text:style-name="T16">La</text:span><text:span text:style-name="T17"> </text:span><text:span text:style-name="T16">planificación</text:span><text:span text:style-name="T17"> </text:span><text:span text:style-name="T16">de</text:span><text:span text:style-name="T17"> </text:span><text:span text:style-name="T16">las</text:span><text:span text:style-name="T17"> </text:span><text:span text:style-name="T16">actividades</text:span><text:span text:style-name="T17"> </text:span><text:span text:style-name="T16">de</text:span><text:span text:style-name="T17"> </text:span><text:span text:style-name="T16">enseñanza-aprendizaje</text:span><text:span text:style-name="T17"> </text:span><text:span text:style-name="T16">necesarias</text:span><text:span text:style-name="T17"> </text:span><text:span text:style-name="T16">para</text:span><text:span text:style-name="T17"> </text:span><text:span text:style-name="T16">el</text:span><text:span text:style-name="T17"> </text:span><text:span text:style-name="T16">desarrollo</text:span><text:span text:style-name="T17"> </text:span><text:span text:style-name="T16">del</text:span><text:span text:style-name="T17"> </text:span><text:span text:style-name="T16">módulo</text:span><text:span text:style-name="T17"> </text:span><text:span text:style-name="T16">de</text:span><text:span text:style-name="T17"> </text:span><text:span text:style-name="T16">Integración</text:span><text:span text:style-name="T17"> </text:span><text:span text:style-name="T16">deberá</text:span><text:span text:style-name="T17"> </text:span><text:span text:style-name="T16">realizarla</text:span><text:span text:style-name="T17"> </text:span><text:span text:style-name="T16">con</text:span><text:span text:style-name="T17"> </text:span><text:span text:style-name="T16">la</text:span><text:span text:style-name="T17"> </text:span><text:span text:style-name="T16">antelación</text:span><text:span text:style-name="T17"> </text:span><text:span text:style-name="T16">suficiente</text:span><text:span text:style-name="T17"> </text:span><text:span text:style-name="T16">el</text:span><text:span text:style-name="T17"> </text:span><text:span text:style-name="T16">profesorado</text:span><text:span text:style-name="T17"> </text:span><text:span text:style-name="T16">encargado</text:span><text:span text:style-name="T17"> </text:span><text:span text:style-name="T16">del</text:span><text:span text:style-name="T17"> </text:span><text:span text:style-name="T16">mismo</text:span><text:span text:style-name="T17"> </text:span><text:span text:style-name="T16">y,</text:span><text:span text:style-name="T17"> </text:span><text:span text:style-name="T16">en</text:span><text:span text:style-name="T17"> </text:span><text:span text:style-name="T16">cualquier</text:span><text:span text:style-name="T17"> </text:span><text:span text:style-name="T16">caso,</text:span><text:span text:style-name="T17"> </text:span><text:span text:style-name="T16">esta</text:span><text:span text:style-name="T17"> </text:span><text:span text:style-name="T16">planificación</text:span><text:span text:style-name="T17"> </text:span><text:span text:style-name="T16">deberá</text:span><text:span text:style-name="T17"> </text:span><text:span text:style-name="T16">estar</text:span><text:span text:style-name="T17"> </text:span><text:span text:style-name="T16">finalizada</text:span><text:span text:style-name="T17"> </text:span><text:span text:style-name="T16">antes</text:span><text:span text:style-name="T17"> </text:span><text:span text:style-name="T16">del</text:span><text:span text:style-name="T17"> </text:span><text:span text:style-name="T16">comienzo</text:span><text:span text:style-name="T17"> </text:span><text:span text:style-name="T16">de</text:span><text:span text:style-name="T17"> </text:span><text:span text:style-name="T16">las</text:span><text:span text:style-name="T17"> </text:span><text:span text:style-name="T16">clases</text:span><text:span text:style-name="T17"> </text:span><text:span text:style-name="T16">de</text:span><text:span text:style-name="T17"> </text:span><text:span text:style-name="T16">dicho</text:span><text:span text:style-name="T17"> </text:span><text:span text:style-name="T16">módulo.</text:span><text:span text:style-name="T17"> </text:span><text:span text:style-name="T16">Por</text:span><text:span text:style-name="T17"> </text:span><text:span text:style-name="T16">otro</text:span><text:span text:style-name="T17"> </text:span><text:span text:style-name="T16">lado,</text:span><text:span text:style-name="T17"> </text:span><text:span text:style-name="T16">al</text:span><text:span text:style-name="T17"> </text:span><text:span text:style-name="T16">menos</text:span><text:span text:style-name="T17"> </text:span><text:span text:style-name="T16">la</text:span><text:span text:style-name="T17"> </text:span><text:span text:style-name="T16">mitad</text:span><text:span text:style-name="T17"> </text:span><text:span text:style-name="T16">de</text:span><text:span text:style-name="T17"> </text:span><text:span text:style-name="T16">la</text:span><text:span text:style-name="T17"> </text:span><text:span text:style-name="T16">carga</text:span><text:span text:style-name="T17"> </text:span><text:span text:style-name="T16">horaria</text:span><text:span text:style-name="T17"> </text:span><text:span text:style-name="T16">total</text:span><text:span text:style-name="T17"> </text:span><text:span text:style-name="T16">de</text:span><text:span text:style-name="T17"> </text:span><text:span text:style-name="T16">éste</text:span><text:span text:style-name="T17"> </text:span><text:span text:style-name="T16">se</text:span><text:span text:style-name="T17"> </text:span><text:span text:style-name="T16">llevará</text:span><text:span text:style-name="T17"> </text:span><text:span text:style-name="T16">a</text:span><text:span text:style-name="T17"> </text:span><text:span text:style-name="T16">cabo</text:span><text:span text:style-name="T17"> </text:span><text:span text:style-name="T16">de</text:span><text:span text:style-name="T17"> </text:span><text:span text:style-name="T16">forma</text:span><text:span text:style-name="T17"> </text:span><text:span text:style-name="T16">presencial,</text:span><text:span text:style-name="T17"> </text:span><text:span text:style-name="T16">completándose</text:span><text:span text:style-name="T17"> </text:span><text:span text:style-name="T16">con</text:span><text:span text:style-name="T17"> </text:span><text:span text:style-name="T16">la</text:span><text:span text:style-name="T17"> </text:span><text:span text:style-name="T16">tutorización</text:span><text:span text:style-name="T17"> </text:span><text:span text:style-name="T16">a</text:span><text:span text:style-name="T17"> </text:span><text:span text:style-name="T16">distancia</text:span><text:span text:style-name="T17"> </text:span><text:span text:style-name="T16">a</text:span><text:span text:style-name="T17"> </text:span><text:span text:style-name="T16">través</text:span><text:span text:style-name="T17"> </text:span><text:span text:style-name="T16">de</text:span><text:span text:style-name="T17"> </text:span><text:span text:style-name="T16">las</text:span><text:span text:style-name="T17"> </text:span><text:span text:style-name="T16">Tecnologías</text:span><text:span text:style-name="T17"> </text:span><text:span text:style-name="T16">de</text:span><text:span text:style-name="T17"> </text:span><text:span text:style-name="T16">la</text:span><text:span text:style-name="T17"> </text:span><text:span text:style-name="T16">Información</text:span><text:span text:style-name="T17"> </text:span><text:span text:style-name="T16">y</text:span><text:span text:style-name="T17"> </text:span><text:span text:style-name="T16">Comunicación.</text:span></text:p>
      <text:p text:style-name="P77"/>
      <text:h text:style-name="P109" text:outline-level="2">8. Orientaciones Metodológicas.</text:h>
      <text:p text:style-name="P80"/>
      <text:p text:style-name="P70">La<text:span text:style-name="T11"> </text:span>metodología<text:span text:style-name="T11"> </text:span>didáctica<text:span text:style-name="T11"> </text:span>que<text:span text:style-name="T11"> </text:span>programe<text:span text:style-name="T11"> </text:span>y<text:span text:style-name="T11"> </text:span>aplique<text:span text:style-name="T11"> </text:span>el<text:span text:style-name="T11"> </text:span>profesorado<text:span text:style-name="T11"> </text:span>en<text:span text:style-name="T11"> </text:span>el<text:span text:style-name="T11"> </text:span>marco<text:span text:style-name="T11"> </text:span>del<text:span text:style-name="T11"> </text:span>proyecto<text:span text:style-name="T11"> </text:span>curricular<text:span text:style-name="T11"> </text:span>de<text:span text:style-name="T11"> </text:span>centro,<text:span text:style-name="T11"> </text:span>de<text:span text:style-name="T11"> </text:span>la<text:span text:style-name="T11"> </text:span>programación<text:span text:style-name="T11"> </text:span>didáctica<text:span text:style-name="T11"> </text:span>del<text:span text:style-name="T11"> </text:span>ciclo<text:span text:style-name="T11"> </text:span>formativo<text:span text:style-name="T11"> </text:span>y<text:span text:style-name="T11"> </text:span>de<text:span text:style-name="T11"> </text:span>la<text:span text:style-name="T11"> </text:span>programación<text:span text:style-name="T11"> </text:span>de<text:span text:style-name="T11"> </text:span>aula<text:span text:style-name="T11"> </text:span>de<text:span text:style-name="T11"> </text:span>su<text:span text:style-name="T11"> </text:span>actividad<text:span text:style-name="T11"> </text:span>docente<text:span text:style-name="T11"> </text:span>estará<text:span text:style-name="T11"> </text:span>orientada<text:span text:style-name="T11"> </text:span>a<text:span text:style-name="T11"> </text:span>promover<text:span text:style-name="T11"> </text:span>en<text:span text:style-name="T11"> </text:span>los<text:span text:style-name="T11"> </text:span>alumnos<text:span text:style-name="T11"> </text:span>y<text:span text:style-name="T11"> </text:span>las<text:span text:style-name="T11"> </text:span>alumnas:</text:p>
      <text:p text:style-name="P78"/>
      <text:list xml:id="list852419783" text:continue-list="list1990282738" text:style-name="WW8Num13">
        <text:list-item>
          <text:list>
            <text:list-item>
              <text:p text:style-name="P102">Su<text:span text:style-name="T11"> </text:span>participación<text:span text:style-name="T11"> </text:span>en<text:span text:style-name="T11"> </text:span>los<text:span text:style-name="T11"> </text:span>procesos<text:span text:style-name="T11"> </text:span>de<text:span text:style-name="T11"> </text:span>enseñanza<text:span text:style-name="T11"> </text:span>y<text:span text:style-name="T11"> </text:span>aprendizaje,<text:span text:style-name="T11"> </text:span>de<text:span text:style-name="T11"> </text:span>forma<text:span text:style-name="T11"> </text:span>que<text:span text:style-name="T11"> </text:span>mediante<text:span text:style-name="T11"> </text:span>la<text:span text:style-name="T11"> </text:span>metodología<text:span text:style-name="T11"> </text:span>activa<text:span text:style-name="T11"> </text:span>se<text:span text:style-name="T11"> </text:span>desarrolle<text:span text:style-name="T11"> </text:span>su<text:span text:style-name="T11"> </text:span>capacidad<text:span text:style-name="T11"> </text:span>de<text:span text:style-name="T11"> </text:span>autonomía<text:span text:style-name="T11"> </text:span>y<text:span text:style-name="T11"> </text:span>responsabilidad<text:span text:style-name="T11"> </text:span>personales,<text:span text:style-name="T11"> </text:span>de<text:span text:style-name="T11"> </text:span>creciente<text:span text:style-name="T11"> </text:span>importancia<text:span text:style-name="T11"> </text:span>en<text:span text:style-name="T11"> </text:span>el<text:span text:style-name="T11"> </text:span>mundo<text:span text:style-name="T11"> </text:span>profesional.</text:p>
            </text:list-item>
          </text:list>
        </text:list-item>
      </text:list>
      <text:p text:style-name="P78"/>
      <text:p text:style-name="P70">Con<text:span text:style-name="T11"> </text:span>este<text:span text:style-name="T11"> </text:span>enfoque<text:span text:style-name="T11"> </text:span>metodológico<text:span text:style-name="T11"> </text:span>activo<text:span text:style-name="T11"> </text:span>se<text:span text:style-name="T11"> </text:span>debe<text:span text:style-name="T11"> </text:span>evitar,<text:span text:style-name="T11"> </text:span>por<text:span text:style-name="T11"> </text:span>parte<text:span text:style-name="T11"> </text:span>del<text:span text:style-name="T11"> </text:span>profesorado,<text:span text:style-name="T11"> </text:span>la<text:span text:style-name="T11"> </text:span>presentación<text:span text:style-name="T11"> </text:span>de<text:span text:style-name="T11"> </text:span>soluciones<text:span text:style-name="T11"> </text:span>únicas<text:span text:style-name="T11"> </text:span>y<text:span text:style-name="T11"> </text:span>exclusivas<text:span text:style-name="T11"> </text:span>a<text:span text:style-name="T11"> </text:span>los<text:span text:style-name="T11"> </text:span>problemas<text:span text:style-name="T11"> </text:span>o<text:span text:style-name="T11"> </text:span>situaciones<text:span text:style-name="T11"> </text:span>planteados,<text:span text:style-name="T11"> </text:span>que<text:span text:style-name="T11"> </text:span>quitan<text:span text:style-name="T11"> </text:span>al<text:span text:style-name="T11"> </text:span>alumnado<text:span text:style-name="T11"> </text:span>la<text:span text:style-name="T11"> </text:span>posibilidad<text:span text:style-name="T11"> </text:span>del<text:span text:style-name="T11"> </text:span>descubrimiento<text:span text:style-name="T11"> </text:span>propio.<text:span text:style-name="T11"> </text:span>Por<text:span text:style-name="T11"> </text:span>el<text:span text:style-name="T11"> </text:span>contrario,<text:span text:style-name="T11"> </text:span>se<text:span text:style-name="T11"> </text:span>debe<text:span text:style-name="T11"> </text:span>fomentar<text:span text:style-name="T11"> </text:span>que<text:span text:style-name="T11"> </text:span>los<text:span text:style-name="T11"> </text:span>alumnos<text:span text:style-name="T11"> </text:span>y<text:span text:style-name="T11"> </text:span>las<text:span text:style-name="T11"> </text:span>alumnas<text:span text:style-name="T11"> </text:span>participen<text:span text:style-name="T11"> </text:span>en<text:span text:style-name="T11"> </text:span>la<text:span text:style-name="T11"> </text:span>propuesta<text:span text:style-name="T11"> </text:span>de<text:span text:style-name="T11"> </text:span>actividades<text:span text:style-name="T11"> </text:span>que<text:span text:style-name="T11"> </text:span>se<text:span text:style-name="T11"> </text:span>programen<text:span text:style-name="T11"> </text:span>para<text:span text:style-name="T11"> </text:span>trabajar<text:span text:style-name="T11"> </text:span>los<text:span text:style-name="T11"> </text:span>distintos<text:span text:style-name="T11"> </text:span>contenidos,<text:span text:style-name="T11"> </text:span>que<text:span text:style-name="T11"> </text:span>deben<text:span text:style-name="T11"> </text:span>ser<text:span text:style-name="T11"> </text:span>desarrollados,<text:span text:style-name="T11"> </text:span>a<text:span text:style-name="T11"> </text:span>ser<text:span text:style-name="T11"> </text:span>posible,<text:span text:style-name="T11"> </text:span>desde<text:span text:style-name="T11"> </text:span>lo<text:span text:style-name="T11"> </text:span>concreto<text:span text:style-name="T11"> </text:span>a<text:span text:style-name="T11"> </text:span>lo<text:span text:style-name="T11"> </text:span>abstracto.<text:span text:style-name="T11"> </text:span>De<text:span text:style-name="T11"> </text:span>esta<text:span text:style-name="T11"> </text:span>forma<text:span text:style-name="T11"> </text:span>se<text:span text:style-name="T11"> </text:span>contribuye<text:span text:style-name="T11"> </text:span>a<text:span text:style-name="T11"> </text:span>que,<text:span text:style-name="T11"> </text:span>cuando<text:span text:style-name="T11"> </text:span>se<text:span text:style-name="T11"> </text:span>integren<text:span text:style-name="T11"> </text:span>profesionalmente,<text:span text:style-name="T11"> </text:span>sepan<text:span text:style-name="T11"> </text:span>intervenir<text:span text:style-name="T11"> </text:span>activamente<text:span text:style-name="T11"> </text:span>en<text:span text:style-name="T11"> </text:span>procesos<text:span text:style-name="T11"> </text:span>de<text:span text:style-name="T11"> </text:span>decisión<text:span text:style-name="T11"> </text:span>compartida<text:span text:style-name="T11"> </text:span>de<text:span text:style-name="T11"> </text:span>forma<text:span text:style-name="T11"> </text:span>creativa<text:span text:style-name="T11"> </text:span>y<text:span text:style-name="T11"> </text:span>positiva,<text:span text:style-name="T11"> </text:span>desarrollando<text:span text:style-name="T11"> </text:span>un<text:span text:style-name="T11"> </text:span>espíritu<text:span text:style-name="T11"> </text:span>crítico<text:span text:style-name="T11"> </text:span>constructivo<text:span text:style-name="T11"> </text:span>y<text:span text:style-name="T11"> </text:span>aportando<text:span text:style-name="T11"> </text:span>soluciones<text:span text:style-name="T11"> </text:span>alternativas.</text:p>
      <text:p text:style-name="P66"/>
      <text:p text:style-name="P70">Al<text:span text:style-name="T11"> </text:span>ser<text:span text:style-name="T11"> </text:span>el<text:span text:style-name="T11"> </text:span>alumnado<text:span text:style-name="T11"> </text:span>quien<text:span text:style-name="T11"> </text:span>construye<text:span text:style-name="T11"> </text:span>su<text:span text:style-name="T11"> </text:span>propio<text:span text:style-name="T11"> </text:span>aprendizaje,<text:span text:style-name="T11"> </text:span>el<text:span text:style-name="T11"> </text:span>profesor<text:span text:style-name="T11"> </text:span>o<text:span text:style-name="T11"> </text:span>la<text:span text:style-name="T11"> </text:span>profesora<text:span text:style-name="T11"> </text:span>actuará<text:span text:style-name="T11"> </text:span>como<text:span text:style-name="T11"> </text:span>guía<text:span text:style-name="T11"> </text:span>y<text:span text:style-name="T11"> </text:span>mediador<text:span text:style-name="T11"> </text:span>para<text:span text:style-name="T11"> </text:span>facilitar<text:span text:style-name="T11"> </text:span>la<text:span text:style-name="T11"> </text:span>construcción<text:span text:style-name="T11"> </text:span>de<text:span text:style-name="T11"> </text:span>capacidades<text:span text:style-name="T11"> </text:span>nuevas<text:span text:style-name="T11"> </text:span>sobre<text:span text:style-name="T11"> </text:span>la<text:span text:style-name="T11"> </text:span>base<text:span text:style-name="T11"> </text:span>de<text:span text:style-name="T11"> </text:span>las<text:span text:style-name="T11"> </text:span>ya<text:span text:style-name="T11"> </text:span>adquiridas.<text:span text:style-name="T11"> </text:span>En<text:span text:style-name="T11"> </text:span>todo<text:span text:style-name="T11"> </text:span>caso,<text:span text:style-name="T11"> </text:span>la<text:span text:style-name="T11"> </text:span>misión<text:span text:style-name="T11"> </text:span>del<text:span text:style-name="T11"> </text:span>profesorado,<text:span text:style-name="T11"> </text:span>además<text:span text:style-name="T11"> </text:span>de<text:span text:style-name="T11"> </text:span>orientarse<text:span text:style-name="T11"> </text:span>fundamentalmente<text:span text:style-name="T11"> </text:span>a<text:span text:style-name="T11"> </text:span>facilitar<text:span text:style-name="T11"> </text:span>la<text:span text:style-name="T11"> </text:span>adquisición<text:span text:style-name="T11"> </text:span>de<text:span text:style-name="T11"> </text:span>una<text:span text:style-name="T11"> </text:span>serie<text:span text:style-name="T11"> </text:span>de<text:span text:style-name="T11"> </text:span>conocimientos,<text:span text:style-name="T11"> </text:span>habilidades<text:span text:style-name="T11"> </text:span>cognitivas,<text:span text:style-name="T11"> </text:span>destrezas<text:span text:style-name="T11"> </text:span>manuales<text:span text:style-name="T11"> </text:span>y<text:span text:style-name="T11"> </text:span>actitudes<text:span text:style-name="T11"> </text:span>relativas<text:span text:style-name="T11"> </text:span>a<text:span text:style-name="T11"> </text:span>la<text:span text:style-name="T11"> </text:span>competencia<text:span text:style-name="T11"> </text:span>profesional<text:span text:style-name="T11"> </text:span>a<text:span text:style-name="T11"> </text:span>la<text:span text:style-name="T11"> </text:span>que<text:span text:style-name="T11"> </text:span>está<text:span text:style-name="T11"> </text:span>vinculado<text:span text:style-name="T11"> </text:span>el<text:span text:style-name="T11"> </text:span>presente<text:span text:style-name="T11"> </text:span>currículo,<text:span text:style-name="T11"> </text:span>también<text:span text:style-name="T11"> </text:span>debe<text:span text:style-name="T11"> </text:span>contribuir<text:span text:style-name="T11"> </text:span>a<text:span text:style-name="T11"> </text:span>que<text:span text:style-name="T11"> </text:span>el<text:span text:style-name="T11"> </text:span>alumnado<text:span text:style-name="T11"> </text:span>descubra<text:span text:style-name="T11"> </text:span>su<text:span text:style-name="T11"> </text:span>capacidad<text:span text:style-name="T11"> </text:span>potencial<text:span text:style-name="T11"> </text:span>en<text:span text:style-name="T11"> </text:span>relación<text:span text:style-name="T11"> </text:span>con<text:span text:style-name="T11"> </text:span>las<text:span text:style-name="T11"> </text:span>ocupaciones<text:span text:style-name="T11"> </text:span>implicadas<text:span text:style-name="T11"> </text:span>en<text:span text:style-name="T11"> </text:span>el<text:span text:style-name="T11"> </text:span>perfil<text:span text:style-name="T11"> </text:span>profesional<text:span text:style-name="T11"> </text:span>correspondiente,<text:span text:style-name="T11"> </text:span>reforzando<text:span text:style-name="T11"> </text:span>y<text:span text:style-name="T11"> </text:span>motivando<text:span text:style-name="T11"> </text:span>la<text:span text:style-name="T11"> </text:span>adquisición<text:span text:style-name="T11"> </text:span>de<text:span text:style-name="T11"> </text:span>nuevos<text:span text:style-name="T11"> </text:span>hábitos<text:span text:style-name="T11"> </text:span>de<text:span text:style-name="T11"> </text:span>trabajo.</text:p>
      <text:p text:style-name="P78"/>
      <text:list xml:id="list1994158002" text:continue-numbering="true" text:style-name="WW8Num13">
        <text:list-item>
          <text:list>
            <text:list-item>
              <text:p text:style-name="P102">La<text:span text:style-name="T11"> </text:span>adquisición<text:span text:style-name="T11"> </text:span>de<text:span text:style-name="T11"> </text:span>una<text:span text:style-name="T11"> </text:span>visión<text:span text:style-name="T11"> </text:span>global<text:span text:style-name="T11"> </text:span>y<text:span text:style-name="T11"> </text:span>coordinada<text:span text:style-name="T11"> </text:span>de<text:span text:style-name="T11"> </text:span>los<text:span text:style-name="T11"> </text:span>procesos<text:span text:style-name="T11"> </text:span>productivos<text:span text:style-name="T11"> </text:span>y/o<text:span text:style-name="T11"> </text:span>de<text:span text:style-name="T11"> </text:span>creación<text:span text:style-name="T11"> </text:span>de<text:span text:style-name="T11"> </text:span>servicios<text:span text:style-name="T11"> </text:span>(su<text:span text:style-name="T11"> </text:span>utilizaría<text:span text:style-name="T11"> </text:span>una,<text:span text:style-name="T11"> </text:span>otra<text:span text:style-name="T11"> </text:span>o<text:span text:style-name="T11"> </text:span>ambas<text:span text:style-name="T11"> </text:span>expresiones<text:span text:style-name="T11"> </text:span>según<text:span text:style-name="T11"> </text:span>la<text:span text:style-name="T11"> </text:span>vinculación<text:span text:style-name="T11"> </text:span>del<text:span text:style-name="T11"> </text:span>ciclo<text:span text:style-name="T11"> </text:span>formativo<text:span text:style-name="T11"> </text:span>a<text:span text:style-name="T11"> </text:span><text:soft-page-break/>actividades<text:span text:style-name="T11"> </text:span>de<text:span text:style-name="T11"> </text:span>producción<text:span text:style-name="T11"> </text:span>y/o<text:span text:style-name="T11"> </text:span>de<text:span text:style-name="T11"> </text:span>creación<text:span text:style-name="T11"> </text:span>de<text:span text:style-name="T11"> </text:span>servicios)<text:span text:style-name="T11"> </text:span>a<text:span text:style-name="T11"> </text:span>los<text:span text:style-name="T11"> </text:span>que<text:span text:style-name="T11"> </text:span>está<text:span text:style-name="T11"> </text:span>vinculada<text:span text:style-name="T11"> </text:span>la<text:span text:style-name="T11"> </text:span>competencia<text:span text:style-name="T11"> </text:span>profesional<text:span text:style-name="T11"> </text:span>del<text:span text:style-name="T11"> </text:span>título,<text:span text:style-name="T11"> </text:span>por<text:span text:style-name="T11"> </text:span>medio<text:span text:style-name="T11"> </text:span>de<text:span text:style-name="T11"> </text:span>la<text:span text:style-name="T11"> </text:span>necesaria<text:span text:style-name="T11"> </text:span>integración<text:span text:style-name="T11"> </text:span>de<text:span text:style-name="T11"> </text:span>contenidos<text:span text:style-name="T11"> </text:span>científicos,<text:span text:style-name="T11"> </text:span>tecnológicos<text:span text:style-name="T11"> </text:span>y<text:span text:style-name="T11"> </text:span>organizativos.</text:p>
            </text:list-item>
          </text:list>
        </text:list-item>
      </text:list>
      <text:p text:style-name="P81"/>
      <text:list xml:id="list2063785563" text:continue-numbering="true" text:style-name="WW8Num13">
        <text:list-item>
          <text:list>
            <text:list-item>
              <text:p text:style-name="P102">El<text:span text:style-name="T11"> </text:span>desarrollo<text:span text:style-name="T11"> </text:span>de<text:span text:style-name="T11"> </text:span>la<text:span text:style-name="T11"> </text:span>capacidad<text:span text:style-name="T11"> </text:span>para<text:span text:style-name="T11"> </text:span>aprender<text:span text:style-name="T11"> </text:span>por<text:span text:style-name="T11"> </text:span>sí<text:span text:style-name="T11"> </text:span>mismos,<text:span text:style-name="T11"> </text:span>de<text:span text:style-name="T11"> </text:span>modo<text:span text:style-name="T11"> </text:span>que<text:span text:style-name="T11"> </text:span>adquieran<text:span text:style-name="T11"> </text:span>una<text:span text:style-name="T11"> </text:span>identidad<text:span text:style-name="T11"> </text:span>y<text:span text:style-name="T11"> </text:span>madurez<text:span text:style-name="T11"> </text:span>profesionales<text:span text:style-name="T11"> </text:span>motivadoras<text:span text:style-name="T11"> </text:span>de<text:span text:style-name="T11"> </text:span>futuros<text:span text:style-name="T11"> </text:span>aprendizajes<text:span text:style-name="T11"> </text:span>y<text:span text:style-name="T11"> </text:span>adaptaciones<text:span text:style-name="T11"> </text:span>al<text:span text:style-name="T11"> </text:span>cambio<text:span text:style-name="T11"> </text:span>de<text:span text:style-name="T11"> </text:span>las<text:span text:style-name="T11"> </text:span>cualificaciones.</text:p>
            </text:list-item>
          </text:list>
        </text:list-item>
      </text:list>
      <text:p text:style-name="P81"/>
      <text:list xml:id="list1107979424" text:continue-numbering="true" text:style-name="WW8Num13">
        <text:list-item>
          <text:list>
            <text:list-item>
              <text:p text:style-name="P102">El<text:span text:style-name="T11"> </text:span>desarrollo<text:span text:style-name="T11"> </text:span>de<text:span text:style-name="T11"> </text:span>la<text:span text:style-name="T11"> </text:span>capacidad<text:span text:style-name="T11"> </text:span>para<text:span text:style-name="T11"> </text:span>trabajar<text:span text:style-name="T11"> </text:span>en<text:span text:style-name="T11"> </text:span>equipo,<text:span text:style-name="T11"> </text:span>por<text:span text:style-name="T11"> </text:span>medio<text:span text:style-name="T11"> </text:span>de<text:span text:style-name="T11"> </text:span>actividades<text:span text:style-name="T11"> </text:span>de<text:span text:style-name="T11"> </text:span>aprendizaje<text:span text:style-name="T11"> </text:span>realizadas<text:span text:style-name="T11"> </text:span>en<text:span text:style-name="T11"> </text:span>grupo,<text:span text:style-name="T11"> </text:span>de<text:span text:style-name="T11"> </text:span>forma<text:span text:style-name="T11"> </text:span>que<text:span text:style-name="T11"> </text:span>cuando<text:span text:style-name="T11"> </text:span>en<text:span text:style-name="T11"> </text:span>el<text:span text:style-name="T11"> </text:span>ámbito<text:span text:style-name="T11"> </text:span>profesional<text:span text:style-name="T11"> </text:span>se<text:span text:style-name="T11"> </text:span>integren<text:span text:style-name="T11"> </text:span>en<text:span text:style-name="T11"> </text:span>equipos<text:span text:style-name="T11"> </text:span>de<text:span text:style-name="T11"> </text:span>trabajo<text:span text:style-name="T11"> </text:span>puedan<text:span text:style-name="T11"> </text:span>mantener<text:span text:style-name="T11"> </text:span>relaciones<text:span text:style-name="T11"> </text:span>fluidas<text:span text:style-name="T11"> </text:span>con<text:span text:style-name="T11"> </text:span>sus<text:span text:style-name="T11"> </text:span>miembros,<text:span text:style-name="T11"> </text:span>colaborando<text:span text:style-name="T11"> </text:span>en<text:span text:style-name="T11"> </text:span>la<text:span text:style-name="T11"> </text:span>consecución<text:span text:style-name="T11"> </text:span>de<text:span text:style-name="T11"> </text:span>los<text:span text:style-name="T11"> </text:span>objetivos<text:span text:style-name="T11"> </text:span>asignados<text:span text:style-name="T11"> </text:span>al<text:span text:style-name="T11"> </text:span>grupo,<text:span text:style-name="T11"> </text:span>respetando<text:span text:style-name="T11"> </text:span>el<text:span text:style-name="T11"> </text:span>trabajo<text:span text:style-name="T11"> </text:span>de<text:span text:style-name="T11"> </text:span>los<text:span text:style-name="T11"> </text:span>demás,<text:span text:style-name="T11"> </text:span>participando<text:span text:style-name="T11"> </text:span>activamente<text:span text:style-name="T11"> </text:span>en<text:span text:style-name="T11"> </text:span>la<text:span text:style-name="T11"> </text:span>organización<text:span text:style-name="T11"> </text:span>y<text:span text:style-name="T11"> </text:span>desarrollo<text:span text:style-name="T11"> </text:span>de<text:span text:style-name="T11"> </text:span>tareas<text:span text:style-name="T11"> </text:span>colectivas,<text:span text:style-name="T11"> </text:span>cooperando<text:span text:style-name="T11"> </text:span>en<text:span text:style-name="T11"> </text:span>la<text:span text:style-name="T11"> </text:span>superación<text:span text:style-name="T11"> </text:span>de<text:span text:style-name="T11"> </text:span>las<text:span text:style-name="T11"> </text:span>dificultades<text:span text:style-name="T11"> </text:span>que<text:span text:style-name="T11"> </text:span>se<text:span text:style-name="T11"> </text:span>presenten<text:span text:style-name="T11"> </text:span>con<text:span text:style-name="T11"> </text:span>una<text:span text:style-name="T11"> </text:span>actitud<text:span text:style-name="T11"> </text:span>tolerante<text:span text:style-name="T11"> </text:span>hacia<text:span text:style-name="T11"> </text:span>las<text:span text:style-name="T11"> </text:span>ideas<text:span text:style-name="T11"> </text:span>de<text:span text:style-name="T11"> </text:span>los<text:span text:style-name="T11"> </text:span>compañeros,<text:span text:style-name="T11"> </text:span>y<text:span text:style-name="T11"> </text:span>respetando<text:span text:style-name="T11"> </text:span>las<text:span text:style-name="T11"> </text:span>normas<text:span text:style-name="T11"> </text:span>y<text:span text:style-name="T11"> </text:span>métodos<text:span text:style-name="T11"> </text:span>establecidos.</text:p>
            </text:list-item>
          </text:list>
        </text:list-item>
      </text:list>
      <text:p text:style-name="P78"/>
      <text:p text:style-name="P70">En<text:span text:style-name="T11"> </text:span>relación<text:span text:style-name="T11"> </text:span>con<text:span text:style-name="T11"> </text:span>la<text:span text:style-name="T11"> </text:span>forma<text:span text:style-name="T11"> </text:span>de<text:span text:style-name="T11"> </text:span>organizar<text:span text:style-name="T11"> </text:span>el<text:span text:style-name="T11"> </text:span>aprendizaje<text:span text:style-name="T11"> </text:span>significativo<text:span text:style-name="T11"> </text:span>de<text:span text:style-name="T11"> </text:span>los<text:span text:style-name="T11"> </text:span>contenidos<text:span text:style-name="T11"> </text:span>que<text:span text:style-name="T11"> </text:span>se<text:span text:style-name="T11"> </text:span>programen<text:span text:style-name="T11"> </text:span>a<text:span text:style-name="T11"> </text:span>partir<text:span text:style-name="T11"> </text:span>del<text:span text:style-name="T11"> </text:span>currículo<text:span text:style-name="T11"> </text:span>establecido<text:span text:style-name="T11"> </text:span>en<text:span text:style-name="T11"> </text:span>este<text:span text:style-name="T11"> </text:span>Decreto,<text:span text:style-name="T11"> </text:span>el<text:span text:style-name="T11"> </text:span>profesorado<text:span text:style-name="T11"> </text:span>deberá<text:span text:style-name="T11"> </text:span>tener<text:span text:style-name="T11"> </text:span>en<text:span text:style-name="T11"> </text:span>cuenta<text:span text:style-name="T11"> </text:span>las<text:span text:style-name="T11"> </text:span>siguientes<text:span text:style-name="T11"> </text:span>orientaciones<text:span text:style-name="T11"> </text:span>generales:</text:p>
      <text:p text:style-name="P79"><text:s/></text:p>
      <text:list xml:id="list1209604232" text:continue-numbering="true" text:style-name="WW8Num13">
        <text:list-item>
          <text:list>
            <text:list-item>
              <text:p text:style-name="P102">La<text:span text:style-name="T11"> </text:span>estructuración<text:span text:style-name="T11"> </text:span>de<text:span text:style-name="T11"> </text:span>los<text:span text:style-name="T11"> </text:span>contenidos<text:span text:style-name="T11"> </text:span>en<text:span text:style-name="T11"> </text:span>bloques,<text:span text:style-name="T11"> </text:span>tal<text:span text:style-name="T11"> </text:span>como<text:span text:style-name="T11"> </text:span>se<text:span text:style-name="T11"> </text:span>presenta<text:span text:style-name="T11"> </text:span>en<text:span text:style-name="T11"> </text:span>este<text:span text:style-name="T11"> </text:span>currículo,<text:span text:style-name="T11"> </text:span>no<text:span text:style-name="T11"> </text:span>tiene<text:span text:style-name="T11"> </text:span>por<text:span text:style-name="T11"> </text:span>qué<text:span text:style-name="T11"> </text:span>considerarse<text:span text:style-name="T11"> </text:span>única<text:span text:style-name="T11"> </text:span>e<text:span text:style-name="T11"> </text:span>inflexible,<text:span text:style-name="T11"> </text:span>ni<text:span text:style-name="T11"> </text:span>en<text:span text:style-name="T11"> </text:span>modo<text:span text:style-name="T11"> </text:span>alguno<text:span text:style-name="T11"> </text:span>interpretarse<text:span text:style-name="T11"> </text:span>como<text:span text:style-name="T11"> </text:span>una<text:span text:style-name="T11"> </text:span>sucesión<text:span text:style-name="T11"> </text:span>ordenada<text:span text:style-name="T11"> </text:span>de<text:span text:style-name="T11"> </text:span>unidades<text:span text:style-name="T11"> </text:span>didácticas<text:span text:style-name="T11"> </text:span>o<text:span text:style-name="T11"> </text:span>de<text:span text:style-name="T11"> </text:span>trabajo.</text:p>
            </text:list-item>
          </text:list>
        </text:list-item>
      </text:list>
      <text:p text:style-name="P78"/>
      <text:p text:style-name="P70">El<text:span text:style-name="T11"> </text:span>profesorado<text:span text:style-name="T11"> </text:span>deberá<text:span text:style-name="T11"> </text:span>desarrollar<text:span text:style-name="T11"> </text:span>y<text:span text:style-name="T11"> </text:span>organizar<text:span text:style-name="T11"> </text:span>tales<text:span text:style-name="T11"> </text:span>unidades<text:span text:style-name="T11"> </text:span>conforme<text:span text:style-name="T11"> </text:span>a<text:span text:style-name="T11"> </text:span>los<text:span text:style-name="T11"> </text:span>criterios<text:span text:style-name="T11"> </text:span>que,<text:span text:style-name="T11"> </text:span>a<text:span text:style-name="T11"> </text:span>su<text:span text:style-name="T11"> </text:span>juicio,<text:span text:style-name="T11"> </text:span>permitan<text:span text:style-name="T11"> </text:span>que<text:span text:style-name="T11"> </text:span>se<text:span text:style-name="T11"> </text:span>adquiera<text:span text:style-name="T11"> </text:span>mejor<text:span text:style-name="T11"> </text:span>la<text:span text:style-name="T11"> </text:span>competencia<text:span text:style-name="T11"> </text:span>profesional.<text:span text:style-name="T11"> </text:span>Para<text:span text:style-name="T11"> </text:span>ello<text:span text:style-name="T11"> </text:span>habrá<text:span text:style-name="T11"> </text:span>de<text:span text:style-name="T11"> </text:span>tener<text:span text:style-name="T11"> </text:span>presente<text:span text:style-name="T11"> </text:span>que<text:span text:style-name="T11"> </text:span>las<text:span text:style-name="T11"> </text:span>actividades<text:span text:style-name="T11"> </text:span>productivas<text:span text:style-name="T11"> </text:span>o<text:span text:style-name="T11"> </text:span>de<text:span text:style-name="T11"> </text:span>creación<text:span text:style-name="T11"> </text:span>de<text:span text:style-name="T11"> </text:span>servicios<text:span text:style-name="T11"> </text:span>requieren<text:span text:style-name="T11"> </text:span>de<text:span text:style-name="T11"> </text:span>la<text:span text:style-name="T11"> </text:span>acción,<text:span text:style-name="T11"> </text:span>es<text:span text:style-name="T11"> </text:span>decir,<text:span text:style-name="T11"> </text:span>del<text:span text:style-name="T11"> </text:span>dominio<text:span text:style-name="T11"> </text:span>de<text:span text:style-name="T11"> </text:span>unos<text:span text:style-name="T11"> </text:span>modos<text:span text:style-name="T11"> </text:span>operativos,<text:span text:style-name="T11"> </text:span>del<text:span text:style-name="T11"> </text:span>"saber<text:span text:style-name="T11"> </text:span>hacer".<text:span text:style-name="T11"> </text:span>Por<text:span text:style-name="T11"> </text:span>esta<text:span text:style-name="T11"> </text:span>razón,<text:span text:style-name="T11"> </text:span>los<text:span text:style-name="T11"> </text:span>aprendizajes<text:span text:style-name="T11"> </text:span>en<text:span text:style-name="T11"> </text:span>la<text:span text:style-name="T11"> </text:span>formación<text:span text:style-name="T11"> </text:span>profesional<text:span text:style-name="T11"> </text:span>específica<text:span text:style-name="T11"> </text:span>deben<text:span text:style-name="T11"> </text:span>articularse<text:span text:style-name="T11"> </text:span>fundamentalmente<text:span text:style-name="T11"> </text:span>en<text:span text:style-name="T11"> </text:span>torno<text:span text:style-name="T11"> </text:span>a<text:span text:style-name="T11"> </text:span>los<text:span text:style-name="T11"> </text:span>procedimientos<text:span text:style-name="T11"> </text:span>que<text:span text:style-name="T11"> </text:span>tomen<text:span text:style-name="T11"> </text:span>como<text:span text:style-name="T11"> </text:span>referencia<text:span text:style-name="T11"> </text:span>los<text:span text:style-name="T11"> </text:span>procesos<text:span text:style-name="T11"> </text:span>y<text:span text:style-name="T11"> </text:span>métodos<text:span text:style-name="T11"> </text:span>de<text:span text:style-name="T11"> </text:span>producción<text:span text:style-name="T11"> </text:span>o<text:span text:style-name="T11"> </text:span>de<text:span text:style-name="T11"> </text:span>prestación<text:span text:style-name="T11"> </text:span>de<text:span text:style-name="T11"> </text:span>servicios<text:span text:style-name="T11"> </text:span>a<text:span text:style-name="T11"> </text:span>los<text:span text:style-name="T11"> </text:span>que<text:span text:style-name="T11"> </text:span>remiten<text:span text:style-name="T11"> </text:span>las<text:span text:style-name="T11"> </text:span>realizaciones<text:span text:style-name="T11"> </text:span>y<text:span text:style-name="T11"> </text:span>el<text:span text:style-name="T11"> </text:span>dominio<text:span text:style-name="T11"> </text:span>profesional<text:span text:style-name="T11"> </text:span>expresados<text:span text:style-name="T11"> </text:span>en<text:span text:style-name="T11"> </text:span>las<text:span text:style-name="T11"> </text:span>unidades<text:span text:style-name="T11"> </text:span>de<text:span text:style-name="T11"> </text:span>competencia<text:span text:style-name="T11"> </text:span>del<text:span text:style-name="T11"> </text:span>perfil<text:span text:style-name="T11"> </text:span>correspondiente.</text:p>
      <text:p text:style-name="P66"/>
      <text:p text:style-name="P70">Además<text:span text:style-name="T11"> </text:span>del<text:span text:style-name="T11"> </text:span>"saber<text:span text:style-name="T11"> </text:span>hacer",<text:span text:style-name="T11"> </text:span>tiene<text:span text:style-name="T11"> </text:span>una<text:span text:style-name="T11"> </text:span>importancia<text:span text:style-name="T11"> </text:span>cada<text:span text:style-name="T11"> </text:span>vez<text:span text:style-name="T11"> </text:span>más<text:span text:style-name="T11"> </text:span>creciente<text:span text:style-name="T11"> </text:span>en<text:span text:style-name="T11"> </text:span>el<text:span text:style-name="T11"> </text:span>mundo<text:span text:style-name="T11"> </text:span>productivo<text:span text:style-name="T11"> </text:span>el<text:span text:style-name="T11"> </text:span>dominio<text:span text:style-name="T11"> </text:span>del<text:span text:style-name="T11"> </text:span>"saber<text:span text:style-name="T11"> </text:span>estar";<text:span text:style-name="T11"> </text:span>es<text:span text:style-name="T11"> </text:span>decir,<text:span text:style-name="T11"> </text:span>de<text:span text:style-name="T11"> </text:span>las<text:span text:style-name="T11"> </text:span>actitudes.<text:span text:style-name="T11"> </text:span>A<text:span text:style-name="T11"> </text:span>partir<text:span text:style-name="T11"> </text:span>de<text:span text:style-name="T11"> </text:span>las<text:span text:style-name="T11"> </text:span>capacidades<text:span text:style-name="T11"> </text:span>y<text:span text:style-name="T11"> </text:span>contenidos<text:span text:style-name="T11"> </text:span>actitudinales<text:span text:style-name="T11"> </text:span>del<text:span text:style-name="T11"> </text:span>currículo,<text:span text:style-name="T11"> </text:span>el<text:span text:style-name="T11"> </text:span>profesorado<text:span text:style-name="T11"> </text:span>hará<text:span text:style-name="T11"> </text:span>el<text:span text:style-name="T11"> </text:span>correspondiente<text:span text:style-name="T11"> </text:span>desarrollo<text:span text:style-name="T11"> </text:span>curricular<text:span text:style-name="T11"> </text:span>tomando<text:span text:style-name="T11"> </text:span>también<text:span text:style-name="T11"> </text:span>como<text:span text:style-name="T11"> </text:span>referencia<text:span text:style-name="T11"> </text:span>las<text:span text:style-name="T11"> </text:span>capacidades<text:span text:style-name="T11"> </text:span>profesionales<text:span text:style-name="T11"> </text:span>del<text:span text:style-name="T11"> </text:span>perfil.</text:p>
      <text:p text:style-name="P66"/>
      <text:p text:style-name="P70">Esta<text:span text:style-name="T11"> </text:span>forma<text:span text:style-name="T11"> </text:span>de<text:span text:style-name="T11"> </text:span>organizar<text:span text:style-name="T11"> </text:span>los<text:span text:style-name="T11"> </text:span>contenidos<text:span text:style-name="T11"> </text:span>educativos,<text:span text:style-name="T11"> </text:span>además<text:span text:style-name="T11"> </text:span>de<text:span text:style-name="T11"> </text:span>posibilitar<text:span text:style-name="T11"> </text:span>el<text:span text:style-name="T11"> </text:span>desarrollo<text:span text:style-name="T11"> </text:span>de<text:span text:style-name="T11"> </text:span>las<text:span text:style-name="T11"> </text:span>capacidades<text:span text:style-name="T11"> </text:span>involucradas<text:span text:style-name="T11"> </text:span>en<text:span text:style-name="T11"> </text:span>los<text:span text:style-name="T11"> </text:span>propios<text:span text:style-name="T11"> </text:span>procedimientos<text:span text:style-name="T11"> </text:span>y<text:span text:style-name="T11"> </text:span>actitudes,<text:span text:style-name="T11"> </text:span>y<text:span text:style-name="T11"> </text:span>de<text:span text:style-name="T11"> </text:span>hacer<text:span text:style-name="T11"> </text:span>de<text:span text:style-name="T11"> </text:span>las<text:span text:style-name="T11"> </text:span>actividades<text:span text:style-name="T11"> </text:span>materia<text:span text:style-name="T11"> </text:span>de<text:span text:style-name="T11"> </text:span>aprendizaje<text:span text:style-name="T11"> </text:span>directo,<text:span text:style-name="T11"> </text:span>metodológicamente<text:span text:style-name="T11"> </text:span>supone<text:span text:style-name="T11"> </text:span>una<text:span text:style-name="T11"> </text:span>estrategia<text:span text:style-name="T11"> </text:span>para<text:span text:style-name="T11"> </text:span>aprender<text:span text:style-name="T11"> </text:span>y<text:span text:style-name="T11"> </text:span>comprender<text:span text:style-name="T11"> </text:span>significativamente<text:span text:style-name="T11"> </text:span>el<text:span text:style-name="T11"> </text:span>resto<text:span text:style-name="T11"> </text:span>de<text:span text:style-name="T11"> </text:span>contenidos:<text:span text:style-name="T11"> </text:span>hechos,<text:span text:style-name="T11"> </text:span>conceptos,<text:span text:style-name="T11"> </text:span>principios,<text:span text:style-name="T11"> </text:span>normas,<text:span text:style-name="T11"> </text:span>reglas,<text:span text:style-name="T11"> </text:span>descripción<text:span text:style-name="T11"> </text:span>de<text:span text:style-name="T11"> </text:span>técnicas<text:span text:style-name="T11"> </text:span>y<text:span text:style-name="T11"> </text:span>procedimientos,<text:span text:style-name="T11"> </text:span>terminología,<text:span text:style-name="T11"> </text:span>etc.</text:p>
      <text:p text:style-name="P78"/>
      <text:p text:style-name="P70">Para<text:span text:style-name="T11"> </text:span>que<text:span text:style-name="T11"> </text:span>el<text:span text:style-name="T11"> </text:span>aprendizaje<text:span text:style-name="T11"> </text:span>sea<text:span text:style-name="T11"> </text:span>eficaz,<text:span text:style-name="T11"> </text:span>debe<text:span text:style-name="T11"> </text:span>establecerse<text:span text:style-name="T11"> </text:span>también<text:span text:style-name="T11"> </text:span>una<text:span text:style-name="T11"> </text:span>secuencia<text:span text:style-name="T11"> </text:span>precisa<text:span text:style-name="T11"> </text:span>entre<text:span text:style-name="T11"> </text:span>todos<text:span text:style-name="T11"> </text:span>los<text:span text:style-name="T11"> </text:span>contenidos<text:span text:style-name="T11"> </text:span>que<text:span text:style-name="T11"> </text:span>se<text:span text:style-name="T11"> </text:span>incluyen<text:span text:style-name="T11"> </text:span>en<text:span text:style-name="T11"> </text:span>el<text:span text:style-name="T11"> </text:span>período<text:span text:style-name="T11"> </text:span>de<text:span text:style-name="T11"> </text:span>enseñanza-aprendizaje<text:span text:style-name="T11"> </text:span>del<text:span text:style-name="T11"> </text:span>módulo<text:span text:style-name="T11"> </text:span>profesional<text:span text:style-name="T11"> </text:span>correspondiente.<text:span text:style-name="T11"> </text:span>Esta<text:span text:style-name="T11"> </text:span>secuencia<text:span text:style-name="T11"> </text:span>y<text:span text:style-name="T11"> </text:span>organización<text:span text:style-name="T11"> </text:span>de<text:span text:style-name="T11"> </text:span>los<text:span text:style-name="T11"> </text:span>contenidos<text:span text:style-name="T11"> </text:span>deberán<text:span text:style-name="T11"> </text:span>tener<text:span text:style-name="T11"> </text:span>como<text:span text:style-name="T11"> </text:span>referencia<text:span text:style-name="T11"> </text:span>básica<text:span text:style-name="T11"> </text:span>las<text:span text:style-name="T11"> </text:span>capacidades<text:span text:style-name="T11"> </text:span>terminales<text:span text:style-name="T11"> </text:span>de<text:span text:style-name="T11"> </text:span>cada<text:span text:style-name="T11"> </text:span>módulo<text:span text:style-name="T11"> </text:span>profesional.<text:span text:style-name="T11"> </text:span>De<text:span text:style-name="T11"> </text:span>esta<text:span text:style-name="T11"> </text:span>forma,<text:span text:style-name="T11"> </text:span>no<text:span text:style-name="T11"> </text:span>se<text:span text:style-name="T11"> </text:span>deben<text:span text:style-name="T11"> </text:span>programar<text:span text:style-name="T11"> </text:span>y<text:span text:style-name="T11"> </text:span>trabajar<text:span text:style-name="T11"> </text:span>contenidos<text:span text:style-name="T11"> </text:span>y,<text:span text:style-name="T11"> </text:span>por<text:span text:style-name="T11"> </text:span>lo<text:span text:style-name="T11"> </text:span>tanto,<text:span text:style-name="T11"> </text:span>actividades<text:span text:style-name="T11"> </text:span>de<text:span text:style-name="T11"> </text:span>enseñanza<text:span text:style-name="T11"> </text:span>y<text:span text:style-name="T11"> </text:span>aprendizaje,<text:span text:style-name="T11"> </text:span>que<text:span text:style-name="T11"> </text:span>no<text:span text:style-name="T11"> </text:span>se<text:span text:style-name="T11"> </text:span>correspondan<text:span text:style-name="T11"> </text:span>con<text:span text:style-name="T11"> </text:span>capacidades<text:span text:style-name="T11"> </text:span>que<text:span text:style-name="T11"> </text:span>se<text:span text:style-name="T11"> </text:span>deriven<text:span text:style-name="T11"> </text:span>del<text:span text:style-name="T11"> </text:span>perfil<text:span text:style-name="T11"> </text:span>profesional,<text:span text:style-name="T11"> </text:span>de<text:span text:style-name="T11"> </text:span>las<text:span text:style-name="T11"> </text:span>capacidades<text:span text:style-name="T11"> </text:span>terminales<text:span text:style-name="T11"> </text:span>y<text:span text:style-name="T11"> </text:span>de<text:span text:style-name="T11"> </text:span>sus<text:span text:style-name="T11"> </text:span>criterios<text:span text:style-name="T11"> </text:span>de<text:span text:style-name="T11"> </text:span>evaluación<text:span text:style-name="T11"> </text:span>del<text:span text:style-name="T11"> </text:span>currículo<text:span text:style-name="T11"> </text:span>prescriptivo<text:span text:style-name="T11"> </text:span>o,<text:span text:style-name="T11"> </text:span>en<text:span text:style-name="T11"> </text:span>última<text:span text:style-name="T11"> </text:span>instancia,<text:span text:style-name="T11"> </text:span>de<text:span text:style-name="T11"> </text:span>las<text:span text:style-name="T11"> </text:span>capacidades<text:span text:style-name="T11"> </text:span>identificadas<text:span text:style-name="T11"> </text:span>por<text:span text:style-name="T11"> </text:span>los<text:span text:style-name="T11"> </text:span>propios<text:span text:style-name="T11"> </text:span>centros<text:span text:style-name="T11"> </text:span>docentes<text:span text:style-name="T11"> </text:span>por<text:span text:style-name="T11"> </text:span>adaptación<text:span text:style-name="T11"> </text:span>a<text:span text:style-name="T11"> </text:span>los<text:span text:style-name="T11"> </text:span>requerimientos<text:span text:style-name="T11"> </text:span>profesionales<text:span text:style-name="T11"> </text:span>de<text:span text:style-name="T11"> </text:span>su<text:span text:style-name="T11"> </text:span>entorno.</text:p>
      <text:p text:style-name="P78"/>
      <text:p text:style-name="P70">Antes<text:span text:style-name="T11"> </text:span>de<text:span text:style-name="T11"> </text:span>establecer<text:span text:style-name="T11"> </text:span>esta<text:span text:style-name="T11"> </text:span>secuencia<text:span text:style-name="T11"> </text:span>de<text:span text:style-name="T11"> </text:span>contenidos<text:span text:style-name="T11"> </text:span>y<text:span text:style-name="T11"> </text:span>definir<text:span text:style-name="T11"> </text:span>las<text:span text:style-name="T11"> </text:span>distintas<text:span text:style-name="T11"> </text:span>unidades<text:span text:style-name="T11"> </text:span>didácticas<text:span text:style-name="T11"> </text:span>o<text:span text:style-name="T11"> </text:span>de<text:span text:style-name="T11"> </text:span>trabajo<text:span text:style-name="T11"> </text:span>del<text:span text:style-name="T11"> </text:span>módulo<text:span text:style-name="T11"> </text:span>profesional<text:span text:style-name="T11"> </text:span>correspondiente,<text:span text:style-name="T11"> </text:span>es<text:span text:style-name="T11"> </text:span>conveniente<text:span text:style-name="T11"> </text:span>que<text:span text:style-name="T11"> </text:span>el<text:span text:style-name="T11"> </text:span>profesorado<text:span text:style-name="T11"> </text:span>identifique<text:span text:style-name="T11"> </text:span>y<text:span text:style-name="T11"> </text:span>enuncie<text:span text:style-name="T11"> </text:span>primero<text:span text:style-name="T11"> </text:span>un<text:span text:style-name="T11"> </text:span>gran<text:span text:style-name="T11"> </text:span>contenido<text:span text:style-name="T11"> </text:span>organizador,<text:span text:style-name="T11"> </text:span>que<text:span text:style-name="T11"> </text:span>en<text:span text:style-name="T11"> </text:span>los<text:span text:style-name="T11"> </text:span>módulos<text:span text:style-name="T11"> </text:span>asociados<text:span text:style-name="T11"> </text:span>a<text:span text:style-name="T11"> </text:span>una<text:span text:style-name="T11"> </text:span>unidad<text:span text:style-name="T11"> </text:span>de<text:span text:style-name="T11"> </text:span>competencia<text:span text:style-name="T11"> </text:span>casi<text:span text:style-name="T11"> </text:span>siempre<text:span text:style-name="T11"> </text:span>sería<text:span text:style-name="T11"> </text:span>de<text:span text:style-name="T11"> </text:span>carácter<text:span text:style-name="T11"> </text:span>procedimental<text:span text:style-name="T11"> </text:span>y<text:span text:style-name="T11"> </text:span>globalizador,<text:span text:style-name="T11"> </text:span>que<text:span text:style-name="T11"> </text:span>sirva<text:span text:style-name="T11"> </text:span>de<text:span text:style-name="T11"> </text:span>eje<text:span text:style-name="T11"> </text:span>integrador<text:span text:style-name="T11"> </text:span>del<text:span text:style-name="T11"> </text:span>proceso<text:span text:style-name="T11"> </text:span>de<text:span text:style-name="T11"> </text:span>enseñanza-aprendizaje,<text:span text:style-name="T11"> </text:span>a<text:span text:style-name="T11"> </text:span>partir<text:span text:style-name="T11"> </text:span>del<text:span text:style-name="T11"> </text:span>cual<text:span text:style-name="T11"> </text:span>se<text:span text:style-name="T11"> </text:span>confeccione<text:span text:style-name="T11"> </text:span>la<text:span text:style-name="T11"> </text:span>secuencia<text:span text:style-name="T11"> </text:span>y<text:span text:style-name="T11"> </text:span>estructura<text:span text:style-name="T11"> </text:span>de<text:span text:style-name="T11"> </text:span>los<text:span text:style-name="T11"> </text:span>contenidos<text:span text:style-name="T11"> </text:span>más<text:span text:style-name="T11"> </text:span>específicos<text:span text:style-name="T11"> </text:span>y<text:span text:style-name="T11"> </text:span>de<text:span text:style-name="T11"> </text:span>las<text:span text:style-name="T11"> </text:span>distintas<text:span text:style-name="T11"> </text:span>actividades.<text:span text:style-name="T11"> </text:span>Una<text:span text:style-name="T11"> </text:span>buena<text:span text:style-name="T11"> </text:span>referencia<text:span text:style-name="T11"> </text:span>para<text:span text:style-name="T11"> </text:span>enunciar<text:span text:style-name="T11"> </text:span>este<text:span text:style-name="T11"> </text:span>contenido<text:span text:style-name="T11"> </text:span>organizador<text:span text:style-name="T11"> </text:span>de<text:span text:style-name="T11"> </text:span>carácter<text:span text:style-name="T11"> </text:span>procedimental<text:span text:style-name="T11"> </text:span>y<text:span text:style-name="T11"> </text:span>globalizador<text:span text:style-name="T11"> </text:span>lo<text:span text:style-name="T11"> </text:span>constituye<text:span text:style-name="T11"> </text:span>el<text:span text:style-name="T11"> </text:span>propio<text:span text:style-name="T11"> </text:span>enunciado<text:span text:style-name="T11"> </text:span>de<text:span text:style-name="T11"> </text:span>la<text:span text:style-name="T11"> </text:span>unidad<text:span text:style-name="T11"> </text:span>de<text:span text:style-name="T11"> </text:span>competencia.</text:p>
      <text:p text:style-name="P66"><text:soft-page-break/></text:p>
      <text:p text:style-name="P70">De<text:span text:style-name="T11"> </text:span>esta<text:span text:style-name="T11"> </text:span>forma,<text:span text:style-name="T11"> </text:span>los<text:span text:style-name="T11"> </text:span>contenidos<text:span text:style-name="T11"> </text:span>se<text:span text:style-name="T11"> </text:span>trabajarían<text:span text:style-name="T11"> </text:span>según<text:span text:style-name="T11"> </text:span>vayan<text:span text:style-name="T11"> </text:span>siendo<text:span text:style-name="T11"> </text:span>demandados<text:span text:style-name="T11"> </text:span>por<text:span text:style-name="T11"> </text:span>las<text:span text:style-name="T11"> </text:span>actividades<text:span text:style-name="T11"> </text:span>programadas<text:span text:style-name="T11"> </text:span>en<text:span text:style-name="T11"> </text:span>el<text:span text:style-name="T11"> </text:span>marco<text:span text:style-name="T11"> </text:span>del<text:span text:style-name="T11"> </text:span>gran<text:span text:style-name="T11"> </text:span>contenido<text:span text:style-name="T11"> </text:span>organizador,<text:span text:style-name="T11"> </text:span>construyéndose<text:span text:style-name="T11"> </text:span>nuevas<text:span text:style-name="T11"> </text:span>capacidades<text:span text:style-name="T11"> </text:span>a<text:span text:style-name="T11"> </text:span>partir<text:span text:style-name="T11"> </text:span>de<text:span text:style-name="T11"> </text:span>los<text:span text:style-name="T11"> </text:span>conocimientos,<text:span text:style-name="T11"> </text:span>habilidades<text:span text:style-name="T11"> </text:span>cognitivas,<text:span text:style-name="T11"> </text:span>destrezas<text:span text:style-name="T11"> </text:span>manuales<text:span text:style-name="T11"> </text:span>y<text:span text:style-name="T11"> </text:span>actitudes<text:span text:style-name="T11"> </text:span>previamente<text:span text:style-name="T11"> </text:span>adquiridos<text:span text:style-name="T11"> </text:span>por<text:span text:style-name="T11"> </text:span>el<text:span text:style-name="T11"> </text:span>alumnado<text:span text:style-name="T11"> </text:span>dentro<text:span text:style-name="T11"> </text:span>o<text:span text:style-name="T11"> </text:span>fuera<text:span text:style-name="T11"> </text:span>del<text:span text:style-name="T11"> </text:span>aula.<text:span text:style-name="T11"> </text:span>Los<text:span text:style-name="T11"> </text:span>procedimientos<text:span text:style-name="T11"> </text:span>se<text:span text:style-name="T11"> </text:span>convertirían<text:span text:style-name="T11"> </text:span>así<text:span text:style-name="T11"> </text:span>en<text:span text:style-name="T11"> </text:span>los<text:span text:style-name="T11"> </text:span>contenidos<text:span text:style-name="T11"> </text:span>organizadores<text:span text:style-name="T11"> </text:span>del<text:span text:style-name="T11"> </text:span>proceso<text:span text:style-name="T11"> </text:span>de<text:span text:style-name="T11"> </text:span>enseñanza-aprendizaje,<text:span text:style-name="T11"> </text:span>mientras<text:span text:style-name="T11"> </text:span>que<text:span text:style-name="T11"> </text:span>los<text:span text:style-name="T11"> </text:span>conocimientos<text:span text:style-name="T11"> </text:span>más<text:span text:style-name="T11"> </text:span>teóricos<text:span text:style-name="T11"> </text:span>y<text:span text:style-name="T11"> </text:span>las<text:span text:style-name="T11"> </text:span>actitudes<text:span text:style-name="T11"> </text:span>adquirirían<text:span text:style-name="T11"> </text:span>la<text:span text:style-name="T11"> </text:span>categoría<text:span text:style-name="T11"> </text:span>de<text:span text:style-name="T11"> </text:span>contenidos<text:span text:style-name="T11"> </text:span>soporte,<text:span text:style-name="T11"> </text:span>que<text:span text:style-name="T11"> </text:span>también<text:span text:style-name="T11"> </text:span>tendrían<text:span text:style-name="T11"> </text:span>que<text:span text:style-name="T11"> </text:span>ser<text:span text:style-name="T11"> </text:span>trabajados<text:span text:style-name="T11"> </text:span>en<text:span text:style-name="T11"> </text:span>conexión<text:span text:style-name="T11"> </text:span>con<text:span text:style-name="T11"> </text:span>los<text:span text:style-name="T11"> </text:span>procedimientos.<text:span text:style-name="T11"> </text:span>En<text:span text:style-name="T11"> </text:span>todo<text:span text:style-name="T11"> </text:span>caso<text:span text:style-name="T11"> </text:span>habría<text:span text:style-name="T11"> </text:span>que<text:span text:style-name="T11"> </text:span>hacer<text:span text:style-name="T11"> </text:span>las<text:span text:style-name="T11"> </text:span>adaptaciones<text:span text:style-name="T11"> </text:span>oportunas<text:span text:style-name="T11"> </text:span>para<text:span text:style-name="T11"> </text:span>aquellos<text:span text:style-name="T11"> </text:span>alumnos<text:span text:style-name="T11"> </text:span>o<text:span text:style-name="T11"> </text:span>alumnas<text:span text:style-name="T11"> </text:span>que<text:span text:style-name="T11"> </text:span>presenten<text:span text:style-name="T11"> </text:span>necesidades<text:span text:style-name="T11"> </text:span>educativas<text:span text:style-name="T11"> </text:span>especiales.</text:p>
      <text:p text:style-name="P78"/>
      <text:p text:style-name="P70">Una<text:span text:style-name="T11"> </text:span>planificación<text:span text:style-name="T11"> </text:span>eficaz<text:span text:style-name="T11"> </text:span>de<text:span text:style-name="T11"> </text:span>las<text:span text:style-name="T11"> </text:span>actividades<text:span text:style-name="T11"> </text:span>del<text:span text:style-name="T11"> </text:span>proceso<text:span text:style-name="T11"> </text:span>de<text:span text:style-name="T11"> </text:span>enseñanza,<text:span text:style-name="T11"> </text:span>aprendizaje<text:span text:style-name="T11"> </text:span>y<text:span text:style-name="T11"> </text:span>evaluación,<text:span text:style-name="T11"> </text:span>en<text:span text:style-name="T11"> </text:span>cuanto<text:span text:style-name="T11"> </text:span>a<text:span text:style-name="T11"> </text:span>su<text:span text:style-name="T11"> </text:span>selección,<text:span text:style-name="T11"> </text:span>organización<text:span text:style-name="T11"> </text:span>y<text:span text:style-name="T11"> </text:span>secuencia<text:span text:style-name="T11"> </text:span>en<text:span text:style-name="T11"> </text:span>el<text:span text:style-name="T11"> </text:span>marco<text:span text:style-name="T11"> </text:span>de<text:span text:style-name="T11"> </text:span>cada<text:span text:style-name="T11"> </text:span>unidad<text:span text:style-name="T11"> </text:span>didáctica<text:span text:style-name="T11"> </text:span>o<text:span text:style-name="T11"> </text:span>de<text:span text:style-name="T11"> </text:span>trabajo,<text:span text:style-name="T11"> </text:span>constituye<text:span text:style-name="T11"> </text:span>un<text:span text:style-name="T11"> </text:span>aspecto<text:span text:style-name="T11"> </text:span>fundamental<text:span text:style-name="T11"> </text:span>del<text:span text:style-name="T11"> </text:span>desarrollo<text:span text:style-name="T11"> </text:span>curricular<text:span text:style-name="T11"> </text:span>para<text:span text:style-name="T11"> </text:span>la<text:span text:style-name="T11"> </text:span>correcta<text:span text:style-name="T11"> </text:span>aplicación<text:span text:style-name="T11"> </text:span>de<text:span text:style-name="T11"> </text:span>la<text:span text:style-name="T11"> </text:span>programación<text:span text:style-name="T11"> </text:span>de<text:span text:style-name="T11"> </text:span>la<text:span text:style-name="T11"> </text:span>acción<text:span text:style-name="T11"> </text:span>docente<text:span text:style-name="T11"> </text:span>en<text:span text:style-name="T11"> </text:span>el<text:span text:style-name="T11"> </text:span>aula.<text:span text:style-name="T11"> </text:span>Puesto<text:span text:style-name="T11"> </text:span>que<text:span text:style-name="T11"> </text:span>el<text:span text:style-name="T11"> </text:span>objetivo<text:span text:style-name="T11"> </text:span>fundamental<text:span text:style-name="T11"> </text:span>de<text:span text:style-name="T11"> </text:span>esta<text:span text:style-name="T11"> </text:span>acción<text:span text:style-name="T11"> </text:span>docente<text:span text:style-name="T11"> </text:span>es<text:span text:style-name="T11"> </text:span>facilitarle<text:span text:style-name="T11"> </text:span>el<text:span text:style-name="T11"> </text:span>aprendizaje<text:span text:style-name="T11"> </text:span>al<text:span text:style-name="T11"> </text:span>alumnado<text:span text:style-name="T11"> </text:span>de<text:span text:style-name="T11"> </text:span>modo<text:span text:style-name="T11"> </text:span>que<text:span text:style-name="T11"> </text:span>alcance<text:span text:style-name="T11"> </text:span>las<text:span text:style-name="T11"> </text:span>distintas<text:span text:style-name="T11"> </text:span>capacidades<text:span text:style-name="T11"> </text:span>involucradas<text:span text:style-name="T11"> </text:span>en<text:span text:style-name="T11"> </text:span>el<text:span text:style-name="T11"> </text:span>currículo<text:span text:style-name="T11"> </text:span>y<text:span text:style-name="T11"> </text:span>en<text:span text:style-name="T11"> </text:span>el<text:span text:style-name="T11"> </text:span>perfil<text:span text:style-name="T11"> </text:span>profesional<text:span text:style-name="T11"> </text:span>al<text:span text:style-name="T11"> </text:span>que<text:span text:style-name="T11"> </text:span>está<text:span text:style-name="T11"> </text:span>asociado,<text:span text:style-name="T11"> </text:span>la<text:span text:style-name="T11"> </text:span>elección<text:span text:style-name="T11"> </text:span>del<text:span text:style-name="T11"> </text:span>tipo<text:span text:style-name="T11"> </text:span>de<text:span text:style-name="T11"> </text:span>actividad<text:span text:style-name="T11"> </text:span>estará<text:span text:style-name="T11"> </text:span>de<text:span text:style-name="T11"> </text:span>acuerdo<text:span text:style-name="T11"> </text:span>con:</text:p>
      <text:p text:style-name="P78"/>
      <text:list xml:id="list1008059072" text:continue-numbering="true" text:style-name="WW8Num13">
        <text:list-item>
          <text:list>
            <text:list-item>
              <text:p text:style-name="P102">Las<text:span text:style-name="T11"> </text:span>capacidades<text:span text:style-name="T11"> </text:span>que<text:span text:style-name="T11"> </text:span>debe<text:span text:style-name="T11"> </text:span>construir<text:span text:style-name="T11"> </text:span>el<text:span text:style-name="T11"> </text:span>alumnado<text:span text:style-name="T11"> </text:span>y<text:span text:style-name="T11"> </text:span>los<text:span text:style-name="T11"> </text:span>contenidos<text:span text:style-name="T11"> </text:span>que<text:span text:style-name="T11"> </text:span>de<text:span text:style-name="T11"> </text:span>ellas<text:span text:style-name="T11"> </text:span>se<text:span text:style-name="T11"> </text:span>derivan.</text:p>
            </text:list-item>
          </text:list>
        </text:list-item>
      </text:list>
      <text:p text:style-name="P81"/>
      <text:list xml:id="list1168559696" text:continue-numbering="true" text:style-name="WW8Num13">
        <text:list-item>
          <text:list>
            <text:list-item>
              <text:p text:style-name="P102">Las<text:span text:style-name="T11"> </text:span>capacidades<text:span text:style-name="T11"> </text:span>conceptuales,<text:span text:style-name="T11"> </text:span>procedimentales<text:span text:style-name="T11"> </text:span>y<text:span text:style-name="T11"> </text:span>actitudinales<text:span text:style-name="T11"> </text:span>previas<text:span text:style-name="T11"> </text:span>detectadas<text:span text:style-name="T11"> </text:span>en<text:span text:style-name="T11"> </text:span>el<text:span text:style-name="T11"> </text:span>alumnado,<text:span text:style-name="T11"> </text:span>relacionadas<text:span text:style-name="T11"> </text:span>con<text:span text:style-name="T11"> </text:span>las<text:span text:style-name="T11"> </text:span>capacidades<text:span text:style-name="T11"> </text:span>del<text:span text:style-name="T11"> </text:span>currículo.<text:span text:style-name="T11"> </text:span>En<text:span text:style-name="T11"> </text:span>relación<text:span text:style-name="T11"> </text:span>con<text:span text:style-name="T11"> </text:span>ello,<text:span text:style-name="T11"> </text:span>para<text:span text:style-name="T11"> </text:span>adecuar<text:span text:style-name="T11"> </text:span>la<text:span text:style-name="T11"> </text:span>programación<text:span text:style-name="T11"> </text:span>de<text:span text:style-name="T11"> </text:span>aula<text:span text:style-name="T11"> </text:span>de<text:span text:style-name="T11"> </text:span>la<text:span text:style-name="T11"> </text:span>actividad<text:span text:style-name="T11"> </text:span>docente<text:span text:style-name="T11"> </text:span>resulta<text:span text:style-name="T11"> </text:span>muy<text:span text:style-name="T11"> </text:span>conveniente,<text:span text:style-name="T11"> </text:span>al<text:span text:style-name="T11"> </text:span>comenzar<text:span text:style-name="T11"> </text:span>el<text:span text:style-name="T11"> </text:span>curso<text:span text:style-name="T11"> </text:span>escolar,<text:span text:style-name="T11"> </text:span>identificar<text:span text:style-name="T11"> </text:span>las<text:span text:style-name="T11"> </text:span>capacidades<text:span text:style-name="T11"> </text:span>de<text:span text:style-name="T11"> </text:span>formación<text:span text:style-name="T11"> </text:span>general,<text:span text:style-name="T11"> </text:span>de<text:span text:style-name="T11"> </text:span>formación<text:span text:style-name="T11"> </text:span>profesional<text:span text:style-name="T11"> </text:span>de<text:span text:style-name="T11"> </text:span>base<text:span text:style-name="T11"> </text:span>y,<text:span text:style-name="T11"> </text:span>en<text:span text:style-name="T11"> </text:span>su<text:span text:style-name="T11"> </text:span>caso,<text:span text:style-name="T11"> </text:span>de<text:span text:style-name="T11"> </text:span>formación<text:span text:style-name="T11"> </text:span>profesional<text:span text:style-name="T11"> </text:span>específica,<text:span text:style-name="T11"> </text:span>especialmente<text:span text:style-name="T11"> </text:span>vinculadas<text:span text:style-name="T11"> </text:span>al<text:span text:style-name="T11"> </text:span>currículo,<text:span text:style-name="T11"> </text:span>que<text:span text:style-name="T11"> </text:span>el<text:span text:style-name="T11"> </text:span>grupo-clase<text:span text:style-name="T11"> </text:span>en<text:span text:style-name="T11"> </text:span>general<text:span text:style-name="T11"> </text:span>y<text:span text:style-name="T11"> </text:span>cada<text:span text:style-name="T11"> </text:span>alumno<text:span text:style-name="T11"> </text:span>o<text:span text:style-name="T11"> </text:span>alumna<text:span text:style-name="T11"> </text:span>en<text:span text:style-name="T11"> </text:span>particular<text:span text:style-name="T11"> </text:span>haya<text:span text:style-name="T11"> </text:span>podido<text:span text:style-name="T11"> </text:span>adquirir<text:span text:style-name="T11"> </text:span>en<text:span text:style-name="T11"> </text:span>etapas,<text:span text:style-name="T11"> </text:span>ciclos<text:span text:style-name="T11"> </text:span>o<text:span text:style-name="T11"> </text:span>enseñanzas<text:span text:style-name="T11"> </text:span>anteriores<text:span text:style-name="T11"> </text:span>e,<text:span text:style-name="T11"> </text:span>incluso,<text:span text:style-name="T11"> </text:span>a<text:span text:style-name="T11"> </text:span>través<text:span text:style-name="T11"> </text:span>de<text:span text:style-name="T11"> </text:span>experiencias<text:span text:style-name="T11"> </text:span>profesionales<text:span text:style-name="T11"> </text:span>previas.</text:p>
            </text:list-item>
          </text:list>
        </text:list-item>
      </text:list>
      <text:p text:style-name="P81"/>
      <text:list xml:id="list1960374901" text:continue-numbering="true" text:style-name="WW8Num13">
        <text:list-item>
          <text:list>
            <text:list-item>
              <text:p text:style-name="P102">Los<text:span text:style-name="T11"> </text:span>recursos<text:span text:style-name="T11"> </text:span>con<text:span text:style-name="T11"> </text:span>los<text:span text:style-name="T11"> </text:span>que<text:span text:style-name="T11"> </text:span>cuenta<text:span text:style-name="T11"> </text:span>el<text:span text:style-name="T11"> </text:span>centro<text:span text:style-name="T11"> </text:span>y<text:span text:style-name="T11"> </text:span>las<text:span text:style-name="T11"> </text:span>entidades<text:span text:style-name="T11"> </text:span>colaboradoras<text:span text:style-name="T11"> </text:span>del<text:span text:style-name="T11"> </text:span>entorno.</text:p>
            </text:list-item>
          </text:list>
        </text:list-item>
      </text:list>
      <text:p text:style-name="P81"/>
      <text:list xml:id="list1310553679" text:continue-numbering="true" text:style-name="WW8Num13">
        <text:list-item>
          <text:list>
            <text:list-item>
              <text:p text:style-name="P102">El<text:span text:style-name="T11"> </text:span>tiempo<text:span text:style-name="T11"> </text:span>disponible.</text:p>
            </text:list-item>
          </text:list>
        </text:list-item>
      </text:list>
      <text:p text:style-name="P78"/>
      <text:p text:style-name="P70">Las<text:span text:style-name="T11"> </text:span>actividades<text:span text:style-name="T11"> </text:span>de<text:span text:style-name="T11"> </text:span>enseñanza<text:span text:style-name="T11"> </text:span>y<text:span text:style-name="T11"> </text:span>aprendizaje,<text:span text:style-name="T11"> </text:span>en<text:span text:style-name="T11"> </text:span>el<text:span text:style-name="T11"> </text:span>ámbito<text:span text:style-name="T11"> </text:span>de<text:span text:style-name="T11"> </text:span>la<text:span text:style-name="T11"> </text:span>formación<text:span text:style-name="T11"> </text:span>profesional<text:span text:style-name="T11"> </text:span>específica,<text:span text:style-name="T11"> </text:span>podrían<text:span text:style-name="T11"> </text:span>clasificarse<text:span text:style-name="T11"> </text:span>en<text:span text:style-name="T11"> </text:span>tres<text:span text:style-name="T11"> </text:span>grandes<text:span text:style-name="T11"> </text:span>grupos,<text:span text:style-name="T11"> </text:span>según<text:span text:style-name="T11"> </text:span>el<text:span text:style-name="T11"> </text:span>momento<text:span text:style-name="T11"> </text:span>de<text:span text:style-name="T11"> </text:span>utilización,<text:span text:style-name="T11"> </text:span>los<text:span text:style-name="T11"> </text:span>recursos<text:span text:style-name="T11"> </text:span>requeridos<text:span text:style-name="T11"> </text:span>y<text:span text:style-name="T11"> </text:span>su<text:span text:style-name="T11"> </text:span>finalidad:</text:p>
      <text:p text:style-name="P78"/>
      <text:list xml:id="list8687296693031837812" text:style-name="WW8Num22">
        <text:list-item>
          <text:p text:style-name="P105">Actividades<text:span text:style-name="T11"> </text:span>iniciales,<text:span text:style-name="T11"> </text:span>que<text:span text:style-name="T11"> </text:span>podrían<text:span text:style-name="T11"> </text:span>ser<text:span text:style-name="T11"> </text:span>de<text:span text:style-name="T11"> </text:span>evaluación<text:span text:style-name="T11"> </text:span>inicial,<text:span text:style-name="T11"> </text:span>introducción,<text:span text:style-name="T11"> </text:span>descubrimiento,<text:span text:style-name="T11"> </text:span>orientación<text:span text:style-name="T11"> </text:span>o<text:span text:style-name="T11"> </text:span>adquisición<text:span text:style-name="T11"> </text:span>de<text:span text:style-name="T11"> </text:span>habilidades<text:span text:style-name="T11"> </text:span>cognitivas<text:span text:style-name="T11"> </text:span>y<text:span text:style-name="T11"> </text:span>destrezas<text:span text:style-name="T11"> </text:span>básicas.</text:p>
        </text:list-item>
      </text:list>
      <text:p text:style-name="P78"/>
      <text:list xml:id="list1400656546" text:continue-numbering="true" text:style-name="WW8Num22">
        <text:list-item>
          <text:p text:style-name="P105">Actividades<text:span text:style-name="T11"> </text:span>de<text:span text:style-name="T11"> </text:span>adiestramiento,<text:span text:style-name="T11"> </text:span>desarrollo,<text:span text:style-name="T11"> </text:span>análisis<text:span text:style-name="T11"> </text:span>o<text:span text:style-name="T11"> </text:span>estudio,<text:span text:style-name="T11"> </text:span>destinadas<text:span text:style-name="T11"> </text:span>a<text:span text:style-name="T11"> </text:span>desarrollar<text:span text:style-name="T11"> </text:span>habilidades<text:span text:style-name="T11"> </text:span>cognitivas<text:span text:style-name="T11"> </text:span>y<text:span text:style-name="T11"> </text:span>destrezas<text:span text:style-name="T11"> </text:span>más<text:span text:style-name="T11"> </text:span>complejas.</text:p>
        </text:list-item>
      </text:list>
      <text:p text:style-name="P82"/>
      <text:list xml:id="list1847771642" text:continue-numbering="true" text:style-name="WW8Num22">
        <text:list-item>
          <text:p text:style-name="P105">Actividades<text:span text:style-name="T11"> </text:span>de<text:span text:style-name="T11"> </text:span>aplicación,<text:span text:style-name="T11"> </text:span>generalización,<text:span text:style-name="T11"> </text:span>resumen<text:span text:style-name="T11"> </text:span>y<text:span text:style-name="T11"> </text:span>culminación,<text:span text:style-name="T11"> </text:span>destinadas<text:span text:style-name="T11"> </text:span>a<text:span text:style-name="T11"> </text:span>aplicar,<text:span text:style-name="T11"> </text:span>medir,<text:span text:style-name="T11"> </text:span>evaluar<text:span text:style-name="T11"> </text:span>o<text:span text:style-name="T11"> </text:span>ubicar<text:span text:style-name="T11"> </text:span>lo<text:span text:style-name="T11"> </text:span>aprendido<text:span text:style-name="T11"> </text:span>en<text:span text:style-name="T11"> </text:span>una<text:span text:style-name="T11"> </text:span>estructura<text:span text:style-name="T11"> </text:span>más<text:span text:style-name="T11"> </text:span>amplia,<text:span text:style-name="T11"> </text:span>y<text:span text:style-name="T11"> </text:span>a<text:span text:style-name="T11"> </text:span>adquirir<text:span text:style-name="T11"> </text:span>capacidades<text:span text:style-name="T11"> </text:span>que<text:span text:style-name="T11"> </text:span>sean<text:span text:style-name="T11"> </text:span>transferibles<text:span text:style-name="T11"> </text:span>a<text:span text:style-name="T11"> </text:span>otras<text:span text:style-name="T11"> </text:span>situaciones,<text:span text:style-name="T11"> </text:span>lo<text:span text:style-name="T11"> </text:span>más<text:span text:style-name="T11"> </text:span>próximas<text:span text:style-name="T11"> </text:span>a<text:span text:style-name="T11"> </text:span>situaciones<text:span text:style-name="T11"> </text:span>de<text:span text:style-name="T11"> </text:span>trabajo<text:span text:style-name="T11"> </text:span>reales.</text:p>
        </text:list-item>
      </text:list>
      <text:p text:style-name="P78"/>
      <text:list xml:id="list271988261" text:continue-list="list1310553679" text:style-name="WW8Num13">
        <text:list-item>
          <text:list>
            <text:list-item>
              <text:p text:style-name="P102">La<text:span text:style-name="T11"> </text:span>teoría<text:span text:style-name="T11"> </text:span>y<text:span text:style-name="T11"> </text:span>la<text:span text:style-name="T11"> </text:span>práctica,<text:span text:style-name="T11"> </text:span>como<text:span text:style-name="T11"> </text:span>elementos<text:span text:style-name="T11"> </text:span>inseparables<text:span text:style-name="T11"> </text:span>del<text:span text:style-name="T11"> </text:span>lenguaje<text:span text:style-name="T11"> </text:span>tecnológico<text:span text:style-name="T11"> </text:span>y<text:span text:style-name="T11"> </text:span>del<text:span text:style-name="T11"> </text:span>proceso<text:span text:style-name="T11"> </text:span>de<text:span text:style-name="T11"> </text:span>enseñanza-aprendizaje,<text:span text:style-name="T11"> </text:span>están<text:span text:style-name="T11"> </text:span>integradas<text:span text:style-name="T11"> </text:span>en<text:span text:style-name="T11"> </text:span>los<text:span text:style-name="T11"> </text:span>elementos<text:span text:style-name="T11"> </text:span>del<text:span text:style-name="T11"> </text:span>currículo<text:span text:style-name="T11"> </text:span>prescriptivo<text:span text:style-name="T11"> </text:span>de<text:span text:style-name="T11"> </text:span>cada<text:span text:style-name="T11"> </text:span>módulo<text:span text:style-name="T11"> </text:span>profesional,<text:span text:style-name="T11"> </text:span>y<text:span text:style-name="T11"> </text:span>también<text:span text:style-name="T11"> </text:span>deben<text:span text:style-name="T11"> </text:span>integrarse<text:span text:style-name="T11"> </text:span>en<text:span text:style-name="T11"> </text:span>el<text:span text:style-name="T11"> </text:span>desarrollo<text:span text:style-name="T11"> </text:span>curricular<text:span text:style-name="T11"> </text:span>que<text:span text:style-name="T11"> </text:span>realice<text:span text:style-name="T11"> </text:span>el<text:span text:style-name="T11"> </text:span>profesorado<text:span text:style-name="T11"> </text:span>y<text:span text:style-name="T11"> </text:span>en<text:span text:style-name="T11"> </text:span>el<text:span text:style-name="T11"> </text:span>proceso<text:span text:style-name="T11"> </text:span>educativo<text:span text:style-name="T11"> </text:span>adoptado<text:span text:style-name="T11"> </text:span>en<text:span text:style-name="T11"> </text:span>el<text:span text:style-name="T11"> </text:span>aula.</text:p>
            </text:list-item>
          </text:list>
        </text:list-item>
      </text:list>
      <text:p text:style-name="P78"/>
      <text:p text:style-name="P71"><text:span text:style-name="T22">A</text:span><text:span text:style-name="T23"> </text:span><text:span text:style-name="T22">estos</text:span><text:span text:style-name="T23"> </text:span><text:span text:style-name="T22">efectos,</text:span><text:span text:style-name="T23"> </text:span><text:span text:style-name="T22">la</text:span><text:span text:style-name="T23"> </text:span><text:span text:style-name="T22">teoría</text:span><text:span text:style-name="T23"> </text:span><text:span text:style-name="T22">y</text:span><text:span text:style-name="T23"> </text:span><text:span text:style-name="T22">la</text:span><text:span text:style-name="T23"> </text:span><text:span text:style-name="T22">práctica</text:span><text:span text:style-name="T23"> </text:span><text:span text:style-name="T22">deben</text:span><text:span text:style-name="T23"> </text:span><text:span text:style-name="T22">constituir</text:span><text:span text:style-name="T23"> </text:span><text:span text:style-name="T22">un</text:span><text:span text:style-name="T23"> </text:span><text:span text:style-name="T26">continuum</text:span><text:span text:style-name="T23"> </text:span><text:span text:style-name="T22">que</text:span><text:span text:style-name="T23"> </text:span><text:span text:style-name="T22">facilite</text:span><text:span text:style-name="T23"> </text:span><text:span text:style-name="T22">la</text:span><text:span text:style-name="T23"> </text:span><text:span text:style-name="T22">realización</text:span><text:span text:style-name="T23"> </text:span><text:span text:style-name="T22">de</text:span><text:span text:style-name="T23"> </text:span><text:span text:style-name="T22">las</text:span><text:span text:style-name="T23"> </text:span><text:span text:style-name="T22">actividades</text:span><text:span text:style-name="T23"> </text:span><text:span text:style-name="T22">que</text:span><text:span text:style-name="T23"> </text:span><text:span text:style-name="T22">lleve</text:span><text:span text:style-name="T23"> </text:span><text:span text:style-name="T22">a</text:span><text:span text:style-name="T23"> </text:span><text:span text:style-name="T22">cabo</text:span><text:span text:style-name="T23"> </text:span><text:span text:style-name="T22">el</text:span><text:span text:style-name="T23"> </text:span><text:span text:style-name="T22">alumnado.</text:span><text:span text:style-name="T23"> </text:span><text:span text:style-name="T22">Cada</text:span><text:span text:style-name="T23"> </text:span><text:span text:style-name="T22">unidad</text:span><text:span text:style-name="T23"> </text:span><text:span text:style-name="T22">didáctica,</text:span><text:span text:style-name="T23"> </text:span><text:span text:style-name="T22">unidad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o</text:span><text:span text:style-name="T23"> </text:span><text:span text:style-name="T22">período</text:span><text:span text:style-name="T23"> </text:span><text:span text:style-name="T22">de</text:span><text:span text:style-name="T23"> </text:span><text:span text:style-name="T22">permanencia</text:span><text:span text:style-name="T23"> </text:span><text:span text:style-name="T22">en</text:span><text:span text:style-name="T23"> </text:span><text:span text:style-name="T22">el</text:span><text:span text:style-name="T23"> </text:span><text:span text:style-name="T22">aula</text:span><text:span text:style-name="T23"> </text:span><text:span text:style-name="T22">puede</text:span><text:span text:style-name="T23"> </text:span><text:span text:style-name="T22">comenzar</text:span><text:span text:style-name="T23"> </text:span><text:span text:style-name="T22">por</text:span><text:span text:style-name="T23"> </text:span><text:span text:style-name="T22">uno</text:span><text:span text:style-name="T23"> </text:span><text:span text:style-name="T22">u</text:span><text:span text:style-name="T23"> </text:span><text:span text:style-name="T22">otro</text:span><text:span text:style-name="T23"> </text:span><text:span text:style-name="T22">aspecto,</text:span><text:span text:style-name="T23"> </text:span><text:span text:style-name="T22">el</text:span><text:span text:style-name="T23"> </text:span><text:span text:style-name="T22">que</text:span><text:span text:style-name="T23"> </text:span><text:span text:style-name="T22">se</text:span><text:span text:style-name="T23"> </text:span><text:span text:style-name="T22">estime</text:span><text:span text:style-name="T23"> </text:span><text:span text:style-name="T22">más</text:span><text:span text:style-name="T23"> </text:span><text:span text:style-name="T22">conveniente</text:span><text:span text:style-name="T23"> </text:span><text:span text:style-name="T22">por</text:span><text:span text:style-name="T23"> </text:span><text:span text:style-name="T22">el</text:span><text:span text:style-name="T23"> </text:span><text:span text:style-name="T22">profesorado,</text:span><text:span text:style-name="T23"> </text:span><text:span text:style-name="T22">y</text:span><text:span text:style-name="T23"> </text:span><text:span text:style-name="T22">el</text:span><text:span text:style-name="T23"> </text:span><text:span text:style-name="T22">paso</text:span><text:span text:style-name="T23"> </text:span><text:span text:style-name="T22">del</text:span><text:span text:style-name="T23"> </text:span><text:span text:style-name="T22">uno</text:span><text:span text:style-name="T23"> </text:span><text:span text:style-name="T22">al</text:span><text:span text:style-name="T23"> </text:span><text:span text:style-name="T22">otro</text:span><text:span text:style-name="T23"> </text:span><text:span text:style-name="T22">se</text:span><text:span text:style-name="T23"> </text:span><text:span text:style-name="T22">dará</text:span><text:span text:style-name="T23"> </text:span><text:span text:style-name="T22">en</text:span><text:span text:style-name="T23"> </text:span><text:span text:style-name="T22">cualquier</text:span><text:span text:style-name="T23"> </text:span><text:span text:style-name="T22">momento</text:span><text:span text:style-name="T23"> </text:span><text:span text:style-name="T22">del</text:span><text:span text:style-name="T23"> </text:span><text:span text:style-name="T22">proceso,</text:span><text:span text:style-name="T23"> </text:span><text:span text:style-name="T22">el</text:span><text:span text:style-name="T23"> </text:span><text:span text:style-name="T22">que</text:span><text:span text:style-name="T23"> </text:span><text:span text:style-name="T22">se</text:span><text:span text:style-name="T23"> </text:span><text:span text:style-name="T22">juzgue</text:span><text:span text:style-name="T23"> </text:span><text:span text:style-name="T22">más</text:span><text:span text:style-name="T23"> </text:span><text:span text:style-name="T22">oportuno.</text:span></text:p>
      <text:p text:style-name="P78"/>
      <text:list xml:id="list571306760" text:continue-numbering="true" text:style-name="WW8Num13">
        <text:list-item>
          <text:list>
            <text:list-item>
              <text:p text:style-name="P102">Para<text:span text:style-name="T11"> </text:span>promover<text:span text:style-name="T11"> </text:span>la<text:span text:style-name="T11"> </text:span>adquisición,<text:span text:style-name="T11"> </text:span>por<text:span text:style-name="T11"> </text:span>parte<text:span text:style-name="T11"> </text:span>del<text:span text:style-name="T11"> </text:span>alumnado,<text:span text:style-name="T11"> </text:span>de<text:span text:style-name="T11"> </text:span>la<text:span text:style-name="T11"> </text:span>aludida<text:span text:style-name="T11"> </text:span>visión<text:span text:style-name="T11"> </text:span>global<text:span text:style-name="T11"> </text:span>y<text:span text:style-name="T11"> </text:span>coordinada<text:span text:style-name="T11"> </text:span>de<text:span text:style-name="T11"> </text:span>los<text:span text:style-name="T11"> </text:span>procesos<text:span text:style-name="T11"> </text:span>productivos<text:span text:style-name="T11"> </text:span>y/o<text:span text:style-name="T11"> </text:span>de<text:span text:style-name="T11"> </text:span>creación<text:span text:style-name="T11"> </text:span>de<text:span text:style-name="T11"> </text:span>servicios<text:span text:style-name="T11"> </text:span>(se<text:span text:style-name="T11"> </text:span>utilizaría<text:span text:style-name="T11"> </text:span>una,<text:span text:style-name="T11"> </text:span>otra<text:span text:style-name="T11"> </text:span>o<text:span text:style-name="T11"> </text:span>ambas<text:span text:style-name="T11"> </text:span>expresiones<text:span text:style-name="T11"> </text:span>según<text:span text:style-name="T11"> </text:span>la<text:span text:style-name="T11"> </text:span>vinculación<text:span text:style-name="T11"> </text:span>del<text:span text:style-name="T11"> </text:span>ciclo<text:span text:style-name="T11"> </text:span>formativo<text:span text:style-name="T11"> </text:span>a<text:span text:style-name="T11"> </text:span>actividades<text:span text:style-name="T11"> </text:span>de<text:span text:style-name="T11"> </text:span>producción<text:span text:style-name="T11"> </text:span>y/o<text:span text:style-name="T11"> </text:span>de<text:span text:style-name="T11"> </text:span>creación<text:span text:style-name="T11"> </text:span>de<text:span text:style-name="T11"> </text:span>servicios)<text:span text:style-name="T11"> </text:span>a<text:span text:style-name="T11"> </text:span>los<text:span text:style-name="T11"> </text:span>que<text:span text:style-name="T11"> </text:span>está<text:span text:style-name="T11"> </text:span>vinculada<text:span text:style-name="T11"> </text:span>la<text:span text:style-name="T11"> </text:span>competencia<text:span text:style-name="T11"> </text:span>profesional<text:span text:style-name="T11"> </text:span>del<text:span text:style-name="T11"> </text:span>título,<text:span text:style-name="T11"> </text:span>no<text:span text:style-name="T11"> </text:span>sólo<text:span text:style-name="T11"> </text:span>es<text:span text:style-name="T11"> </text:span>necesario<text:span text:style-name="T11"> </text:span>que<text:span text:style-name="T11"> </text:span>se<text:span text:style-name="T11"> </text:span>programen<text:span text:style-name="T11"> </text:span><text:soft-page-break/>actividades<text:span text:style-name="T11"> </text:span>de<text:span text:style-name="T11"> </text:span>enseñanza<text:span text:style-name="T11"> </text:span>y<text:span text:style-name="T11"> </text:span>aprendizaje<text:span text:style-name="T11"> </text:span>que<text:span text:style-name="T11"> </text:span>supongan<text:span text:style-name="T11"> </text:span>la<text:span text:style-name="T11"> </text:span>integración<text:span text:style-name="T11"> </text:span>de<text:span text:style-name="T11"> </text:span>contenidos<text:span text:style-name="T11"> </text:span>científicos,<text:span text:style-name="T11"> </text:span>tecnológicos<text:span text:style-name="T11"> </text:span>y<text:span text:style-name="T11"> </text:span>organizativos<text:span text:style-name="T11"> </text:span>en<text:span text:style-name="T11"> </text:span>el<text:span text:style-name="T11"> </text:span>ámbito<text:span text:style-name="T11"> </text:span>de<text:span text:style-name="T11"> </text:span>cada<text:span text:style-name="T11"> </text:span>módulo<text:span text:style-name="T11"> </text:span>profesional<text:span text:style-name="T11"> </text:span>en<text:span text:style-name="T11"> </text:span>particular,<text:span text:style-name="T11"> </text:span>sino<text:span text:style-name="T11"> </text:span>que<text:span text:style-name="T11"> </text:span>resulta<text:span text:style-name="T11"> </text:span>indispensable<text:span text:style-name="T11"> </text:span>la<text:span text:style-name="T11"> </text:span>necesaria<text:span text:style-name="T11"> </text:span>programación<text:span text:style-name="T11"> </text:span>de<text:span text:style-name="T11"> </text:span>actividades<text:span text:style-name="T11"> </text:span>de<text:span text:style-name="T11"> </text:span>carácter<text:span text:style-name="T11"> </text:span>interdisciplinar<text:span text:style-name="T11"> </text:span>para<text:span text:style-name="T11"> </text:span>todos<text:span text:style-name="T11"> </text:span>los<text:span text:style-name="T11"> </text:span>módulos<text:span text:style-name="T11"> </text:span>del<text:span text:style-name="T11"> </text:span>ciclo<text:span text:style-name="T11"> </text:span>formativo<text:span text:style-name="T11"> </text:span>por<text:span text:style-name="T11"> </text:span>parte<text:span text:style-name="T11"> </text:span>del<text:span text:style-name="T11"> </text:span>equipo<text:span text:style-name="T11"> </text:span>educativo<text:span text:style-name="T11"> </text:span>del<text:span text:style-name="T11"> </text:span>mismo,<text:span text:style-name="T11"> </text:span>sin<text:span text:style-name="T11"> </text:span>perjuicio<text:span text:style-name="T11"> </text:span>de<text:span text:style-name="T11"> </text:span>la<text:span text:style-name="T11"> </text:span>posible<text:span text:style-name="T11"> </text:span>utilización<text:span text:style-name="T11"> </text:span>a<text:span text:style-name="T11"> </text:span>estos<text:span text:style-name="T11"> </text:span>efectos<text:span text:style-name="T11"> </text:span>del<text:span text:style-name="T11"> </text:span>módulo<text:span text:style-name="T11"> </text:span>profesional<text:span text:style-name="T11"> </text:span>transversal<text:span text:style-name="T11"> </text:span>de<text:span text:style-name="T11"> </text:span>"Integración".<text:span text:style-name="T11"> </text:span></text:p>
            </text:list-item>
          </text:list>
        </text:list-item>
      </text:list>
      <text:p text:style-name="P78"/>
      <text:list xml:id="list608836278" text:continue-numbering="true" text:style-name="WW8Num13">
        <text:list-item>
          <text:list>
            <text:list-item>
              <text:p text:style-name="P102">Con<text:span text:style-name="T11"> </text:span>el<text:span text:style-name="T11"> </text:span>fin<text:span text:style-name="T11"> </text:span>de<text:span text:style-name="T11"> </text:span>fomentar<text:span text:style-name="T11"> </text:span>la<text:span text:style-name="T11"> </text:span>relación<text:span text:style-name="T11"> </text:span>con<text:span text:style-name="T11"> </text:span>el<text:span text:style-name="T11"> </text:span>entorno<text:span text:style-name="T11"> </text:span>productivo<text:span text:style-name="T11"> </text:span>y<text:span text:style-name="T11"> </text:span>aproximarse<text:span text:style-name="T11"> </text:span>mejor<text:span text:style-name="T11"> </text:span>a<text:span text:style-name="T11"> </text:span>contextos<text:span text:style-name="T11"> </text:span>reales<text:span text:style-name="T11"> </text:span>de<text:span text:style-name="T11"> </text:span>trabajo,<text:span text:style-name="T11"> </text:span>una<text:span text:style-name="T11"> </text:span>actividad<text:span text:style-name="T11"> </text:span>complementaria<text:span text:style-name="T11"> </text:span>de<text:span text:style-name="T11"> </text:span>especial<text:span text:style-name="T11"> </text:span>importancia<text:span text:style-name="T11"> </text:span>para<text:span text:style-name="T11"> </text:span>la<text:span text:style-name="T11"> </text:span>formación<text:span text:style-name="T11"> </text:span>profesional<text:span text:style-name="T11"> </text:span>específica<text:span text:style-name="T11"> </text:span>es<text:span text:style-name="T11"> </text:span>la<text:span text:style-name="T11"> </text:span>visita<text:span text:style-name="T11"> </text:span>técnica,<text:span text:style-name="T11"> </text:span>que<text:span text:style-name="T11"> </text:span>permite<text:span text:style-name="T11"> </text:span>un<text:span text:style-name="T11"> </text:span>acercamiento<text:span text:style-name="T11"> </text:span>a<text:span text:style-name="T11"> </text:span>la<text:span text:style-name="T11"> </text:span>realidad<text:span text:style-name="T11"> </text:span>profesional<text:span text:style-name="T11"> </text:span>a<text:span text:style-name="T11"> </text:span>la<text:span text:style-name="T11"> </text:span>que<text:span text:style-name="T11"> </text:span>está<text:span text:style-name="T11"> </text:span>vinculada<text:span text:style-name="T11"> </text:span>la<text:span text:style-name="T11"> </text:span>competencia<text:span text:style-name="T11"> </text:span>profesional<text:span text:style-name="T11"> </text:span>del<text:span text:style-name="T11"> </text:span>título.</text:p>
            </text:list-item>
          </text:list>
        </text:list-item>
      </text:list>
      <text:p text:style-name="P78"/>
      <text:p text:style-name="P70">A<text:span text:style-name="T11"> </text:span>estos<text:span text:style-name="T11"> </text:span>efectos,<text:span text:style-name="T11"> </text:span>las<text:span text:style-name="T11"> </text:span>visitas<text:span text:style-name="T11"> </text:span>técnicas<text:span text:style-name="T11"> </text:span>deben<text:span text:style-name="T11"> </text:span>estar<text:span text:style-name="T11"> </text:span>conectadas<text:span text:style-name="T11"> </text:span>con<text:span text:style-name="T11"> </text:span>las<text:span text:style-name="T11"> </text:span>actividades<text:span text:style-name="T11"> </text:span>de<text:span text:style-name="T11"> </text:span>enseñanza<text:span text:style-name="T11"> </text:span>y<text:span text:style-name="T11"> </text:span>aprendizaje<text:span text:style-name="T11"> </text:span>desarrolladas<text:span text:style-name="T11"> </text:span>en<text:span text:style-name="T11"> </text:span>el<text:span text:style-name="T11"> </text:span>centro<text:span text:style-name="T11"> </text:span>educativo,<text:span text:style-name="T11"> </text:span>pudiendo<text:span text:style-name="T11"> </text:span>ser<text:span text:style-name="T11"> </text:span>en<text:span text:style-name="T11"> </text:span>ocasiones<text:span text:style-name="T11"> </text:span>la<text:span text:style-name="T11"> </text:span>antesala<text:span text:style-name="T11"> </text:span>a<text:span text:style-name="T11"> </text:span>una<text:span text:style-name="T11"> </text:span>propuesta<text:span text:style-name="T11"> </text:span>de<text:span text:style-name="T11"> </text:span>trabajo<text:span text:style-name="T11"> </text:span>concreto,<text:span text:style-name="T11"> </text:span>o<text:span text:style-name="T11"> </text:span>bien<text:span text:style-name="T11"> </text:span>el<text:span text:style-name="T11"> </text:span>refuerzo<text:span text:style-name="T11"> </text:span>a<text:span text:style-name="T11"> </text:span>un<text:span text:style-name="T11"> </text:span>conjunto<text:span text:style-name="T11"> </text:span>coherente<text:span text:style-name="T11"> </text:span>de<text:span text:style-name="T11"> </text:span>tareas<text:span text:style-name="T11"> </text:span>realizadas<text:span text:style-name="T11"> </text:span>en<text:span text:style-name="T11"> </text:span>el<text:span text:style-name="T11"> </text:span>aula.<text:span text:style-name="T11"> </text:span></text:p>
      <text:p text:style-name="P66"/>
      <text:p text:style-name="P70">En<text:span text:style-name="T11"> </text:span>cualquiera<text:span text:style-name="T11"> </text:span>de<text:span text:style-name="T11"> </text:span>los<text:span text:style-name="T11"> </text:span>casos,<text:span text:style-name="T11"> </text:span>estas<text:span text:style-name="T11"> </text:span>visitas<text:span text:style-name="T11"> </text:span>técnicas<text:span text:style-name="T11"> </text:span>deben<text:span text:style-name="T11"> </text:span>tener<text:span text:style-name="T11"> </text:span>objetivos<text:span text:style-name="T11"> </text:span>concretos<text:span text:style-name="T11"> </text:span>y<text:span text:style-name="T11"> </text:span>programados,<text:span text:style-name="T11"> </text:span>y<text:span text:style-name="T11"> </text:span>se<text:span text:style-name="T11"> </text:span>han<text:span text:style-name="T11"> </text:span>de<text:span text:style-name="T11"> </text:span>organizar<text:span text:style-name="T11"> </text:span>de<text:span text:style-name="T11"> </text:span>forma<text:span text:style-name="T11"> </text:span>que<text:span text:style-name="T11"> </text:span>no<text:span text:style-name="T11"> </text:span>impliquen<text:span text:style-name="T11"> </text:span>excesiva<text:span text:style-name="T11"> </text:span>ruptura<text:span text:style-name="T11"> </text:span>con<text:span text:style-name="T11"> </text:span>el<text:span text:style-name="T11"> </text:span>proceso<text:span text:style-name="T11"> </text:span>general<text:span text:style-name="T11"> </text:span>de<text:span text:style-name="T11"> </text:span>enseñanza<text:span text:style-name="T11"> </text:span>y<text:span text:style-name="T11"> </text:span>aprendizaje<text:span text:style-name="T11"> </text:span>del<text:span text:style-name="T11"> </text:span>ciclo<text:span text:style-name="T11"> </text:span>formativo<text:span text:style-name="T11"> </text:span>en<text:span text:style-name="T11"> </text:span>cuestión.</text:p>
      <text:p text:style-name="P78"/>
      <text:list xml:id="list1704885363" text:continue-numbering="true" text:style-name="WW8Num13">
        <text:list-item>
          <text:list>
            <text:list-item>
              <text:p text:style-name="P102">El<text:span text:style-name="T11"> </text:span>perfil<text:span text:style-name="T11"> </text:span>profesional<text:span text:style-name="T11"> </text:span>al<text:span text:style-name="T11"> </text:span>que<text:span text:style-name="T11"> </text:span>está<text:span text:style-name="T11"> </text:span>asociado<text:span text:style-name="T11"> </text:span>el<text:span text:style-name="T11"> </text:span>presente<text:span text:style-name="T11"> </text:span>currículo<text:span text:style-name="T11"> </text:span>implica<text:span text:style-name="T11"> </text:span>el<text:span text:style-name="T11"> </text:span>desarrollo<text:span text:style-name="T11"> </text:span>de<text:span text:style-name="T11"> </text:span>servicios<text:span text:style-name="T11"> </text:span>de<text:span text:style-name="T11"> </text:span>implantación,<text:span text:style-name="T11"> </text:span>explotación<text:span text:style-name="T11"> </text:span>y<text:span text:style-name="T11"> </text:span>administración<text:span text:style-name="T11"> </text:span>de<text:span text:style-name="T11"> </text:span>sistemas<text:span text:style-name="T11"> </text:span>informáticos,<text:span text:style-name="T11"> </text:span>con<text:span text:style-name="T11"> </text:span>capacidad<text:span text:style-name="T11"> </text:span>de<text:span text:style-name="T11"> </text:span>realización<text:span text:style-name="T11"> </text:span>de<text:span text:style-name="T11"> </text:span>acciones<text:span text:style-name="T11"> </text:span>de<text:span text:style-name="T11"> </text:span>contenido<text:span text:style-name="T11"> </text:span>politécnico<text:span text:style-name="T11"> </text:span>y<text:span text:style-name="T11"> </text:span>polifuncional,<text:span text:style-name="T11"> </text:span>de<text:span text:style-name="T11"> </text:span>forma<text:span text:style-name="T11"> </text:span>autónoma<text:span text:style-name="T11"> </text:span>o<text:span text:style-name="T11"> </text:span>subordinada,<text:span text:style-name="T11"> </text:span>utilizando<text:span text:style-name="T11"> </text:span>instrumentos<text:span text:style-name="T11"> </text:span>y<text:span text:style-name="T11"> </text:span>técnicas<text:span text:style-name="T11"> </text:span>que<text:span text:style-name="T11"> </text:span>le<text:span text:style-name="T11"> </text:span>son<text:span text:style-name="T11"> </text:span>inherentes,<text:span text:style-name="T11"> </text:span>de<text:span text:style-name="T11"> </text:span>acuerdo<text:span text:style-name="T11"> </text:span>con<text:span text:style-name="T11"> </text:span>directrices<text:span text:style-name="T11"> </text:span>y<text:span text:style-name="T11"> </text:span>métodos<text:span text:style-name="T11"> </text:span>establecidos.<text:span text:style-name="T11"> </text:span>Por<text:span text:style-name="T11"> </text:span>ello,<text:span text:style-name="T11"> </text:span>resulta<text:span text:style-name="T11"> </text:span>muy<text:span text:style-name="T11"> </text:span>conveniente<text:span text:style-name="T11"> </text:span>que<text:span text:style-name="T11"> </text:span>se<text:span text:style-name="T11"> </text:span>desarrollen<text:span text:style-name="T11"> </text:span>actividades<text:span text:style-name="T11"> </text:span>de<text:span text:style-name="T11"> </text:span>aprendizaje<text:span text:style-name="T11"> </text:span>que<text:span text:style-name="T11"> </text:span>simulen<text:span text:style-name="T11"> </text:span>ambientes<text:span text:style-name="T11"> <text:s/></text:span>reales.<text:span text:style-name="T11"> </text:span></text:p>
            </text:list-item>
          </text:list>
        </text:list-item>
      </text:list>
      <text:h text:style-name="P109" text:outline-level="2">9. Criterios Generales de Calificación e Instrumentos de Evaluación.</text:h>
      <text:p text:style-name="P73"/>
      <text:p text:style-name="P71"><text:span text:style-name="T16">Los</text:span><text:span text:style-name="T17"> </text:span><text:span text:style-name="T16">Instrumentos</text:span><text:span text:style-name="T17"> </text:span><text:span text:style-name="T16">de</text:span><text:span text:style-name="T17"> </text:span><text:span text:style-name="T16">Evaluación</text:span><text:span text:style-name="T17"> </text:span><text:span text:style-name="T16">se</text:span><text:span text:style-name="T17"> </text:span><text:span text:style-name="T16">establecen</text:span><text:span text:style-name="T17"> </text:span><text:span text:style-name="T16">en</text:span><text:span text:style-name="T17"> </text:span><text:span text:style-name="T16">las</text:span><text:span text:style-name="T17"> </text:span><text:span text:style-name="T16">programaciones</text:span><text:span text:style-name="T17"> </text:span><text:span text:style-name="T16">de</text:span><text:span text:style-name="T17"> </text:span><text:span text:style-name="T16">los</text:span><text:span text:style-name="T17"> </text:span><text:span text:style-name="T16">diferentes</text:span><text:span text:style-name="T17"> </text:span><text:span text:style-name="T16">Módulos</text:span><text:span text:style-name="T17"> </text:span><text:span text:style-name="T16">que</text:span><text:span text:style-name="T17"> </text:span><text:span text:style-name="T16">conforman</text:span><text:span text:style-name="T17"> </text:span><text:span text:style-name="T16">este</text:span><text:span text:style-name="T17"> </text:span><text:span text:style-name="T16">Ciclo</text:span><text:span text:style-name="T17"> </text:span><text:span text:style-name="T16">Formativo.</text:span></text:p>
      <text:p text:style-name="P72"/>
      <text:p text:style-name="P72">Los criterios de calificación a aplicar en todos los módulos profesionales del ciclo excepto FCT e Integración que se establecen en las programaciones de dichos módulos son:</text:p>
      <text:p text:style-name="P72"/>
      <text:p text:style-name="P89">Se calificará al alumno mediante notación numérica de 0 a 10. Una Calificación por debajo de 5 indicará que no ha superado las pruebas de esa/s unidad/es didácticas. </text:p>
      <text:p text:style-name="P89">El curso se divide en trimestres. La calificación final será la media de la calificación de cada uno de los trimestres.</text:p>
      <text:p text:style-name="P89">Al final de cada trimestre se entregará al alumno la calificación final del mismo que se obtendrá de acuerdo a los siguientes criterios:</text:p>
      <text:p text:style-name="P89">La calificación se obtendrá de tres elementos</text:p>
      <text:list xml:id="list2540384982478835371" text:style-name="L1">
        <text:list-item>
          <text:p text:style-name="P107">Valoración sobre indicadores de tipo <text:span text:style-name="T2">actitudinal</text:span> <text:s/>20 %.</text:p>
        </text:list-item>
        <text:list-item>
          <text:p text:style-name="P107"><text:span text:style-name="T2">Controles</text:span> sobre conceptos y <text:span text:style-name="T2">pruebas prácticas</text:span> 35%.</text:p>
        </text:list-item>
        <text:list-item>
          <text:p text:style-name="P107"><text:span text:style-name="T2">Actividades y tareas</text:span> sobre conceptos y de tipo práctico 45%. </text:p>
        </text:list-item>
      </text:list>
      <text:p text:style-name="P90">Las actividades sobre conceptos y las prácticas tendrán un peso distinto en función de su relevancia. </text:p>
      <text:p text:style-name="P90">Para tener al menos un 5 sobre 10 en el trimestre:</text:p>
      <text:list xml:id="list6782809729101145471" text:style-name="L2">
        <text:list-item>
          <text:p text:style-name="P108">Se ha de tener aprobado cada una de las partes (actitudinal, pruebas prácticas y controles y tareas sobre conceptos y prácticas a partir de que se obtiene la calificación del trimestre.</text:p>
        </text:list-item>
        <text:list-item>
          <text:p text:style-name="P108">Se han de aprobar todas las pruebas prácticas y todos los controles sobre conceptos.</text:p>
        </text:list-item>
        <text:list-item>
          <text:p text:style-name="P108">Se ha de entregar, al menos, un 85% de las tareas sobre conceptos y prácticas.</text:p>
        </text:list-item>
      </text:list>
      <text:p text:style-name="P90"><text:soft-page-break/>Con carácter general, las actividades tendrán un plazo de entrega/corrección. Las entregas realizadas fuera de plazo, si esta posibilidad está contemplada, se penalizarán un 15% en la nota de la actividad.</text:p>
      <text:p text:style-name="P90">La calificación obtenida en pruebas de recuperación se penalizará en un 15% a la hora de incluirla en el cálculo de la nota, salvo en el caso de que sea un 5 que se mantendrá en un 5.</text:p>
      <text:p text:style-name="P90">Para obtener una calificación final de aprobado se han de aprobar todos los trimestres que componen el curso.</text:p>
      <text:p text:style-name="P90"><text:span text:style-name="T20">La</text:span><text:span text:style-name="T21"> </text:span><text:span text:style-name="T20">calificación</text:span><text:span text:style-name="T21"> </text:span><text:span text:style-name="T20">que</text:span><text:span text:style-name="T21"> </text:span><text:span text:style-name="T20">aparecerá</text:span><text:span text:style-name="T21"> </text:span><text:span text:style-name="T20">en</text:span><text:span text:style-name="T21"> </text:span><text:span text:style-name="T20">cada</text:span><text:span text:style-name="T21"> </text:span><text:span text:style-name="T20">una</text:span><text:span text:style-name="T21"> </text:span><text:span text:style-name="T20">de</text:span><text:span text:style-name="T21"> </text:span><text:span text:style-name="T20">las</text:span><text:span text:style-name="T21"> </text:span><text:span text:style-name="T20">evaluaciones</text:span><text:span text:style-name="T21"> </text:span><text:span text:style-name="T20">será</text:span><text:span text:style-name="T21"> </text:span><text:span text:style-name="T20">la</text:span><text:span text:style-name="T21"> </text:span><text:span text:style-name="T20">resultante</text:span><text:span text:style-name="T21"> </text:span><text:span text:style-name="T20">de</text:span><text:span text:style-name="T21"> </text:span><text:span text:style-name="T20">aplicar</text:span><text:span text:style-name="T21"> </text:span><text:span text:style-name="T20">los</text:span><text:span text:style-name="T21"> </text:span><text:span text:style-name="T20">correspondiente</text:span><text:span text:style-name="T21"> </text:span><text:span text:style-name="T20">porcentajes</text:span><text:span text:style-name="T21"> </text:span><text:span text:style-name="T20">citados</text:span><text:span text:style-name="T21"> </text:span><text:span text:style-name="T20">al</text:span><text:span text:style-name="T21"> </text:span><text:span text:style-name="T20">principio,</text:span><text:span text:style-name="T21"> </text:span><text:span text:style-name="T20">no</text:span><text:span text:style-name="T21"> </text:span><text:span text:style-name="T20">obstante,</text:span><text:span text:style-name="T21"> </text:span><text:span text:style-name="T20">como</text:span><text:span text:style-name="T21"> </text:span><text:span text:style-name="T20">esta</text:span><text:span text:style-name="T21"> </text:span><text:span text:style-name="T20">calificación</text:span><text:span text:style-name="T21"> </text:span><text:span text:style-name="T20">debe</text:span><text:span text:style-name="T21"> </text:span><text:span text:style-name="T20">ser</text:span><text:span text:style-name="T21"> </text:span><text:span text:style-name="T20">un</text:span><text:span text:style-name="T21"> </text:span><text:span text:style-name="T20">número</text:span><text:span text:style-name="T21"> </text:span><text:span text:style-name="T20">entero</text:span><text:span text:style-name="T21"> </text:span><text:span text:style-name="T20">del</text:span><text:span text:style-name="T21"> </text:span><text:span text:style-name="T20">1</text:span><text:span text:style-name="T21"> </text:span><text:span text:style-name="T20">al</text:span><text:span text:style-name="T21"> </text:span><text:span text:style-name="T20">10,</text:span><text:span text:style-name="T21"> </text:span><text:span text:style-name="T20">la</text:span><text:span text:style-name="T21"> </text:span><text:span text:style-name="T20">nota</text:span><text:span text:style-name="T21"> </text:span><text:span text:style-name="T20">obtenida</text:span><text:span text:style-name="T21"> </text:span><text:span text:style-name="T20">será</text:span><text:span text:style-name="T21"> </text:span><text:span text:style-name="T20">redondeada</text:span><text:span text:style-name="T21"> </text:span><text:span text:style-name="T20">al</text:span><text:span text:style-name="T21"> </text:span><text:span text:style-name="T20">entero</text:span><text:span text:style-name="T21"> </text:span><text:span text:style-name="T20">más</text:span><text:span text:style-name="T21"> </text:span><text:span text:style-name="T20">próximo,</text:span><text:span text:style-name="T21"> </text:span><text:span text:style-name="T20">excepto</text:span><text:span text:style-name="T21"> </text:span><text:span text:style-name="T20">si</text:span><text:span text:style-name="T21"> </text:span><text:span text:style-name="T20">se</text:span><text:span text:style-name="T21"> </text:span><text:span text:style-name="T20">encuentra</text:span><text:span text:style-name="T21"> </text:span><text:span text:style-name="T20">entre</text:span><text:span text:style-name="T21"> </text:span><text:span text:style-name="T20">4.50</text:span><text:span text:style-name="T21"> </text:span><text:span text:style-name="T20">y</text:span><text:span text:style-name="T21"> </text:span><text:span text:style-name="T20">4.99</text:span><text:span text:style-name="T21"> </text:span><text:span text:style-name="T20">que</text:span><text:span text:style-name="T21"> </text:span><text:span text:style-name="T20">se</text:span><text:span text:style-name="T21"> </text:span><text:span text:style-name="T20">considerará</text:span><text:span text:style-name="T21"> </text:span><text:span text:style-name="T20">un</text:span><text:span text:style-name="T21"> </text:span><text:span text:style-name="T20">4.</text:span><text:span text:style-name="T34"> </text:span></text:p>
      <text:p text:style-name="P44"/>
      <text:p text:style-name="P85"/>
      <text:p text:style-name="P93">10. Evaluación de Módulos Pendientes.</text:p>
      <text:p text:style-name="P87"/>
      <text:p text:style-name="P71"><text:span text:style-name="T16">El</text:span><text:span text:style-name="T17"> </text:span><text:span text:style-name="T16">derecho</text:span><text:span text:style-name="T17"> </text:span><text:span text:style-name="T16">de</text:span><text:span text:style-name="T17"> </text:span><text:span text:style-name="T16">los</text:span><text:span text:style-name="T17"> </text:span><text:span text:style-name="T16">alumnos</text:span><text:span text:style-name="T17"> </text:span><text:span text:style-name="T16">a</text:span><text:span text:style-name="T17"> </text:span><text:span text:style-name="T16">ser</text:span><text:span text:style-name="T17"> </text:span><text:span text:style-name="T16">evaluados</text:span><text:span text:style-name="T17"> </text:span><text:span text:style-name="T16">en</text:span><text:span text:style-name="T17"> </text:span><text:span text:style-name="T16">los</text:span><text:span text:style-name="T17"> </text:span><text:span text:style-name="T16">diferentes</text:span><text:span text:style-name="T17"> </text:span><text:span text:style-name="T16">Módulos</text:span><text:span text:style-name="T17"> </text:span><text:span text:style-name="T16">que</text:span><text:span text:style-name="T17"> </text:span><text:span text:style-name="T16">hayan</text:span><text:span text:style-name="T17"> </text:span><text:span text:style-name="T16">suspendido</text:span><text:span text:style-name="T17"> </text:span><text:span text:style-name="T16">en</text:span><text:span text:style-name="T17"> </text:span><text:span text:style-name="T16">cursos</text:span><text:span text:style-name="T17"> </text:span><text:span text:style-name="T22">anteriores</text:span><text:span text:style-name="T17"> </text:span><text:span text:style-name="T16">al</text:span><text:span text:style-name="T17"> </text:span><text:span text:style-name="T16">que</text:span><text:span text:style-name="T17"> </text:span><text:span text:style-name="T16">figura</text:span><text:span text:style-name="T17"> </text:span><text:span text:style-name="T16">matriculado,</text:span><text:span text:style-name="T17"> </text:span><text:span text:style-name="T16">es</text:span><text:span text:style-name="T17"> </text:span><text:span text:style-name="T16">tarea</text:span><text:span text:style-name="T17"> </text:span><text:span text:style-name="T16">cuya</text:span><text:span text:style-name="T17"> </text:span><text:span text:style-name="T16">responsabilidad</text:span><text:span text:style-name="T17"> </text:span><text:span text:style-name="T16">deberá</text:span><text:span text:style-name="T17"> </text:span><text:span text:style-name="T16">ser</text:span><text:span text:style-name="T17"> </text:span><text:span text:style-name="T16">garantizada</text:span><text:span text:style-name="T17"> </text:span><text:span text:style-name="T16">bajo</text:span><text:span text:style-name="T17"> </text:span><text:span text:style-name="T16">las</text:span><text:span text:style-name="T17"> </text:span><text:span text:style-name="T16">siguientes</text:span><text:span text:style-name="T17"> </text:span><text:span text:style-name="T16">condiciones:</text:span></text:p>
      <text:p text:style-name="P83"/>
      <text:list xml:id="list2756278876734112570" text:style-name="L3">
        <text:list-item>
          <text:p text:style-name="P95"><text:span text:style-name="T8">El</text:span><text:span text:style-name="T9"> </text:span><text:span text:style-name="T8">Jefe</text:span><text:span text:style-name="T9"> </text:span><text:span text:style-name="T8">del</text:span><text:span text:style-name="T9"> </text:span><text:span text:style-name="T8">Departamento</text:span><text:span text:style-name="T9"> </text:span><text:span text:style-name="T8">junto</text:span><text:span text:style-name="T9"> </text:span><text:span text:style-name="T8">con</text:span><text:span text:style-name="T9"> </text:span><text:span text:style-name="T8">los</text:span><text:span text:style-name="T9"> </text:span><text:span text:style-name="T8">Tutores</text:span><text:span text:style-name="T9"> </text:span><text:span text:style-name="T8">de</text:span><text:span text:style-name="T9"> </text:span><text:span text:style-name="T8">los</text:span><text:span text:style-name="T9"> </text:span><text:span text:style-name="T8">cursos</text:span><text:span text:style-name="T9"> </text:span><text:span text:style-name="T8">donde</text:span><text:span text:style-name="T9"> </text:span><text:span text:style-name="T8">figuren</text:span><text:span text:style-name="T9"> </text:span><text:span text:style-name="T8">alumnos</text:span><text:span text:style-name="T9"> </text:span><text:span text:style-name="T8">con</text:span><text:span text:style-name="T9"> </text:span><text:span text:style-name="T8">Módulos</text:span><text:span text:style-name="T9"> </text:span><text:span text:style-name="T8">Pendientes</text:span><text:span text:style-name="T9"> </text:span><text:span text:style-name="T8">deberán</text:span><text:span text:style-name="T9"> </text:span><text:span text:style-name="T8">garantizar</text:span><text:span text:style-name="T9"> </text:span><text:span text:style-name="T8">su</text:span><text:span text:style-name="T9"> </text:span><text:span text:style-name="T8">derecho</text:span><text:span text:style-name="T9"> </text:span><text:span text:style-name="T8">a</text:span><text:span text:style-name="T9"> </text:span><text:span text:style-name="T8">la</text:span><text:span text:style-name="T9"> </text:span><text:span text:style-name="T8">evaluación</text:span><text:span text:style-name="T9"> </text:span><text:span text:style-name="T8">controlando</text:span><text:span text:style-name="T9"> </text:span><text:span text:style-name="T8">el</text:span><text:span text:style-name="T9"> </text:span><text:span text:style-name="T8">progreso</text:span><text:span text:style-name="T9"> </text:span><text:span text:style-name="T8">de</text:span><text:span text:style-name="T9"> </text:span><text:span text:style-name="T8">los</text:span><text:span text:style-name="T9"> </text:span><text:span text:style-name="T8">mismos.</text:span></text:p>
        </text:list-item>
        <text:list-item>
          <text:p text:style-name="P95"><text:span text:style-name="T8">La</text:span><text:span text:style-name="T9"> </text:span><text:span text:style-name="T8">responsabilidad</text:span><text:span text:style-name="T9"> </text:span><text:span text:style-name="T8">de</text:span><text:span text:style-name="T9"> </text:span><text:span text:style-name="T8">evaluar</text:span><text:span text:style-name="T9"> </text:span><text:span text:style-name="T8">a</text:span><text:span text:style-name="T9"> </text:span><text:span text:style-name="T8">los</text:span><text:span text:style-name="T9"> </text:span><text:span text:style-name="T8">alumnos</text:span><text:span text:style-name="T9"> </text:span><text:span text:style-name="T8">corresponderá</text:span><text:span text:style-name="T9"> </text:span><text:span text:style-name="T8">al</text:span><text:span text:style-name="T9"> </text:span><text:span text:style-name="T8">profesor</text:span><text:span text:style-name="T9"> </text:span><text:span text:style-name="T8">que</text:span><text:span text:style-name="T9"> </text:span><text:span text:style-name="T8">imparta</text:span><text:span text:style-name="T9"> </text:span><text:span text:style-name="T8">un</text:span><text:span text:style-name="T9"> </text:span><text:span text:style-name="T8">Módulo.</text:span></text:p>
        </text:list-item>
        <text:list-item>
          <text:p text:style-name="P95"><text:span text:style-name="T8">Cada</text:span><text:span text:style-name="T9"> </text:span><text:span text:style-name="T8">profesor</text:span><text:span text:style-name="T9"> </text:span><text:span text:style-name="T8">con</text:span><text:span text:style-name="T9"> </text:span><text:span text:style-name="T8">responsabilidad</text:span><text:span text:style-name="T9"> </text:span><text:span text:style-name="T8">de</text:span><text:span text:style-name="T9"> </text:span><text:span text:style-name="T8">evaluación</text:span><text:span text:style-name="T9"> </text:span><text:span text:style-name="T8">sobre</text:span><text:span text:style-name="T9"> </text:span><text:span text:style-name="T8">alumnos</text:span><text:span text:style-name="T9"> </text:span><text:span text:style-name="T8">con</text:span><text:span text:style-name="T9"> </text:span><text:span text:style-name="T8">algún</text:span><text:span text:style-name="T9"> </text:span><text:span text:style-name="T8">Módulo</text:span><text:span text:style-name="T9"> </text:span><text:span text:style-name="T8">Pendiente</text:span><text:span text:style-name="T9"> </text:span><text:span text:style-name="T8">deberá</text:span><text:span text:style-name="T9"> </text:span><text:span text:style-name="T8">incluir</text:span><text:span text:style-name="T9"> </text:span><text:span text:style-name="T8">en</text:span><text:span text:style-name="T9"> </text:span><text:span text:style-name="T8">su</text:span><text:span text:style-name="T9"> </text:span><text:span text:style-name="T8">programación</text:span><text:span text:style-name="T9"> </text:span><text:span text:style-name="T8">de</text:span><text:span text:style-name="T9"> </text:span><text:span text:style-name="T8">aula</text:span><text:span text:style-name="T9"> </text:span><text:span text:style-name="T8">los</text:span><text:span text:style-name="T9"> </text:span><text:span text:style-name="T8">criterios</text:span><text:span text:style-name="T9"> </text:span><text:span text:style-name="T8">de</text:span><text:span text:style-name="T9"> </text:span><text:span text:style-name="T8">evaluación</text:span><text:span text:style-name="T9"> </text:span><text:span text:style-name="T8">y</text:span><text:span text:style-name="T9"> </text:span><text:span text:style-name="T8">calificación</text:span><text:span text:style-name="T9"> </text:span><text:span text:style-name="T8">a</text:span><text:span text:style-name="T9"> </text:span><text:span text:style-name="T8">los</text:span><text:span text:style-name="T9"> </text:span><text:span text:style-name="T8">que</text:span><text:span text:style-name="T9"> </text:span><text:span text:style-name="T8">deberán</text:span><text:span text:style-name="T9"> </text:span><text:span text:style-name="T8">someterse</text:span><text:span text:style-name="T9"> </text:span><text:span text:style-name="T8">dichos</text:span><text:span text:style-name="T9"> </text:span><text:span text:style-name="T8">alumnos.</text:span></text:p>
        </text:list-item>
      </text:list>
      <text:p text:style-name="P24"/>
      <text:p text:style-name="P71"><text:span text:style-name="T16">El</text:span><text:span text:style-name="T17"> </text:span><text:span text:style-name="T22">procedimiento</text:span><text:span text:style-name="T17"> </text:span><text:span text:style-name="T16">a</text:span><text:span text:style-name="T17"> </text:span><text:span text:style-name="T16">seguir</text:span><text:span text:style-name="T17"> </text:span><text:span text:style-name="T16">para</text:span><text:span text:style-name="T17"> </text:span><text:span text:style-name="T16">llevar</text:span><text:span text:style-name="T17"> </text:span><text:span text:style-name="T16">a</text:span><text:span text:style-name="T17"> </text:span><text:span text:style-name="T16">cabo</text:span><text:span text:style-name="T17"> </text:span><text:span text:style-name="T16">el</text:span><text:span text:style-name="T17"> </text:span><text:span text:style-name="T16">seguimiento</text:span><text:span text:style-name="T17"> </text:span><text:span text:style-name="T16">y</text:span><text:span text:style-name="T17"> </text:span><text:span text:style-name="T16">control</text:span><text:span text:style-name="T17"> </text:span><text:span text:style-name="T16">de</text:span><text:span text:style-name="T17"> </text:span><text:span text:style-name="T16">los</text:span><text:span text:style-name="T17"> </text:span><text:span text:style-name="T16">alumnos</text:span><text:span text:style-name="T17"> </text:span><text:span text:style-name="T16">con</text:span><text:span text:style-name="T17"> </text:span><text:span text:style-name="T16">Módulos</text:span><text:span text:style-name="T17"> </text:span><text:span text:style-name="T16">Pendientes</text:span><text:span text:style-name="T17"> </text:span><text:span text:style-name="T16">será:</text:span></text:p>
      <text:p text:style-name="P83"/>
      <text:list xml:id="list8554666734679180697" text:style-name="L4">
        <text:list-item>
          <text:p text:style-name="P96"><text:span text:style-name="T8">El</text:span><text:span text:style-name="T9"> </text:span><text:span text:style-name="T8">Jefe</text:span><text:span text:style-name="T9"> </text:span><text:span text:style-name="T8">del</text:span><text:span text:style-name="T9"> </text:span><text:span text:style-name="T8">Departamento</text:span><text:span text:style-name="T9"> </text:span><text:span text:style-name="T8">al</text:span><text:span text:style-name="T9"> </text:span><text:span text:style-name="T8">comienzo</text:span><text:span text:style-name="T9"> </text:span><text:span text:style-name="T8">del</text:span><text:span text:style-name="T9"> </text:span><text:span text:style-name="T8">curso</text:span><text:span text:style-name="T9"> </text:span><text:span text:style-name="T8">recabará</text:span><text:span text:style-name="T9"> </text:span><text:span text:style-name="T8">desde</text:span><text:span text:style-name="T9"> </text:span><text:span text:style-name="T8">la</text:span><text:span text:style-name="T9"> </text:span><text:span text:style-name="T8">Jefatura</text:span><text:span text:style-name="T9"> </text:span><text:span text:style-name="T8">de</text:span><text:span text:style-name="T9"> </text:span><text:span text:style-name="T8">Estudios</text:span><text:span text:style-name="T9"> </text:span><text:span text:style-name="T8">los</text:span><text:span text:style-name="T9"> </text:span><text:span text:style-name="T8">datos</text:span><text:span text:style-name="T9"> </text:span><text:span text:style-name="T8">académicos</text:span><text:span text:style-name="T9"> </text:span><text:span text:style-name="T8">de</text:span><text:span text:style-name="T9"> </text:span><text:span text:style-name="T8">los</text:span><text:span text:style-name="T9"> </text:span><text:span text:style-name="T8">alumnos</text:span><text:span text:style-name="T9"> </text:span><text:span text:style-name="T8">que</text:span><text:span text:style-name="T9"> </text:span><text:span text:style-name="T8">tengan</text:span><text:span text:style-name="T9"> </text:span><text:span text:style-name="T8">algún</text:span><text:span text:style-name="T9"> </text:span><text:span text:style-name="T8">Módulo</text:span><text:span text:style-name="T9"> </text:span><text:span text:style-name="T8">Pendiente</text:span><text:span text:style-name="T9"> </text:span><text:span text:style-name="T8">de</text:span><text:span text:style-name="T9"> </text:span><text:span text:style-name="T8">cursos</text:span><text:span text:style-name="T9"> </text:span><text:span text:style-name="T8">anteriores.</text:span></text:p>
        </text:list-item>
        <text:list-item>
          <text:p text:style-name="P96"><text:span text:style-name="T8">El</text:span><text:span text:style-name="T9"> </text:span><text:span text:style-name="T8">Jefe</text:span><text:span text:style-name="T9"> </text:span><text:span text:style-name="T8">del</text:span><text:span text:style-name="T9"> </text:span><text:span text:style-name="T8">Departamento</text:span><text:span text:style-name="T9"> </text:span><text:span text:style-name="T8">comunicará</text:span><text:span text:style-name="T9"> </text:span><text:span text:style-name="T8">a</text:span><text:span text:style-name="T9"> </text:span><text:span text:style-name="T8">cada</text:span><text:span text:style-name="T9"> </text:span><text:span text:style-name="T8">Tutor</text:span><text:span text:style-name="T9"> </text:span><text:span text:style-name="T8">los</text:span><text:span text:style-name="T9"> </text:span><text:span text:style-name="T8">datos</text:span><text:span text:style-name="T9"> </text:span><text:span text:style-name="T8">académicos</text:span><text:span text:style-name="T9"> </text:span><text:span text:style-name="T8">de</text:span><text:span text:style-name="T9"> </text:span><text:span text:style-name="T8">los</text:span><text:span text:style-name="T9"> </text:span><text:span text:style-name="T8">alumnos</text:span><text:span text:style-name="T9"> </text:span><text:span text:style-name="T8">que</text:span><text:span text:style-name="T9"> </text:span><text:span text:style-name="T8">figuren</text:span><text:span text:style-name="T9"> </text:span><text:span text:style-name="T8">con</text:span><text:span text:style-name="T9"> </text:span><text:span text:style-name="T8">algún</text:span><text:span text:style-name="T9"> </text:span><text:span text:style-name="T8">Módulo</text:span><text:span text:style-name="T9"> </text:span><text:span text:style-name="T8">Pendiente</text:span><text:span text:style-name="T9"> </text:span><text:span text:style-name="T8">en</text:span><text:span text:style-name="T9"> </text:span><text:span text:style-name="T8">el</text:span><text:span text:style-name="T9"> </text:span><text:span text:style-name="T8">curso</text:span><text:span text:style-name="T9"> </text:span><text:span text:style-name="T8">del</text:span><text:span text:style-name="T9"> </text:span><text:span text:style-name="T8">cual</text:span><text:span text:style-name="T9"> </text:span><text:span text:style-name="T8">es</text:span><text:span text:style-name="T9"> </text:span><text:span text:style-name="T8">tutor.</text:span></text:p>
        </text:list-item>
        <text:list-item>
          <text:p text:style-name="P96"><text:span text:style-name="T8">Cada</text:span><text:span text:style-name="T9"> </text:span><text:span text:style-name="T8">Tutor</text:span><text:span text:style-name="T9"> </text:span><text:span text:style-name="T8">se</text:span><text:span text:style-name="T9"> </text:span><text:span text:style-name="T8">reunirá</text:span><text:span text:style-name="T9"> </text:span><text:span text:style-name="T8">con</text:span><text:span text:style-name="T9"> </text:span><text:span text:style-name="T8">los</text:span><text:span text:style-name="T9"> </text:span><text:span text:style-name="T8">alumnos</text:span><text:span text:style-name="T9"> </text:span><text:span text:style-name="T8">de</text:span><text:span text:style-name="T9"> </text:span><text:span text:style-name="T8">su</text:span><text:span text:style-name="T9"> </text:span><text:span text:style-name="T8">curso</text:span><text:span text:style-name="T9"> </text:span><text:span text:style-name="T8">que</text:span><text:span text:style-name="T9"> </text:span><text:span text:style-name="T8">figuren</text:span><text:span text:style-name="T9"> </text:span><text:span text:style-name="T8">con</text:span><text:span text:style-name="T9"> </text:span><text:span text:style-name="T8">algún</text:span><text:span text:style-name="T9"> </text:span><text:span text:style-name="T8">Módulo</text:span><text:span text:style-name="T9"> </text:span><text:span text:style-name="T8">Pendiente</text:span><text:span text:style-name="T9"> </text:span><text:span text:style-name="T8">a</text:span><text:span text:style-name="T9"> </text:span><text:span text:style-name="T8">fin</text:span><text:span text:style-name="T9"> </text:span><text:span text:style-name="T8">de</text:span><text:span text:style-name="T9"> </text:span><text:span text:style-name="T8">explicarles</text:span><text:span text:style-name="T9"> </text:span><text:span text:style-name="T8">los</text:span><text:span text:style-name="T9"> </text:span><text:span text:style-name="T8">requisitos</text:span><text:span text:style-name="T9"> </text:span><text:span text:style-name="T8">y</text:span><text:span text:style-name="T9"> </text:span><text:span text:style-name="T8">opciones</text:span><text:span text:style-name="T9"> </text:span><text:span text:style-name="T8">de</text:span><text:span text:style-name="T9"> </text:span><text:span text:style-name="T8">que</text:span><text:span text:style-name="T9"> </text:span><text:span text:style-name="T8">dispone</text:span><text:span text:style-name="T9"> </text:span><text:span text:style-name="T8">para</text:span><text:span text:style-name="T9"> </text:span><text:span text:style-name="T8">poder</text:span><text:span text:style-name="T9"> </text:span><text:span text:style-name="T8">superar</text:span><text:span text:style-name="T9"> </text:span><text:span text:style-name="T8">dichos</text:span><text:span text:style-name="T9"> </text:span><text:span text:style-name="T8">Módulos.</text:span></text:p>
        </text:list-item>
        <text:list-item>
          <text:p text:style-name="P96"><text:span text:style-name="T8">Cada</text:span><text:span text:style-name="T9"> </text:span><text:span text:style-name="T8">Tutor</text:span><text:span text:style-name="T9"> </text:span><text:span text:style-name="T8">comunicará</text:span><text:span text:style-name="T9"> </text:span><text:span text:style-name="T8">a</text:span><text:span text:style-name="T9"> </text:span><text:span text:style-name="T8">los</text:span><text:span text:style-name="T9"> </text:span><text:span text:style-name="T8">Profesores</text:span><text:span text:style-name="T9"> </text:span><text:span text:style-name="T8">correspondientes</text:span><text:span text:style-name="T9"> </text:span><text:span text:style-name="T8">los</text:span><text:span text:style-name="T9"> </text:span><text:span text:style-name="T8">datos</text:span><text:span text:style-name="T9"> </text:span><text:span text:style-name="T8">de</text:span><text:span text:style-name="T9"> </text:span><text:span text:style-name="T8">los</text:span><text:span text:style-name="T9"> </text:span><text:span text:style-name="T8">alumnos</text:span><text:span text:style-name="T9"> </text:span><text:span text:style-name="T8">que</text:span><text:span text:style-name="T9"> </text:span><text:span text:style-name="T8">deberá</text:span><text:span text:style-name="T9"> </text:span><text:span text:style-name="T8">evaluar</text:span><text:span text:style-name="T9"> </text:span><text:span text:style-name="T8">por</text:span><text:span text:style-name="T9"> </text:span><text:span text:style-name="T8">tener</text:span><text:span text:style-name="T9"> </text:span><text:span text:style-name="T8">su</text:span><text:span text:style-name="T9"> </text:span><text:span text:style-name="T8">módulo</text:span><text:span text:style-name="T9"> </text:span><text:span text:style-name="T8">Pendiente.</text:span></text:p>
        </text:list-item>
        <text:list-item>
          <text:p text:style-name="P96"><text:span text:style-name="T8">Cada</text:span><text:span text:style-name="T9"> </text:span><text:span text:style-name="T8">Profesor</text:span><text:span text:style-name="T9"> </text:span><text:span text:style-name="T8">que</text:span><text:span text:style-name="T9"> </text:span><text:span text:style-name="T8">deba</text:span><text:span text:style-name="T9"> </text:span><text:span text:style-name="T8">evaluar</text:span><text:span text:style-name="T9"> </text:span><text:span text:style-name="T8">a</text:span><text:span text:style-name="T9"> </text:span><text:span text:style-name="T8">algún</text:span><text:span text:style-name="T9"> </text:span><text:span text:style-name="T8">alumno</text:span><text:span text:style-name="T9"> </text:span><text:span text:style-name="T8">con</text:span><text:span text:style-name="T9"> </text:span><text:span text:style-name="T8">su</text:span><text:span text:style-name="T9"> </text:span><text:span text:style-name="T8">módulo</text:span><text:span text:style-name="T9"> </text:span><text:span text:style-name="T8">Pendiente</text:span><text:span text:style-name="T9"> </text:span><text:span text:style-name="T8">deberá</text:span><text:span text:style-name="T9"> </text:span><text:span text:style-name="T8">comunicar</text:span><text:span text:style-name="T9"> </text:span><text:span text:style-name="T8">al</text:span><text:span text:style-name="T9"> </text:span><text:span text:style-name="T8">Tutor</text:span><text:span text:style-name="T9"> </text:span><text:span text:style-name="T8">del</text:span><text:span text:style-name="T9"> </text:span><text:span text:style-name="T8">alumno</text:span><text:span text:style-name="T9"> </text:span><text:span text:style-name="T8">cualquier</text:span><text:span text:style-name="T9"> </text:span><text:span text:style-name="T8">incidencia</text:span><text:span text:style-name="T9"> </text:span><text:span text:style-name="T8">en</text:span><text:span text:style-name="T9"> </text:span><text:span text:style-name="T8">el</text:span><text:span text:style-name="T9"> </text:span><text:span text:style-name="T8">seguimiento</text:span><text:span text:style-name="T9"> </text:span><text:span text:style-name="T8">de</text:span><text:span text:style-name="T9"> </text:span><text:span text:style-name="T8">dicho</text:span><text:span text:style-name="T9"> </text:span><text:span text:style-name="T8">Módulo.</text:span></text:p>
        </text:list-item>
        <text:list-item>
          <text:p text:style-name="P96"><text:span text:style-name="T8">En</text:span><text:span text:style-name="T9"> </text:span><text:span text:style-name="T8">una</text:span><text:span text:style-name="T9"> </text:span><text:span text:style-name="T8">Evaluación</text:span><text:span text:style-name="T9"> </text:span><text:span text:style-name="T8">Final</text:span><text:span text:style-name="T9"> </text:span><text:span text:style-name="T8">de</text:span><text:span text:style-name="T9"> </text:span><text:span text:style-name="T8">Pendientes</text:span><text:span text:style-name="T9"> </text:span><text:span text:style-name="T8">cada</text:span><text:span text:style-name="T9"> </text:span><text:span text:style-name="T8">profesor</text:span><text:span text:style-name="T9"> </text:span><text:span text:style-name="T8">facilitará</text:span><text:span text:style-name="T9"> </text:span><text:span text:style-name="T8">a</text:span><text:span text:style-name="T9"> </text:span><text:span text:style-name="T8">los</text:span><text:span text:style-name="T9"> </text:span><text:span text:style-name="T8">Tutores</text:span><text:span text:style-name="T9"> </text:span><text:span text:style-name="T8">las</text:span><text:span text:style-name="T9"> </text:span><text:span text:style-name="T8">calificaciones</text:span><text:span text:style-name="T9"> </text:span><text:span text:style-name="T8">de</text:span><text:span text:style-name="T9"> </text:span><text:span text:style-name="T8">los</text:span><text:span text:style-name="T9"> </text:span><text:span text:style-name="T8">alumnos</text:span><text:span text:style-name="T9"> </text:span><text:span text:style-name="T8">con</text:span><text:span text:style-name="T9"> </text:span><text:span text:style-name="T8">Módulos</text:span><text:span text:style-name="T9"> </text:span><text:span text:style-name="T8">Pendientes</text:span><text:span text:style-name="T9"> </text:span><text:span text:style-name="T8">evaluados</text:span><text:span text:style-name="T9"> </text:span><text:span text:style-name="T8">por</text:span><text:span text:style-name="T9"> </text:span><text:span text:style-name="T8">él.</text:span></text:p>
        </text:list-item>
        <text:list-item>
          <text:p text:style-name="P96"><text:span text:style-name="T8">El</text:span><text:span text:style-name="T9"> </text:span><text:span text:style-name="T8">Jefe</text:span><text:span text:style-name="T9"> </text:span><text:span text:style-name="T8">del</text:span><text:span text:style-name="T9"> </text:span><text:span text:style-name="T8">Departamento</text:span><text:span text:style-name="T9"> </text:span><text:span text:style-name="T8">se</text:span><text:span text:style-name="T9"> </text:span><text:span text:style-name="T8">reunirá</text:span><text:span text:style-name="T9"> </text:span><text:span text:style-name="T8">con</text:span><text:span text:style-name="T9"> </text:span><text:span text:style-name="T8">los</text:span><text:span text:style-name="T9"> </text:span><text:span text:style-name="T8">Tutores</text:span><text:span text:style-name="T9"> </text:span><text:span text:style-name="T8">a</text:span><text:span text:style-name="T9"> </text:span><text:span text:style-name="T8">fin</text:span><text:span text:style-name="T9"> </text:span><text:span text:style-name="T8">de</text:span><text:span text:style-name="T9"> </text:span><text:span text:style-name="T8">recabar</text:span><text:span text:style-name="T9"> </text:span><text:span text:style-name="T8">las</text:span><text:span text:style-name="T9"> </text:span><text:span text:style-name="T8">calificaciones</text:span><text:span text:style-name="T9"> </text:span><text:span text:style-name="T8">de</text:span><text:span text:style-name="T9"> </text:span><text:span text:style-name="T8">sus</text:span><text:span text:style-name="T9"> </text:span><text:span text:style-name="T8">alumnos.</text:span></text:p>
        </text:list-item>
        <text:list-item>
          <text:p text:style-name="P96"><text:span text:style-name="T8">El</text:span><text:span text:style-name="T9"> </text:span><text:span text:style-name="T8">Jefe</text:span><text:span text:style-name="T9"> </text:span><text:span text:style-name="T8">del</text:span><text:span text:style-name="T9"> </text:span><text:span text:style-name="T8">Departamento</text:span><text:span text:style-name="T9"> </text:span><text:span text:style-name="T8">facilitará</text:span><text:span text:style-name="T9"> </text:span><text:span text:style-name="T8">a</text:span><text:span text:style-name="T9"> </text:span><text:span text:style-name="T8">la</text:span><text:span text:style-name="T9"> </text:span><text:span text:style-name="T8">Jefatura</text:span><text:span text:style-name="T9"> </text:span><text:span text:style-name="T8">de</text:span><text:span text:style-name="T9"> </text:span><text:span text:style-name="T8">Estudios</text:span><text:span text:style-name="T9"> </text:span><text:span text:style-name="T8">las</text:span><text:span text:style-name="T9"> </text:span><text:span text:style-name="T8">calificaciones</text:span><text:span text:style-name="T9"> </text:span><text:span text:style-name="T8">de</text:span><text:span text:style-name="T9"> </text:span><text:span text:style-name="T8">los</text:span><text:span text:style-name="T9"> </text:span><text:span text:style-name="T8">alumnos</text:span><text:span text:style-name="T9"> </text:span><text:span text:style-name="T8">con</text:span><text:span text:style-name="T9"> </text:span><text:span text:style-name="T8">Módulos</text:span><text:span text:style-name="T9"> </text:span><text:span text:style-name="T8">Pendientes.</text:span></text:p>
        </text:list-item>
      </text:list>
      <text:p text:style-name="P24"/>
      <text:p text:style-name="P24"/>
      <text:p text:style-name="P84"><text:span text:style-name="T16">Los</text:span><text:span text:style-name="T17"> </text:span><text:span text:style-name="T16">alumnos</text:span><text:span text:style-name="T17"> </text:span><text:span text:style-name="T16">con</text:span><text:span text:style-name="T17"> </text:span><text:span text:style-name="T16">Módulos</text:span><text:span text:style-name="T17"> </text:span><text:span text:style-name="T16">pendientes</text:span><text:span text:style-name="T17"> </text:span><text:span text:style-name="T16">de</text:span><text:span text:style-name="T17"> </text:span><text:span text:style-name="T16">cursos</text:span><text:span text:style-name="T17"> </text:span><text:span text:style-name="T16">anteriores</text:span><text:span text:style-name="T17"> </text:span><text:span text:style-name="T16">serán</text:span><text:span text:style-name="T17"> </text:span><text:span text:style-name="T16">evaluados</text:span><text:span text:style-name="T17"> </text:span><text:span text:style-name="T16">atendiendo</text:span><text:span text:style-name="T17"> </text:span><text:span text:style-name="T16">a</text:span><text:span text:style-name="T17"> </text:span><text:span text:style-name="T16">los</text:span><text:span text:style-name="T17"> </text:span><text:span text:style-name="T16">siguientes</text:span><text:span text:style-name="T17"> </text:span><text:span text:style-name="T16">criterios</text:span><text:span text:style-name="T17"> </text:span><text:span text:style-name="T16">generales:</text:span></text:p>
      <text:p text:style-name="P86"/>
      <text:list xml:id="list3234753259835732547" text:style-name="L5">
        <text:list-item>
          <text:p text:style-name="P97"><text:span text:style-name="T8">Los alumnos dispondrán</text:span><text:span text:style-name="T9"> </text:span><text:span text:style-name="T8">de</text:span><text:span text:style-name="T9"> </text:span><text:span text:style-name="T8">dos</text:span><text:span text:style-name="T9"> </text:span><text:span text:style-name="T8">evaluaciones</text:span><text:span text:style-name="T9"> </text:span><text:span text:style-name="T8">parciales</text:span><text:span text:style-name="T9"> </text:span><text:span text:style-name="T8">en</text:span><text:span text:style-name="T9"> </text:span><text:span text:style-name="T8">Diciembre</text:span><text:span text:style-name="T9"> </text:span><text:span text:style-name="T8">y</text:span><text:span text:style-name="T9"> </text:span><text:span text:style-name="T8">Marzo</text:span><text:span text:style-name="T9"> </text:span><text:span text:style-name="T8">que</text:span><text:span text:style-name="T9"> </text:span><text:span text:style-name="T8">facilite</text:span><text:span text:style-name="T9"> </text:span><text:span text:style-name="T8">a</text:span><text:span text:style-name="T9"> </text:span><text:span text:style-name="T8">los</text:span><text:span text:style-name="T9"> </text:span><text:span text:style-name="T8">alumnos</text:span><text:span text:style-name="T9"> </text:span><text:span text:style-name="T8">el</text:span><text:span text:style-name="T9"> </text:span><text:span text:style-name="T8">progreso</text:span><text:span text:style-name="T9"> </text:span><text:span text:style-name="T8">en</text:span><text:span text:style-name="T9"> </text:span><text:span text:style-name="T8">la</text:span><text:span text:style-name="T9"> </text:span><text:span text:style-name="T8">superación</text:span><text:span text:style-name="T9"> </text:span><text:span text:style-name="T8">del</text:span><text:span text:style-name="T9"> </text:span><text:span text:style-name="T8">Módulo.</text:span></text:p>
        </text:list-item>
        <text:list-item>
          <text:p text:style-name="P97"><text:span text:style-name="T8">Los</text:span><text:span text:style-name="T9"> </text:span><text:span text:style-name="T8">alumnos</text:span><text:span text:style-name="T9"> </text:span><text:span text:style-name="T8">dispondrán</text:span><text:span text:style-name="T9"> </text:span><text:span text:style-name="T8">de</text:span><text:span text:style-name="T9"> </text:span><text:span text:style-name="T8">dos</text:span><text:span text:style-name="T9"> </text:span><text:span text:style-name="T8">Evaluaciones</text:span><text:span text:style-name="T9"> </text:span><text:span text:style-name="T8">Finales</text:span><text:span text:style-name="T9"> </text:span><text:span text:style-name="T8">posibles:</text:span></text:p>
        </text:list-item>
      </text:list>
      <text:p text:style-name="P24"/>
      <text:list xml:id="list1049589217" text:continue-numbering="true" text:style-name="L5">
        <text:list-item>
          <text:list>
            <text:list-item>
              <text:p text:style-name="P98"><text:span text:style-name="T8">Evaluación</text:span><text:span text:style-name="T9"> </text:span><text:span text:style-name="T8">Final</text:span><text:span text:style-name="T9"> </text:span><text:span text:style-name="T8">a</text:span><text:span text:style-name="T9"> </text:span><text:span text:style-name="T8">celebrar</text:span><text:span text:style-name="T9"> </text:span><text:span text:style-name="T8">en</text:span><text:span text:style-name="T9"> </text:span><text:span text:style-name="T8">Marzo,</text:span><text:span text:style-name="T9"> </text:span><text:span text:style-name="T8">previa</text:span><text:span text:style-name="T9"> </text:span><text:span text:style-name="T8">a</text:span><text:span text:style-name="T9"> </text:span><text:span text:style-name="T8">la</text:span><text:span text:style-name="T9"> </text:span><text:span text:style-name="T8">Evaluación</text:span><text:span text:style-name="T9"> </text:span><text:span text:style-name="T8">Final</text:span><text:span text:style-name="T9"> </text:span><text:span text:style-name="T8">del</text:span><text:span text:style-name="T9"> </text:span><text:span text:style-name="T8">curso.</text:span></text:p>
            </text:list-item>
            <text:list-item>
              <text:p text:style-name="P98"><text:span text:style-name="T8">En</text:span><text:span text:style-name="T9"> </text:span><text:span text:style-name="T8">caso</text:span><text:span text:style-name="T9"> </text:span><text:span text:style-name="T8">de</text:span><text:span text:style-name="T9"> </text:span><text:span text:style-name="T8">poder</text:span><text:span text:style-name="T9"> </text:span><text:span text:style-name="T8">acceder</text:span><text:span text:style-name="T9"> </text:span><text:span text:style-name="T8">a</text:span><text:span text:style-name="T9"> </text:span><text:span text:style-name="T8">la</text:span><text:span text:style-name="T9"> </text:span><text:span text:style-name="T8">F.C.T.,</text:span><text:span text:style-name="T9"> <text:s/></text:span><text:span text:style-name="T8">Evaluación</text:span><text:span text:style-name="T9"> </text:span><text:span text:style-name="T8">Final</text:span><text:span text:style-name="T9"> </text:span><text:span text:style-name="T8">a</text:span><text:span text:style-name="T9"> </text:span><text:span text:style-name="T8">celebrar</text:span><text:span text:style-name="T9"> </text:span><text:span text:style-name="T8">en</text:span><text:span text:style-name="T9"> </text:span><text:span text:style-name="T8">Mayo,</text:span><text:span text:style-name="T9"> </text:span><text:span text:style-name="T8">previa</text:span><text:span text:style-name="T9"> </text:span><text:span text:style-name="T8">a</text:span><text:span text:style-name="T9"> </text:span><text:span text:style-name="T8">la</text:span><text:span text:style-name="T9"> </text:span><text:span text:style-name="T8">Evaluación</text:span><text:span text:style-name="T9"> </text:span><text:span text:style-name="T8">Final</text:span><text:span text:style-name="T9"> </text:span><text:span text:style-name="T8">del</text:span><text:span text:style-name="T9"> </text:span><text:span text:style-name="T8">Módulo</text:span><text:span text:style-name="T9"> </text:span><text:span text:style-name="T8">de</text:span><text:span text:style-name="T9"> </text:span><text:span text:style-name="T8">Formación</text:span><text:span text:style-name="T9"> </text:span><text:span text:style-name="T8">en</text:span><text:span text:style-name="T9"> </text:span><text:span text:style-name="T8">Centros</text:span><text:span text:style-name="T9"> </text:span><text:span text:style-name="T8">de</text:span><text:span text:style-name="T9"> </text:span><text:span text:style-name="T8">Trabaj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UniversLTStd" svg:font-family="UniversLTStd, 'MS Mincho'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orphans="2" fo:widows="2"/>
      <style:text-properties style:font-name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orphans="2" fo:widows="2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orphans="2" fo:widows="2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orphans="2" fo:widows="2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orphans="2" fo:widows="2" fo:text-indent="0cm" style:auto-text-indent="fals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Pa6" style:family="paragraph" style:parent-style-name="Standard" style:next-style-name="Standard">
      <style:paragraph-properties style:line-height-at-least="0.355cm" fo:orphans="2" fo:widows="2" style:text-autospace="none"/>
      <style:text-properties style:font-name="Arial1" fo:font-size="12pt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" style:font-size-complex="14pt"/>
    </style:style>
    <style:style style:name="WW8Num1z1" style:family="text">
      <style:text-properties fo:font-style="normal" fo:font-weight="bold" style:font-style-asian="normal" style:font-weight-asian="bold"/>
    </style:style>
    <style:style style:name="WW8Num1z2" style:family="text">
      <style:text-properties fo:font-size="9pt" fo:font-style="normal" fo:font-weight="bold" style:font-size-asian="9pt" style:font-style-asian="normal" style:font-weight-asian="bold" style:font-size-complex="9pt"/>
    </style:style>
    <style:style style:name="WW8Num2z0" style:family="text">
      <style:text-properties fo:color="#002060" fo:font-style="normal" fo:font-weight="bold" style:font-style-asian="normal" style:font-weight-asian="bold"/>
    </style:style>
    <style:style style:name="WW8Num2z1" style:family="text"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4pt"/>
    </style:style>
    <style:style style:name="WW8Num2z2" style:family="text">
      <style:text-properties fo:font-size="9pt" fo:font-style="normal" fo:font-weight="bold" style:font-size-asian="9pt" style:font-style-asian="normal" style:font-weight-asian="bold" style:font-size-complex="9pt"/>
    </style:style>
    <style:style style:name="WW8Num3z0" style:family="text">
      <style:text-properties style:font-name-complex="Times New Roman"/>
    </style:style>
    <style:style style:name="WW8Num4z0" style:family="text">
      <style:text-properties fo:color="#002060" fo:font-style="normal" fo:font-weight="bold" style:font-style-asian="normal" style:font-weight-asian="bold"/>
    </style:style>
    <style:style style:name="WW8Num4z1" style:family="text">
      <style:text-properties fo:font-style="normal" fo:font-weight="bold" style:font-style-asian="normal" style:font-weight-asian="bold"/>
    </style:style>
    <style:style style:name="WW8Num4z2" style:family="text">
      <style:text-properties fo:font-size="9pt" fo:font-style="normal" fo:font-weight="bold" style:font-size-asian="9pt" style:font-style-asian="normal" style:font-weight-asian="bold" style:font-size-complex="9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Arial1" style:font-name-asian="Times New Roman" style:font-name-complex="Arial1"/>
    </style:style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" style:font-size-complex="14pt"/>
    </style:style>
    <style:style style:name="WW8Num8z1" style:family="text">
      <style:text-properties fo:font-style="normal" fo:font-weight="bold" style:font-style-asian="normal" style:font-weight-asian="bold"/>
    </style:style>
    <style:style style:name="WW8Num8z2" style:family="text">
      <style:text-properties fo:font-size="9pt" fo:font-style="normal" fo:font-weight="bold" style:font-size-asian="9pt" style:font-style-asian="normal" style:font-weight-asian="bold" style:font-size-complex="9pt"/>
    </style:style>
    <style:style style:name="WW8Num9z0" style:family="text">
      <style:text-properties style:font-name="Arial1" fo:font-size="12pt" style:font-size-asian="12pt" style:font-name-complex="Times New Roman"/>
    </style:style>
    <style:style style:name="WW8Num9z1" style:family="text">
      <style:text-properties style:font-name-complex="Times New Roman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Arial1" style:font-name-asian="Times New Roman" style:font-name-complex="Arial1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Arial1" style:font-name-asian="Times New Roman" style:font-name-complex="Arial1"/>
    </style:style>
    <style:style style:name="WW8Num13z4" style:family="text">
      <style:text-properties style:font-name="Courier New" style:font-name-complex="Courier New"/>
    </style:style>
    <style:style style:name="WW8Num13z5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1" style:family="text"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" style:font-size-complex="14pt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Arial1" style:font-name-asian="Times New Roman" style:font-name-complex="Arial1"/>
    </style:style>
    <style:style style:name="WW8Num21z2" style:family="text">
      <style:text-properties style:font-name="Wingdings" style:font-name-complex="Wingdings"/>
    </style:style>
    <style:style style:name="WW8Num21z4" style:family="text">
      <style:text-properties style:font-name="Courier New" style:font-name-complex="Courier New"/>
    </style:style>
    <style:style style:name="WW8Num22z1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fo:font-style="normal" fo:font-weight="bold" style:font-style-asian="normal" style:font-weight-asian="bold"/>
    </style:style>
    <style:style style:name="WW8Num24z1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25z0" style:family="text">
      <style:text-properties fo:font-style="normal" fo:font-weight="bold" style:font-style-asian="normal" style:font-weight-asian="bold"/>
    </style:style>
    <style:style style:name="WW8Num25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6z0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" style:font-size-complex="14pt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fo:color="#000000" style:font-name="Courier New" style:font-name-complex="Courier New"/>
    </style:style>
    <style:style style:name="WW8Num27z1" style:family="text">
      <style:text-properties style:font-name="Courier New" style:font-name-complex="Courier New"/>
    </style:style>
    <style:style style:name="WW8Num27z5" style:family="text">
      <style:text-properties style:font-name="Wingdings" style:font-name-complex="Wingdings"/>
    </style:style>
    <style:style style:name="WW8Num27z6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2" style:family="text">
      <style:text-properties style:font-name="Wingdings" style:font-name-complex="Wingdings"/>
    </style:style>
    <style:style style:name="WW8Num28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cabezado_20_Car" style:display-name="Encabezado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2z0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z2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number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939cm" fo:text-indent="-0.635cm" fo:margin-left="2.939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939cm" fo:text-indent="-0.635cm" fo:margin-left="2.93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3.627cm" fo:text-indent="-1.323cm" fo:margin-left="3.627cm"/>
        </style:list-level-properties>
        <style:text-properties style:font-name="Arial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14cm" fo:text-indent="1.499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1"/>
      </text:list-level-style-bullet>
      <text:list-level-style-bullet text:level="3" text:style-name="WW8Num11z2" style:num-suffix="." text:bullet-char="-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Arial1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3.653cm" fo:text-indent="-0.635cm" fo:margin-left="13.653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923cm" fo:text-indent="-0.635cm" fo:margin-left="14.9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3.627cm" fo:text-indent="-1.323cm" fo:margin-left="3.627cm"/>
        </style:list-level-properties>
        <style:text-properties style:font-name="Aria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</text:list-level-style-number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13z5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13z5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1"/>
      </text:list-level-style-bullet>
      <text:list-level-style-bullet text:level="3" text:style-name="WW8Num17z2" style:num-suffix="." text:bullet-char="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3.653cm" fo:text-indent="-0.635cm" fo:margin-left="13.65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4.923cm" fo:text-indent="-0.635cm" fo:margin-left="14.9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number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939cm" fo:text-indent="-0.635cm" fo:margin-left="2.939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487cm" fo:text-indent="-2.17cm" fo:margin-left="2.487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224cm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21z1" style:num-suffix="." text:bullet-char="-">
        <style:list-level-properties text:list-level-position-and-space-mode="label-alignment">
          <style:list-level-label-alignment text:label-followed-by="listtab" text:list-tab-stop-position="3.627cm" fo:text-indent="-1.323cm" fo:margin-left="3.627cm"/>
        </style:list-level-properties>
        <style:text-properties style:font-name="Arial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3.653cm" fo:text-indent="-0.635cm" fo:margin-left="13.653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4.923cm" fo:text-indent="-0.635cm" fo:margin-left="14.9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5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1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27z0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28z0" style:num-suffix="." text:bullet-char="">
        <style:list-level-properties text:list-level-position-and-space-mode="label-alignment">
          <style:list-level-label-alignment text:label-followed-by="listtab" text:list-tab-stop-position="2.939cm" fo:text-indent="-0.635cm" fo:margin-left="2.939cm"/>
        </style:list-level-properties>
        <style:text-properties style:font-name="Symbol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28z4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28z4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.999cm" table:align="margins"/>
    </style:style>
    <style:style style:name="Tabla4.A" style:family="table-column">
      <style:table-column-properties style:column-width="2.535cm" style:rel-column-width="9227*"/>
    </style:style>
    <style:style style:name="Tabla4.B" style:family="table-column">
      <style:table-column-properties style:column-width="15.464cm" style:rel-column-width="56308*"/>
    </style:style>
    <style:style style:name="Tabla4.1" style:family="table-row">
      <style:table-row-properties style:min-row-height="1.662cm"/>
    </style:style>
    <style:style style:name="Tabla4.A1" style:family="table-cell">
      <style:table-cell-properties fo:padding="0.097cm" fo:border-left="1pt solid #000000" fo:border-right="none" fo:border-top="1pt solid #000000" fo:border-bottom="1pt solid #000000"/>
    </style:style>
    <style:style style:name="Tabla4.B1" style:family="table-cell">
      <style:table-cell-properties fo:padding="0.097cm" fo:border="1pt solid #000000"/>
    </style:style>
    <style:style style:name="Tabla3" style:family="table">
      <style:table-properties style:width="17.999cm" table:align="margins"/>
    </style:style>
    <style:style style:name="Tabla3.A" style:family="table-column">
      <style:table-column-properties style:column-width="2.535cm" style:rel-column-width="9227*"/>
    </style:style>
    <style:style style:name="Tabla3.B" style:family="table-column">
      <style:table-column-properties style:column-width="15.464cm" style:rel-column-width="56308*"/>
    </style:style>
    <style:style style:name="Tabla3.1" style:family="table-row">
      <style:table-row-properties style:min-row-height="1.662cm"/>
    </style:style>
    <style:style style:name="Tabla3.A1" style:family="table-cell">
      <style:table-cell-properties fo:padding="0.097cm" fo:border-left="1pt solid #000000" fo:border-right="none" fo:border-top="1pt solid #000000" fo:border-bottom="1pt solid #000000"/>
    </style:style>
    <style:style style:name="Tabla3.B1" style:family="table-cell">
      <style:table-cell-properties fo:padding="0.097cm" fo:border="1pt solid #000000"/>
    </style:style>
    <style:style style:name="Tabla6" style:family="table">
      <style:table-properties style:width="18.105cm" fo:margin-left="-0.018cm" table:align="left" style:writing-mode="lr-tb"/>
    </style:style>
    <style:style style:name="Tabla6.A" style:family="table-column">
      <style:table-column-properties style:column-width="5.009cm"/>
    </style:style>
    <style:style style:name="Tabla6.B" style:family="table-column">
      <style:table-column-properties style:column-width="10.502cm"/>
    </style:style>
    <style:style style:name="Tabla6.C" style:family="table-column">
      <style:table-column-properties style:column-width="2.593cm"/>
    </style:style>
    <style:style style:name="Tabla6.1" style:family="table-row">
      <style:table-row-properties style:min-row-height="2.233cm" fo:keep-together="auto"/>
    </style:style>
    <style:style style:name="Tabla6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background-color="#00008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C1" style:family="table-cell">
      <style:table-cell-properties style:vertical-align="middle" fo:padding="0cm" fo:border="0.5pt solid #000000" style:writing-mode="lr-tb"/>
    </style:style>
    <style:style style:name="Tabla5" style:family="table">
      <style:table-properties style:width="18.004cm" fo:margin-left="-0.191cm" table:align="left" style:writing-mode="lr-tb"/>
    </style:style>
    <style:style style:name="Tabla5.A" style:family="table-column">
      <style:table-column-properties style:column-width="1.752cm"/>
    </style:style>
    <style:style style:name="Tabla5.B" style:family="table-column">
      <style:table-column-properties style:column-width="6.001cm"/>
    </style:style>
    <style:style style:name="Tabla5.D" style:family="table-column">
      <style:table-column-properties style:column-width="2cm"/>
    </style:style>
    <style:style style:name="Tabla5.E" style:family="table-column">
      <style:table-column-properties style:column-width="6.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" style:family="table">
      <style:table-properties style:width="25.199cm" table:align="margins"/>
    </style:style>
    <style:style style:name="Tabla9.A" style:family="table-column">
      <style:table-column-properties style:column-width="2.143cm" style:rel-column-width="5573*"/>
    </style:style>
    <style:style style:name="Tabla9.B" style:family="table-column">
      <style:table-column-properties style:column-width="23.056cm" style:rel-column-width="59962*"/>
    </style:style>
    <style:style style:name="Tabla9.1" style:family="table-row">
      <style:table-row-properties style:min-row-height="1.662cm"/>
    </style:style>
    <style:style style:name="Tabla9.A1" style:family="table-cell">
      <style:table-cell-properties fo:padding="0.097cm" fo:border-left="1pt solid #000000" fo:border-right="none" fo:border-top="1pt solid #000000" fo:border-bottom="1pt solid #000000"/>
    </style:style>
    <style:style style:name="Tabla9.B1" style:family="table-cell">
      <style:table-cell-properties fo:padding="0.097cm" fo:border="1pt solid #000000"/>
    </style:style>
    <style:style style:name="Tabla8" style:family="table">
      <style:table-properties style:width="18.105cm" fo:margin-left="-0.018cm" table:align="left" style:writing-mode="lr-tb"/>
    </style:style>
    <style:style style:name="Tabla8.A" style:family="table-column">
      <style:table-column-properties style:column-width="5.009cm"/>
    </style:style>
    <style:style style:name="Tabla8.B" style:family="table-column">
      <style:table-column-properties style:column-width="10.502cm"/>
    </style:style>
    <style:style style:name="Tabla8.C" style:family="table-column">
      <style:table-column-properties style:column-width="2.593cm"/>
    </style:style>
    <style:style style:name="Tabla8.1" style:family="table-row">
      <style:table-row-properties style:min-row-height="2.233cm" fo:keep-together="auto"/>
    </style:style>
    <style:style style:name="Tabla8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background-color="#00008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C1" style:family="table-cell">
      <style:table-cell-properties style:vertical-align="middle" fo:padding="0cm" fo:border="0.5pt solid #000000" style:writing-mode="lr-tb"/>
    </style:style>
    <style:style style:name="Tabla7" style:family="table">
      <style:table-properties style:width="18.004cm" fo:margin-left="-0.191cm" table:align="left" style:writing-mode="lr-tb"/>
    </style:style>
    <style:style style:name="Tabla7.A" style:family="table-column">
      <style:table-column-properties style:column-width="1.752cm"/>
    </style:style>
    <style:style style:name="Tabla7.B" style:family="table-column">
      <style:table-column-properties style:column-width="6.001cm"/>
    </style:style>
    <style:style style:name="Tabla7.D" style:family="table-column">
      <style:table-column-properties style:column-width="2cm"/>
    </style:style>
    <style:style style:name="Tabla7.E" style:family="table-column">
      <style:table-column-properties style:column-width="6.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7.999cm" table:align="margins"/>
    </style:style>
    <style:style style:name="Tabla10.A" style:family="table-column">
      <style:table-column-properties style:column-width="2.09cm" style:rel-column-width="7610*"/>
    </style:style>
    <style:style style:name="Tabla10.B" style:family="table-column">
      <style:table-column-properties style:column-width="15.909cm" style:rel-column-width="57925*"/>
    </style:style>
    <style:style style:name="Tabla10.1" style:family="table-row">
      <style:table-row-properties style:min-row-height="1.662cm"/>
    </style:style>
    <style:style style:name="Tabla10.A1" style:family="table-cell">
      <style:table-cell-properties fo:padding="0.097cm" fo:border-left="1pt solid #000000" fo:border-right="none" fo:border-top="1pt solid #000000" fo:border-bottom="1pt solid #000000"/>
    </style:style>
    <style:style style:name="Tabla10.B1" style:family="table-cell">
      <style:table-cell-properties fo:padding="0.097cm" fo:border="1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cm"/>
          <style:tab-stop style:position="9.001cm" style:type="center"/>
          <style:tab-stop style:position="16.002cm"/>
          <style:tab-stop style:position="17.253cm"/>
        </style:tab-stops>
      </style:paragraph-properties>
    </style:style>
    <style:style style:name="MP4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MP5" style:family="paragraph" style:parent-style-name="Header">
      <style:paragraph-properties fo:margin-top="0.635cm" fo:margin-bottom="0cm" style:contextual-spacing="false" style:snap-to-layout-grid="false"/>
      <style:text-properties style:font-name="Bookman Old Style" fo:font-size="9pt" fo:font-weight="bold" style:font-size-asian="9pt" style:font-weight-asian="bold" style:font-name-complex="Bookman Old Style" style:font-size-complex="9pt"/>
    </style:style>
    <style:style style:name="MP6" style:family="paragraph" style:parent-style-name="Header">
      <style:paragraph-properties fo:margin-top="0.212cm" fo:margin-bottom="0cm" style:contextual-spacing="false"/>
      <style:text-properties style:font-name="Arial1" fo:font-size="6pt" fo:font-weight="bold" style:font-size-asian="6pt" style:font-weight-asian="bold" style:font-name-complex="Arial1" style:font-size-complex="6pt"/>
    </style:style>
    <style:style style:name="MP7" style:family="paragraph" style:parent-style-name="Header">
      <style:text-properties style:font-name="Arial1" fo:font-size="6pt" fo:font-weight="bold" style:font-size-asian="6pt" style:font-weight-asian="bold" style:font-name-complex="Arial1" style:font-size-complex="6pt"/>
    </style:style>
    <style:style style:name="MP8" style:family="paragraph" style:parent-style-name="Header">
      <style:paragraph-properties fo:text-align="center" style:justify-single-word="false" style:snap-to-layout-grid="false"/>
      <style:text-properties fo:color="#333399" fo:font-size="14pt" fo:font-weight="bold" style:font-size-asian="14pt" style:font-weight-asian="bold"/>
    </style:style>
    <style:style style:name="MP9" style:family="paragraph" style:parent-style-name="Header">
      <style:paragraph-properties fo:text-align="center" style:justify-single-word="false"/>
      <style:text-properties fo:color="#333399" fo:font-size="14pt" fo:font-weight="bold" style:font-size-asian="14pt" style:font-weight-asian="bold"/>
    </style:style>
    <style:style style:name="MP10" style:family="paragraph" style:parent-style-name="Header">
      <style:paragraph-properties fo:text-align="center" style:justify-single-word="false">
        <style:tab-stops/>
      </style:paragraph-properties>
      <style:text-properties fo:color="#333399" fo:font-size="14pt" fo:font-weight="bold" style:font-size-asian="14pt" style:font-weight-asian="bold"/>
    </style:style>
    <style:style style:name="MP1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1" style:font-name-complex="Arial1"/>
    </style:style>
    <style:style style:name="MP12" style:family="paragraph" style:parent-style-name="Footer">
      <style:paragraph-properties style:snap-to-layout-grid="false">
        <style:tab-stops/>
      </style:paragraph-properties>
      <style:text-properties style:font-name="Arial1" style:font-name-complex="Arial1"/>
    </style:style>
    <style:style style:name="MP13" style:family="paragraph" style:parent-style-name="Footer">
      <style:paragraph-properties style:snap-to-layout-grid="false">
        <style:tab-stops/>
      </style:paragraph-properties>
    </style:style>
    <style:style style:name="MP14" style:family="paragraph" style:parent-style-name="Footer">
      <style:paragraph-properties fo:margin-left="0cm" fo:margin-right="0.058cm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MP15" style:family="paragraph" style:parent-style-name="Footer">
      <style:paragraph-properties fo:margin-left="0cm" fo:margin-right="0.06cm" fo:text-indent="0cm" style:auto-text-indent="false" style:snap-to-layout-grid="false">
        <style:tab-stops>
          <style:tab-stop style:position="15cm" style:type="right"/>
        </style:tab-stops>
      </style:paragraph-properties>
      <style:text-properties style:font-name="Arial1" style:font-name-complex="Arial1"/>
    </style:style>
    <style:style style:name="MP16" style:family="paragraph" style:parent-style-name="Footer">
      <style:paragraph-properties fo:margin-left="0cm" fo:margin-right="0.06cm" fo:text-align="end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a9aa1"/>
    </style:style>
    <style:style style:name="MT3" style:family="text">
      <style:text-properties fo:font-weight="bold" style:font-weight-asian="bold"/>
    </style:style>
    <style:style style:name="MT4" style:family="text"/>
    <style:style style:name="MT5" style:family="text">
      <style:text-properties style:font-name="Arial1" style:font-name-complex="Arial1"/>
    </style:style>
    <style:style style:name="MT6" style:family="text">
      <style:text-properties style:font-name="Arial1" style:font-name-asian="Arial1" style:font-name-complex="Arial1"/>
    </style:style>
    <style:style style:name="MT7" style:family="text">
      <style:text-properties style:font-name-asian="Bookman Old Style"/>
    </style:style>
    <style:style style:name="MT8" style:family="text">
      <style:text-properties style:font-name-asian="Arial1"/>
    </style:style>
    <style:style style:name="MT9" style:family="text">
      <style:text-properties style:font-name="Arial1" fo:font-weight="bold" style:font-weight-asian="bold" style:font-name-complex="Arial1"/>
    </style:style>
    <style:style style:name="MT10" style:family="text">
      <style:text-properties style:font-name="Arial1" fo:font-weight="bold" style:font-name-asian="Arial1" style:font-weight-asian="bold" style:font-name-complex="Arial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cm" fo:margin-right="0.3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1.501cm" fo:margin-left="2cm" fo:margin-right="2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1cm" fo:margin-left="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02cm" fo:margin-left="0cm" fo:margin-right="0cm" fo:margin-bottom="0.203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Table_20_Contents"><draw:frame draw:style-name="Mfr1" draw:name="gráficos5" text:anchor-type="as-char" svg:width="1.912cm" svg:height="1.602cm" draw:z-index="11"><draw:image xlink:href="Pictures/100000000000006F0000005D77C8794E.png" xlink:type="simple" xlink:show="embed" xlink:actuate="onLoad"/></draw:frame></text:p>
            </table:table-cell>
            <table:table-cell table:style-name="Tabla4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1">Concreción curricular del Ciclo</text:p>
              <text:p text:style-name="MP2"><text:span text:style-name="MT1">Curso:</text:span>201<text:span text:style-name="MT2">3</text:span>-1<text:span text:style-name="MT2">4</text:span></text:p>
            </table:table-cell>
          </table:table-row>
        </table:table>
        <text:p text:style-name="Standard"/>
      </style:header>
      <style:footer>
        <text:p text:style-name="MP3"><text:span text:style-name="Page_20_Number"><text:span text:style-name="MT3"><text:tab/></text:span></text:span><text:span text:style-name="Page_20_Number"><text:tab/><text:tab/>Página<text:tab/></text:span><text:span text:style-name="Page_20_Number"><text:page-number text:select-page="current">6</text:page-number></text:span></text:p>
      </style:footer>
    </style:master-page>
    <style:master-page style:name="First_20_Page" style:display-name="First Page" style:page-layout-name="Mpm1" style:next-style-name="Standard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Table_20_Contents"><draw:frame draw:style-name="Mfr1" draw:name="gráficos1" text:anchor-type="as-char" svg:width="1.912cm" svg:height="1.602cm" draw:z-index="0"><draw:image xlink:href="Pictures/100000000000006F0000005D77C8794E.png" xlink:type="simple" xlink:show="embed" xlink:actuate="onLoad"/></draw:frame></text:p>
            </table:table-cell>
            <table:table-cell table:style-name="Tabla3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1">Concreción curricular del Ciclo </text:p>
              <text:p text:style-name="MP2"><text:span text:style-name="MT1">Curso:</text:span>2012-13</text:p>
            </table:table-cell>
          </table:table-row>
        </table:table>
        <text:p text:style-name="Standard"/>
      </style:header>
      <style:footer>
        <text:p text:style-name="MP4"><text:span text:style-name="MT5">P</text:span><text:span text:style-name="MT5">ágina</text:span><text:span text:style-name="MT6"> </text:span><text:span text:style-name="MT5"><text:page-number text:select-page="current">1</text:page-number></text:span><text:span text:style-name="MT6"> </text:span><text:span text:style-name="MT5">de</text:span><text:span text:style-name="MT6"> </text:span><text:span text:style-name="MT5"><text:page-count style:num-format="1">12</text:page-count></text:span></text:p>
      </style:footer>
    </style:master-page>
    <style:master-page style:name="Primera_20_conversión_20_1" style:display-name="Primera conversión 1" style:page-layout-name="Mpm2" style:next-style-name="Convertir_20_1">
      <style:header>
        <text:p text:style-name="Header"/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5"><draw:frame draw:style-name="Mfr2" draw:name="3 Imagen" text:anchor-type="char" svg:x="0cm" svg:y="0.501cm" svg:width="0.63cm" svg:height="1.184cm" draw:z-index="0"><draw:image xlink:href="Pictures/10000000000000200000003C622C8488.png" xlink:type="simple" xlink:show="embed" xlink:actuate="onLoad"/><draw:contour-polygon svg:width="32px" svg:height="58px" svg:viewBox="0 0 32 58" draw:points="-1,0 -1,58 32,58 32,0" draw:recreate-on-edit="false"/></draw:frame>Gobierno<text:span text:style-name="MT7"> </text:span>de<text:span text:style-name="MT7"> </text:span>Canarias</text:p>
              <text:p text:style-name="MP6">Consejería<text:span text:style-name="MT8"> </text:span>de<text:span text:style-name="MT8"> </text:span>Educación,</text:p>
              <text:p text:style-name="MP7">Universidades,<text:span text:style-name="MT8"> </text:span>Cultura<text:span text:style-name="MT8"> </text:span>y<text:span text:style-name="MT8"> </text:span>Deportes</text:p>
            </table:table-cell>
            <table:table-cell table:style-name="Tabla6.B1" office:value-type="string">
              <text:p text:style-name="MP8">I.E.S. EL RINCÓN</text:p>
              <text:p text:style-name="MP9"/>
              <text:p text:style-name="MP10">Programación didáctica</text:p>
            </table:table-cell>
            <table:table-cell table:style-name="Tabla6.C1" office:value-type="string">
              <text:p text:style-name="MP11"><draw:frame draw:style-name="Mfr3" draw:name="gráficos2" text:anchor-type="as-char" svg:width="2.027cm" svg:height="1.826cm" draw:z-index="0"><draw:image xlink:href="Pictures/10000000000000FA000000E56311A7ED.jpg" xlink:type="simple" xlink:show="embed" xlink:actuate="onLoad"/></draw:frame></text:p>
            </table:table-cell>
          </table:table-row>
        </table:table>
        <text:p text:style-name="Header"/>
        <text:p text:style-name="Header"/>
      </style:header>
      <style:footer>
        <table:table table:name="Tabla5" table:style-name="Tabla5">
          <table:table-column table:style-name="Tabla5.A"/>
          <table:table-column table:style-name="Tabla5.B"/>
          <table:table-column table:style-name="Tabla5.A"/>
          <table:table-column table:style-name="Tabla5.D"/>
          <table:table-column table:style-name="Tabla5.E"/>
          <table:table-row table:style-name="Tabla5.1">
            <table:table-cell table:style-name="Tabla5.A1" office:value-type="string">
              <text:p text:style-name="MP12">Código:</text:p>
            </table:table-cell>
            <table:table-cell table:style-name="Tabla5.A1" office:value-type="string">
              <text:p text:style-name="MP13"><text:span text:style-name="MT9">F2.</text:span><text:span text:style-name="MT9">POC-PC</text:span><text:span text:style-name="MT10"> </text:span><text:span text:style-name="MT9">01.01</text:span></text:p>
            </table:table-cell>
            <table:table-cell table:style-name="Tabla5.A1" office:value-type="string">
              <text:p text:style-name="MP14"><text:span text:style-name="MT5">E</text:span><text:span text:style-name="MT5">dición:</text:span></text:p>
            </table:table-cell>
            <table:table-cell table:style-name="Tabla5.A1" office:value-type="string">
              <text:p text:style-name="MP15">01</text:p>
            </table:table-cell>
            <table:table-cell table:style-name="Tabla5.A1" office:value-type="string">
              <text:p text:style-name="MP16"><text:span text:style-name="MT5">P</text:span><text:span text:style-name="MT5">ágina</text:span><text:span text:style-name="MT6"> </text:span><text:span text:style-name="MT5"><text:page-number text:select-page="current"/></text:span><text:span text:style-name="MT6"> </text:span><text:span text:style-name="MT5">de</text:span><text:span text:style-name="MT6"> </text:span><text:span text:style-name="MT5"><text:page-count style:num-format="1">12</text:page-count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3">
      <style:head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Table_20_Contents"><draw:frame draw:style-name="Mfr1" draw:name="gráficos6" text:anchor-type="as-char" svg:width="1.912cm" svg:height="1.602cm" draw:z-index="7"><draw:image xlink:href="Pictures/100000000000006F0000005D77C8794E.png" xlink:type="simple" xlink:show="embed" xlink:actuate="onLoad"/></draw:frame></text:p>
            </table:table-cell>
            <table:table-cell table:style-name="Tabla9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1">Concreción curricular del Ciclo </text:p>
              <text:p text:style-name="MP2"><text:span text:style-name="MT1">Curso:</text:span>2011-12</text:p>
            </table:table-cell>
          </table:table-row>
        </table:table>
        <text:p text:style-name="Standard"/>
      </style:header>
      <style:footer>
        <text:p text:style-name="MP3"><text:span text:style-name="Page_20_Number"><text:span text:style-name="MT3"><text:tab/><text:tab/><text:tab/><text:tab/><text:tab/><text:tab/><text:tab/><text:tab/><text:tab/></text:span></text:span><text:span text:style-name="Page_20_Number"><text:tab/>Página<text:tab/></text:span><text:span text:style-name="Page_20_Number"><text:page-number text:select-page="current">7</text:page-number></text:span></text:p>
      </style:footer>
    </style:master-page>
    <style:master-page style:name="Primera_20_conversión_20_2" style:display-name="Primera conversión 2" style:page-layout-name="Mpm4" style:next-style-name="Convertir_20_2">
      <style:header>
        <text:p text:style-name="Header"/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5"><draw:frame draw:style-name="Mfr2" draw:name="gráficos4" text:anchor-type="char" svg:x="0cm" svg:y="0.501cm" svg:width="0.63cm" svg:height="1.184cm" draw:z-index="0"><draw:image xlink:href="Pictures/10000000000000200000003C622C8488.png" xlink:type="simple" xlink:show="embed" xlink:actuate="onLoad"/><draw:contour-polygon svg:width="32px" svg:height="58px" svg:viewBox="0 0 32 58" draw:points="-1,0 -1,58 32,58 32,0" draw:recreate-on-edit="false"/></draw:frame>Gobierno<text:span text:style-name="MT7"> </text:span>de<text:span text:style-name="MT7"> </text:span>Canarias</text:p>
              <text:p text:style-name="MP6">Consejería<text:span text:style-name="MT8"> </text:span>de<text:span text:style-name="MT8"> </text:span>Educación,</text:p>
              <text:p text:style-name="MP7">Universidades,<text:span text:style-name="MT8"> </text:span>Cultura<text:span text:style-name="MT8"> </text:span>y<text:span text:style-name="MT8"> </text:span>Deportes</text:p>
            </table:table-cell>
            <table:table-cell table:style-name="Tabla8.B1" office:value-type="string">
              <text:p text:style-name="MP8">I.E.S. EL RINCÓN</text:p>
              <text:p text:style-name="MP9"/>
              <text:p text:style-name="MP10">Programación didáctica</text:p>
            </table:table-cell>
            <table:table-cell table:style-name="Tabla8.C1" office:value-type="string">
              <text:p text:style-name="MP11"><draw:frame draw:style-name="Mfr3" draw:name="gráficos3" text:anchor-type="as-char" svg:width="2.027cm" svg:height="1.826cm" draw:z-index="0"><draw:image xlink:href="Pictures/10000000000000FA000000E56311A7ED.jpg" xlink:type="simple" xlink:show="embed" xlink:actuate="onLoad"/></draw:frame></text:p>
            </table:table-cell>
          </table:table-row>
        </table:table>
        <text:p text:style-name="Header"/>
        <text:p text:style-name="Header"/>
      </style:header>
      <style:footer>
        <table:table table:name="Tabla7" table:style-name="Tabla7">
          <table:table-column table:style-name="Tabla7.A"/>
          <table:table-column table:style-name="Tabla7.B"/>
          <table:table-column table:style-name="Tabla7.A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2">Código:</text:p>
            </table:table-cell>
            <table:table-cell table:style-name="Tabla7.A1" office:value-type="string">
              <text:p text:style-name="MP13"><text:span text:style-name="MT9">F2.</text:span><text:span text:style-name="MT9">POC-PC</text:span><text:span text:style-name="MT10"> </text:span><text:span text:style-name="MT9">01.01</text:span></text:p>
            </table:table-cell>
            <table:table-cell table:style-name="Tabla7.A1" office:value-type="string">
              <text:p text:style-name="MP14"><text:span text:style-name="MT5">E</text:span><text:span text:style-name="MT5">dición:</text:span></text:p>
            </table:table-cell>
            <table:table-cell table:style-name="Tabla7.A1" office:value-type="string">
              <text:p text:style-name="MP15">01</text:p>
            </table:table-cell>
            <table:table-cell table:style-name="Tabla7.A1" office:value-type="string">
              <text:p text:style-name="MP16"><text:span text:style-name="MT5">P</text:span><text:span text:style-name="MT5">ágina</text:span><text:span text:style-name="MT6"> </text:span><text:span text:style-name="MT5"><text:page-number text:select-page="current"/></text:span><text:span text:style-name="MT6"> </text:span><text:span text:style-name="MT5">de</text:span><text:span text:style-name="MT6"> </text:span><text:span text:style-name="MT5"><text:page-count style:num-format="1">12</text:page-count></text:span></text:p>
            </table:table-cell>
          </table:table-row>
        </table:table>
        <text:p text:style-name="Footer"/>
      </style:footer>
    </style:master-page>
    <style:master-page style:name="Convertir_20_2" style:display-name="Convertir 2" style:page-layout-name="Mpm1">
      <style:header>
        <table:table table:name="Tabla10" table:style-name="Tabla10">
          <table:table-column table:style-name="Tabla10.A"/>
          <table:table-column table:style-name="Tabla10.B"/>
          <table:table-row table:style-name="Tabla10.1">
            <table:table-cell table:style-name="Tabla10.A1" office:value-type="string">
              <text:p text:style-name="Table_20_Contents"><draw:frame draw:style-name="Mfr1" draw:name="gráficos7" text:anchor-type="as-char" svg:width="1.912cm" svg:height="1.602cm" draw:z-index="1"><draw:image xlink:href="Pictures/100000000000006F0000005D77C8794E.png" xlink:type="simple" xlink:show="embed" xlink:actuate="onLoad"/></draw:frame></text:p>
            </table:table-cell>
            <table:table-cell table:style-name="Tabla10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1">Concreción curricular del Ciclo </text:p>
              <text:p text:style-name="MP2"><text:span text:style-name="MT1">Curso:</text:span>2012-13</text:p>
            </table:table-cell>
          </table:table-row>
        </table:table>
        <text:p text:style-name="Standard"/>
      </style:header>
      <style:footer>
        <text:p text:style-name="MP3"><text:span text:style-name="Page_20_Number"><text:span text:style-name="MT3"><text:tab/></text:span></text:span><text:span text:style-name="Page_20_Number"><text:tab/><text:tab/>Página<text:tab/></text:span><text:span text:style-name="Page_20_Number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</meta:initial-creator>
    <meta:creation-date>2011-06-02T20:22:00</meta:creation-date>
    <dc:creator>ivan </dc:creator>
    <dc:date>2013-10-24T18:17:40</dc:date>
    <meta:editing-cycles>7</meta:editing-cycles>
    <meta:editing-duration>PT1H6M13S</meta:editing-duration>
    <meta:generator>LibreOffice/4.0.2.2$Linux_x86 LibreOffice_project/400m0$Build-2</meta:generator>
    <meta:document-statistic meta:table-count="10" meta:image-count="8" meta:object-count="0" meta:page-count="12" meta:paragraph-count="322" meta:word-count="4637" meta:character-count="31025" meta:non-whitespace-character-count="26728"/>
    <meta:user-defined meta:name="Información 1"/>
    <meta:user-defined meta:name="Información 2"/>
    <meta:user-defined meta:name="Información 3"/>
    <meta:user-defined meta:name="Información 4"/>
  </office:meta>
</office:document-meta>
</file>